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23cm"/>
    </style:style>
    <style:style style:name="co2" style:family="table-column">
      <style:table-column-properties fo:break-before="auto" style:column-width="1.859cm"/>
    </style:style>
    <style:style style:name="co3" style:family="table-column">
      <style:table-column-properties fo:break-before="auto" style:column-width="5.537cm"/>
    </style:style>
    <style:style style:name="co4" style:family="table-column">
      <style:table-column-properties fo:break-before="auto" style:column-width="18.762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ext-properties fo:font-style="italic" style:font-style-asian="italic" style:font-style-complex="italic"/>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Default"/>
        <table:table-row table:style-name="ro1">
          <table:table-cell table:style-name="ce1" office:value-type="string" calcext:value-type="string">
            <text:p>WikidataID</text:p>
          </table:table-cell>
          <table:table-cell table:style-name="ce1" office:value-type="string" calcext:value-type="string">
            <text:p>Type</text:p>
          </table:table-cell>
          <table:table-cell table:style-name="ce2" office:value-type="string" calcext:value-type="string">
            <text:p>Label</text:p>
          </table:table-cell>
          <table:table-cell table:style-name="ce1" office:value-type="string" calcext:value-type="string">
            <text:p>Com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hing</text:p>
          </table:table-cell>
          <table:table-cell office:value-type="string" calcext:value-type="string">
            <text:p>The most generic type of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itionalType</text:p>
          </table:table-cell>
          <table:table-cell office:value-type="string" calcext:value-type="string">
            <text:p>An additional type for the item, typically used for adding more specific types from external vocabularies in microdata syntax. This is a relationship between something and a class that the thing is in. In RDFa syntax, it is better to use the native R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ternateName</text:p>
          </table:table-cell>
          <table:table-cell office:value-type="string" calcext:value-type="string">
            <text:p>An alias for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scription</text:p>
          </table:table-cell>
          <table:table-cell office:value-type="string" calcext:value-type="string">
            <text:p>A short description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mage</text:p>
          </table:table-cell>
          <table:table-cell office:value-type="string" calcext:value-type="string">
            <text:p>An image of the item. This can be a &lt;a href="http://schema.org/URL"&gt;URL&lt;/a&gt; or a fully described &lt;a href="http://schema.org/ImageObject"&gt;ImageObjec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ame</text:p>
          </table:table-cell>
          <table:table-cell office:value-type="string" calcext:value-type="string">
            <text:p>The name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ameAs</text:p>
          </table:table-cell>
          <table:table-cell office:value-type="string" calcext:value-type="string">
            <text:p>URL of a reference Web page that unambiguously indicates the item's identity. E.g. the URL of the item's Wikipedia page, Freebase page, or official websi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rl</text:p>
          </table:table-cell>
          <table:table-cell office:value-type="string" calcext:value-type="string">
            <text:p>URL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tentialAction</text:p>
          </table:table-cell>
          <table:table-cell office:value-type="string" calcext:value-type="string">
            <text:p>Indicates a potential Action, which describes an idealized action in which this thing would play an 'object' ro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reativeWork</text:p>
          </table:table-cell>
          <table:table-cell office:value-type="string" calcext:value-type="string">
            <text:p>The most generic kind of creative work, including books, movies, photographs, software program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bout</text:p>
          </table:table-cell>
          <table:table-cell office:value-type="string" calcext:value-type="string">
            <text:p>The subject matter of the cont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ssibilityAPI</text:p>
          </table:table-cell>
          <table:table-cell office:value-type="string" calcext:value-type="string">
            <text:p>Indicates that the resource is compatible with the referenced accessibility API (&lt;a href="http://www.w3.org/wiki/WebSchemas/Accessibility"&gt;WebSchemas wiki lists possible values&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ssibilityControl</text:p>
          </table:table-cell>
          <table:table-cell office:value-type="string" calcext:value-type="string">
            <text:p>Identifies input methods that are sufficient to fully control the described resource (&lt;a href="http://www.w3.org/wiki/WebSchemas/Accessibility"&gt;WebSchemas wiki lists possible values&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ssibilityFeature</text:p>
          </table:table-cell>
          <table:table-cell office:value-type="string" calcext:value-type="string">
            <text:p>Content features of the resource, such as accessible media, alternatives and supported enhancements for accessibility (&lt;a href="http://www.w3.org/wiki/WebSchemas/Accessibility"&gt;WebSchemas wiki lists possible values&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ssibilityHazard</text:p>
          </table:table-cell>
          <table:table-cell office:value-type="string" calcext:value-type="string">
            <text:p>A characteristic of the described resource that is physiologically dangerous to some users. Related to WCAG 2.0 guideline 2.3 (&lt;a href="http://www.w3.org/wiki/WebSchemas/Accessibility"&gt;WebSchemas wiki lists possible values&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ountablePerson</text:p>
          </table:table-cell>
          <table:table-cell office:value-type="string" calcext:value-type="string">
            <text:p>Specifies the Person that is legally accountable for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ggregateRating</text:p>
          </table:table-cell>
          <table:table-cell office:value-type="string" calcext:value-type="string">
            <text:p>The overall rating, based on a collection of reviews or ratings,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ternativeHeadline</text:p>
          </table:table-cell>
          <table:table-cell office:value-type="string" calcext:value-type="string">
            <text:p>A secondary title of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ociatedMedia</text:p>
          </table:table-cell>
          <table:table-cell office:value-type="string" calcext:value-type="string">
            <text:p>A media object that encodes this CreativeWork. This property is a synonym for encod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udience</text:p>
          </table:table-cell>
          <table:table-cell office:value-type="string" calcext:value-type="string">
            <text:p>The intended audience of the item, i.e. the group for whom the item was cre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udio</text:p>
          </table:table-cell>
          <table:table-cell office:value-type="string" calcext:value-type="string">
            <text:p>An embedded audio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uthor</text:p>
          </table:table-cell>
          <table:table-cell office:value-type="string" calcext:value-type="string">
            <text:p>The author of this content. Please note that author is special in that HTML 5 provides a special mechanism for indicating authorship via the rel tag. That is equivalent to this and may be used interchangeabl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ward</text:p>
          </table:table-cell>
          <table:table-cell office:value-type="string" calcext:value-type="string">
            <text:p>An award won by this person or for this creative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wards</text:p>
          </table:table-cell>
          <table:table-cell office:value-type="string" calcext:value-type="string">
            <text:p>Awards won by this person or for this creative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itation</text:p>
          </table:table-cell>
          <table:table-cell office:value-type="string" calcext:value-type="string">
            <text:p>A citation or reference to another creative work, such as another publication, web page, scholarly articl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ment</text:p>
          </table:table-cell>
          <table:table-cell office:value-type="string" calcext:value-type="string">
            <text:p>Comments, typically from users, on this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entLocation</text:p>
          </table:table-cell>
          <table:table-cell office:value-type="string" calcext:value-type="string">
            <text:p>The location of the cont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entRating</text:p>
          </table:table-cell>
          <table:table-cell office:value-type="string" calcext:value-type="string">
            <text:p>Official rating of a piece of content—for example,'MPAA PG-13'.</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ributor</text:p>
          </table:table-cell>
          <table:table-cell office:value-type="string" calcext:value-type="string">
            <text:p>A secondary contributor to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pyrightHolder</text:p>
          </table:table-cell>
          <table:table-cell office:value-type="string" calcext:value-type="string">
            <text:p>The party holding the legal copyright to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pyrightYear</text:p>
          </table:table-cell>
          <table:table-cell office:value-type="string" calcext:value-type="string">
            <text:p>The year during which the claimed copyright for the CreativeWork was first asser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reator</text:p>
          </table:table-cell>
          <table:table-cell office:value-type="string" calcext:value-type="string">
            <text:p>The creator/author of this CreativeWork or UserComments. This is the same as the Author property for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Created</text:p>
          </table:table-cell>
          <table:table-cell office:value-type="string" calcext:value-type="string">
            <text:p>The date on which the CreativeWork was cre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Modified</text:p>
          </table:table-cell>
          <table:table-cell office:value-type="string" calcext:value-type="string">
            <text:p>The date on which the CreativeWork was most recently modifi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Published</text:p>
          </table:table-cell>
          <table:table-cell office:value-type="string" calcext:value-type="string">
            <text:p>Date of first broadcast/publ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cussionUrl</text:p>
          </table:table-cell>
          <table:table-cell office:value-type="string" calcext:value-type="string">
            <text:p>A link to the page containing the comments of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itor</text:p>
          </table:table-cell>
          <table:table-cell office:value-type="string" calcext:value-type="string">
            <text:p>Specifies the Person who edited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ucationalAlignment</text:p>
          </table:table-cell>
          <table:table-cell office:value-type="string" calcext:value-type="string">
            <text:p>An alignment to an established educational fram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ucationalUse</text:p>
          </table:table-cell>
          <table:table-cell office:value-type="string" calcext:value-type="string">
            <text:p>The purpose of a work in the context of education; for example, 'assignment', 'group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coding</text:p>
          </table:table-cell>
          <table:table-cell office:value-type="string" calcext:value-type="string">
            <text:p>A media object that encodes this CreativeWork. This property is a synonym for associatedMedi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codings</text:p>
          </table:table-cell>
          <table:table-cell office:value-type="string" calcext:value-type="string">
            <text:p>A media object that encodes this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enre</text:p>
          </table:table-cell>
          <table:table-cell office:value-type="string" calcext:value-type="string">
            <text:p>Genre of the creative work or grou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eadline</text:p>
          </table:table-cell>
          <table:table-cell office:value-type="string" calcext:value-type="string">
            <text:p>Headline of the arti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Language</text:p>
          </table:table-cell>
          <table:table-cell office:value-type="string" calcext:value-type="string">
            <text:p>The language of the content. please use one of the language codes from the &lt;a href='http://tools.ietf.org/html/bcp47'&gt;IETF BCP 47 standard&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teractionCount</text:p>
          </table:table-cell>
          <table:table-cell office:value-type="string" calcext:value-type="string">
            <text:p>A count of a specific user interactions with this item—for example, &lt;code&gt;20 UserLikes&lt;/code&gt;, &lt;code&gt;5 UserComments&lt;/code&gt;, or &lt;code&gt;300 UserDownloads&lt;/code&gt;. The user interaction type should be one of the sub types of &lt;a href='UserInteraction'&gt;Us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teractivityType</text:p>
          </table:table-cell>
          <table:table-cell office:value-type="string" calcext:value-type="string">
            <text:p>The predominant mode of learning supported by the learning resource. Acceptable values are 'active', 'expositive', or 'mix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BasedOnUrl</text:p>
          </table:table-cell>
          <table:table-cell office:value-type="string" calcext:value-type="string">
            <text:p>A resource that was used in the creation of this resource. This term can be repeated for multiple sources. For example, http://example.com/great-multiplication-intro.htm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FamilyFriendly</text:p>
          </table:table-cell>
          <table:table-cell office:value-type="string" calcext:value-type="string">
            <text:p>Indicates whether this content is family friendl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PartOf</text:p>
          </table:table-cell>
          <table:table-cell office:value-type="string" calcext:value-type="string">
            <text:p>Indicates a CreativeWork that this CreativeWork is (in some sense) part of.</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keywords</text:p>
          </table:table-cell>
          <table:table-cell office:value-type="string" calcext:value-type="string">
            <text:p>Keywords or tags used to describe this content. Multiple entries in a keywords list are typically delimited by comma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icense</text:p>
          </table:table-cell>
          <table:table-cell office:value-type="string" calcext:value-type="string">
            <text:p>A license document that applies to this content, typically indicated by UR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arningResourceType</text:p>
          </table:table-cell>
          <table:table-cell office:value-type="string" calcext:value-type="string">
            <text:p>The predominant type or kind characterizing the learning resource. For example, 'presentation', 'handou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ntions</text:p>
          </table:table-cell>
          <table:table-cell office:value-type="string" calcext:value-type="string">
            <text:p>Indicates that the CreativeWork contains a reference to, but is not necessarily about a concep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ffers</text:p>
          </table:table-cell>
          <table:table-cell office:value-type="string" calcext:value-type="string">
            <text:p>An offer to provide this item—for example, an offer to sell a product, rent the DVD of a movie, or give away tickets to an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ition</text:p>
          </table:table-cell>
          <table:table-cell office:value-type="string" calcext:value-type="string">
            <text:p>The position of an item in a series or sequence of item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ducer</text:p>
          </table:table-cell>
          <table:table-cell office:value-type="string" calcext:value-type="string">
            <text:p>The person or organization who produced the work (e.g. music album, movie, tv/radio serie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blisher</text:p>
          </table:table-cell>
          <table:table-cell office:value-type="string" calcext:value-type="string">
            <text:p>The publisher of the creative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blishingPrinciples</text:p>
          </table:table-cell>
          <table:table-cell office:value-type="string" calcext:value-type="string">
            <text:p>Link to page describing the editorial principles of the organization primarily responsible for the creation of the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rdedAt</text:p>
          </table:table-cell>
          <table:table-cell office:value-type="string" calcext:value-type="string">
            <text:p>The Event where the CreativeWork was recorded. The CreativeWork may capture all or part of the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text:p>
          </table:table-cell>
          <table:table-cell office:value-type="string" calcext:value-type="string">
            <text:p>A review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s</text:p>
          </table:table-cell>
          <table:table-cell office:value-type="string" calcext:value-type="string">
            <text:p>Review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urceOrganization</text:p>
          </table:table-cell>
          <table:table-cell office:value-type="string" calcext:value-type="string">
            <text:p>The Organization on whose behalf the creator was work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ext</text:p>
          </table:table-cell>
          <table:table-cell office:value-type="string" calcext:value-type="string">
            <text:p>The textual content of this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humbnailUrl</text:p>
          </table:table-cell>
          <table:table-cell office:value-type="string" calcext:value-type="string">
            <text:p>A thumbnail image relevant to the Th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meRequired</text:p>
          </table:table-cell>
          <table:table-cell office:value-type="string" calcext:value-type="string">
            <text:p>Approximate or typical time it takes to work with or through this learning resource for the typical intended target audience, e.g. 'P30M', 'P1H25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ypicalAgeRange</text:p>
          </table:table-cell>
          <table:table-cell office:value-type="string" calcext:value-type="string">
            <text:p>The typical expected age range, e.g. '7-9', '11-'.</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ersion</text:p>
          </table:table-cell>
          <table:table-cell office:value-type="string" calcext:value-type="string">
            <text:p>The version of the CreativeWork embodied by a specified resour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ideo</text:p>
          </table:table-cell>
          <table:table-cell office:value-type="string" calcext:value-type="string">
            <text:p>An embedded video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vider</text:p>
          </table:table-cell>
          <table:table-cell office:value-type="string" calcext:value-type="string">
            <text:p>The service provider, service operator, or service performer; the goods producer. Another party (a seller) may offer those services or goods on behalf of the provider. A provider may also serve as the sell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mentCount</text:p>
          </table:table-cell>
          <table:table-cell office:value-type="string" calcext:value-type="string">
            <text:p>The number of comments this CreativeWork (e.g. Article, Question or Answer) has received. This is most applicable to works published in Web sites with commenting system; additional comments may exist elsewhe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asPart</text:p>
          </table:table-cell>
          <table:table-cell office:value-type="string" calcext:value-type="string">
            <text:p>Indicates a CreativeWork that is (in some sense) a part of this Creativ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Example</text:p>
          </table:table-cell>
          <table:table-cell office:value-type="string" calcext:value-type="string">
            <text:p>Example/instance/realization/derivation of the concept of this creative work. eg. The paperback edition, first edition, or e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ampleOfWork</text:p>
          </table:table-cell>
          <table:table-cell office:value-type="string" calcext:value-type="string">
            <text:p>A creative work that this work is an example/instance/realization/derivation of.</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aracter</text:p>
          </table:table-cell>
          <table:table-cell office:value-type="string" calcext:value-type="string">
            <text:p>Fictional person connected with a creative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nslator</text:p>
          </table:table-cell>
          <table:table-cell office:value-type="string" calcext:value-type="string">
            <text:p>Organization or person who adapts a creative work to different languages, regional differences and technical requirements of a target marke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easedEvent</text:p>
          </table:table-cell>
          <table:table-cell office:value-type="string" calcext:value-type="string">
            <text:p>The place and time the release was issued, expressed as a Publication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ebPage</text:p>
          </table:table-cell>
          <table:table-cell office:value-type="string" calcext:value-type="string">
            <text:p>A web page. Every web page is implicitly assumed to be declared to be of type WebPage, so the various properties about that webpage, such as &lt;code&gt;breadcrumb&lt;/code&gt; may be used. We recommend explicit declaration if these properties are specified, but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eadcrumb</text:p>
          </table:table-cell>
          <table:table-cell office:value-type="string" calcext:value-type="string">
            <text:p>A set of links that can help a user understand and navigate a website hierarch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astReviewed</text:p>
          </table:table-cell>
          <table:table-cell office:value-type="string" calcext:value-type="string">
            <text:p>Date on which the content on this web page was last reviewed for accuracy and/or completen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inContentOfPage</text:p>
          </table:table-cell>
          <table:table-cell office:value-type="string" calcext:value-type="string">
            <text:p>Indicates if this web page element is the main subject of the p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maryImageOfPage</text:p>
          </table:table-cell>
          <table:table-cell office:value-type="string" calcext:value-type="string">
            <text:p>Indicates the main image on the p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Link</text:p>
          </table:table-cell>
          <table:table-cell office:value-type="string" calcext:value-type="string">
            <text:p>A link related to this web page, for example to other related web pag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edBy</text:p>
          </table:table-cell>
          <table:table-cell office:value-type="string" calcext:value-type="string">
            <text:p>People or organizations that have reviewed the content on this web page for accuracy and/or completen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gnificantLink</text:p>
          </table:table-cell>
          <table:table-cell office:value-type="string" calcext:value-type="string">
            <text:p>One of the more significant URLs on the page. Typically, these are the non-navigation links that are clicked on the mo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gnificantLinks</text:p>
          </table:table-cell>
          <table:table-cell office:value-type="string" calcext:value-type="string">
            <text:p>The most significant URLs on the page. Typically, these are the non-navigation links that are clicked on the mo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ecialty</text:p>
          </table:table-cell>
          <table:table-cell office:value-type="string" calcext:value-type="string">
            <text:p>One of the domain specialities to which this web page's content appl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boutPage</text:p>
          </table:table-cell>
          <table:table-cell office:value-type="string" calcext:value-type="string">
            <text:p>Web page type: About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ganization</text:p>
          </table:table-cell>
          <table:table-cell office:value-type="string" calcext:value-type="string">
            <text:p>An organization such as a school, NGO, corporation, club,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ress</text:p>
          </table:table-cell>
          <table:table-cell office:value-type="string" calcext:value-type="string">
            <text:p>Physical address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and</text:p>
          </table:table-cell>
          <table:table-cell office:value-type="string" calcext:value-type="string">
            <text:p>The brand(s) associated with a product or service, or the brand(s) maintained by an organization or business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actPoint</text:p>
          </table:table-cell>
          <table:table-cell office:value-type="string" calcext:value-type="string">
            <text:p>A contact point for a person or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actPoints</text:p>
          </table:table-cell>
          <table:table-cell office:value-type="string" calcext:value-type="string">
            <text:p>A contact point for a person or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ment</text:p>
          </table:table-cell>
          <table:table-cell office:value-type="string" calcext:value-type="string">
            <text:p>A relationship between an organization and a department of that organization, also described as an organization (allowing different urls, logos, opening hours). For example: a store with a pharmacy, or a bakery with a caf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uns</text:p>
          </table:table-cell>
          <table:table-cell office:value-type="string" calcext:value-type="string">
            <text:p>The Dun &amp; Bradstreet DUNS number for identifying an organization or business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mail</text:p>
          </table:table-cell>
          <table:table-cell office:value-type="string" calcext:value-type="string">
            <text:p>Email add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mployee</text:p>
          </table:table-cell>
          <table:table-cell office:value-type="string" calcext:value-type="string">
            <text:p>Someone working for this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mployees</text:p>
          </table:table-cell>
          <table:table-cell office:value-type="string" calcext:value-type="string">
            <text:p>People working for this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vent</text:p>
          </table:table-cell>
          <table:table-cell office:value-type="string" calcext:value-type="string">
            <text:p>Upcoming or past event associated with this place, organization, or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vents</text:p>
          </table:table-cell>
          <table:table-cell office:value-type="string" calcext:value-type="string">
            <text:p>Upcoming or past events associated with this place or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axNumber</text:p>
          </table:table-cell>
          <table:table-cell office:value-type="string" calcext:value-type="string">
            <text:p>The fax numb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under</text:p>
          </table:table-cell>
          <table:table-cell office:value-type="string" calcext:value-type="string">
            <text:p>A person who founded this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unders</text:p>
          </table:table-cell>
          <table:table-cell office:value-type="string" calcext:value-type="string">
            <text:p>A person who founded this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solutionDate</text:p>
          </table:table-cell>
          <table:table-cell office:value-type="string" calcext:value-type="string">
            <text:p>The date that this organization was dissolv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undingDate</text:p>
          </table:table-cell>
          <table:table-cell office:value-type="string" calcext:value-type="string">
            <text:p>The date that this organization was found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lobalLocationNumber</text:p>
          </table:table-cell>
          <table:table-cell office:value-type="string" calcext:value-type="string">
            <text:p>The Global Location Number (GLN, sometimes also referred to as International Location Number or ILN) of the respective organization, person, or place. The GLN is a 13-digit number used to identify parties and physical loc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asPOS</text:p>
          </table:table-cell>
          <table:table-cell office:value-type="string" calcext:value-type="string">
            <text:p>Points-of-Sales operated by the organization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icV4</text:p>
          </table:table-cell>
          <table:table-cell office:value-type="string" calcext:value-type="string">
            <text:p>The International Standard of Industrial Classification of All Economic Activities (ISIC), Revision 4 code for a particular organization, business person, or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galName</text:p>
          </table:table-cell>
          <table:table-cell office:value-type="string" calcext:value-type="string">
            <text:p>The official name of the organization, e.g. the registered company n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cation</text:p>
          </table:table-cell>
          <table:table-cell office:value-type="string" calcext:value-type="string">
            <text:p>The location of the event, organization or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go</text:p>
          </table:table-cell>
          <table:table-cell office:value-type="string" calcext:value-type="string">
            <text:p>An associated logo.</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kesOffer</text:p>
          </table:table-cell>
          <table:table-cell office:value-type="string" calcext:value-type="string">
            <text:p>A pointer to products or services offered by the organization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mber</text:p>
          </table:table-cell>
          <table:table-cell office:value-type="string" calcext:value-type="string">
            <text:p>A member of an Organization or a ProgramMembership. Organizations can be members of organizations; ProgramMembership is typically for individual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mberOf</text:p>
          </table:table-cell>
          <table:table-cell office:value-type="string" calcext:value-type="string">
            <text:p>An Organization (or ProgramMembership) to which this Person or Organization belong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mbers</text:p>
          </table:table-cell>
          <table:table-cell office:value-type="string" calcext:value-type="string">
            <text:p>A member of this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aics</text:p>
          </table:table-cell>
          <table:table-cell office:value-type="string" calcext:value-type="string">
            <text:p>The North American Industry Classification System (NAICS) code for a particular organization or business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wns</text:p>
          </table:table-cell>
          <table:table-cell office:value-type="string" calcext:value-type="string">
            <text:p>Products owned by the organization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eks</text:p>
          </table:table-cell>
          <table:table-cell office:value-type="string" calcext:value-type="string">
            <text:p>A pointer to products or services sought by the organization or person (deman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Organization</text:p>
          </table:table-cell>
          <table:table-cell office:value-type="string" calcext:value-type="string">
            <text:p>A relationship between two organizations where the first includes the second, e.g., as a subsidiary. See also: the more specific 'department'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xID</text:p>
          </table:table-cell>
          <table:table-cell office:value-type="string" calcext:value-type="string">
            <text:p>The Tax / Fiscal ID of the organization or person, e.g. the TIN in the US or the CIF/NIF in Spa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elephone</text:p>
          </table:table-cell>
          <table:table-cell office:value-type="string" calcext:value-type="string">
            <text:p>The telephone numb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tID</text:p>
          </table:table-cell>
          <table:table-cell office:value-type="string" calcext:value-type="string">
            <text:p>The Value-added Tax ID of the organization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undingLocation</text:p>
          </table:table-cell>
          <table:table-cell office:value-type="string" calcext:value-type="string">
            <text:p>The place where the Organization was found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ace</text:p>
          </table:table-cell>
          <table:table-cell office:value-type="string" calcext:value-type="string">
            <text:p>Entities that have a somewhat fixed, physical extens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ainedIn</text:p>
          </table:table-cell>
          <table:table-cell office:value-type="string" calcext:value-type="string">
            <text:p>The basic containment relation between plac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eo</text:p>
          </table:table-cell>
          <table:table-cell office:value-type="string" calcext:value-type="string">
            <text:p>The geo coordinates of the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asMap</text:p>
          </table:table-cell>
          <table:table-cell office:value-type="string" calcext:value-type="string">
            <text:p>A URL to a map of the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p</text:p>
          </table:table-cell>
          <table:table-cell office:value-type="string" calcext:value-type="string">
            <text:p>A URL to a map of the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ps</text:p>
          </table:table-cell>
          <table:table-cell office:value-type="string" calcext:value-type="string">
            <text:p>A URL to a map of the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eningHoursSpecification</text:p>
          </table:table-cell>
          <table:table-cell office:value-type="string" calcext:value-type="string">
            <text:p>The opening hours of a certain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hoto</text:p>
          </table:table-cell>
          <table:table-cell office:value-type="string" calcext:value-type="string">
            <text:p>A photograph of this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hotos</text:p>
          </table:table-cell>
          <table:table-cell office:value-type="string" calcext:value-type="string">
            <text:p>Photographs of this pla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calBusiness</text:p>
          </table:table-cell>
          <table:table-cell office:value-type="string" calcext:value-type="string">
            <text:p>A particular physical business or branch of an organization. Examples of LocalBusiness include a restaurant, a particular branch of a restaurant chain, a branch of a bank, a medical practice, a club, a bowling alley,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anchOf</text:p>
          </table:table-cell>
          <table:table-cell office:value-type="string" calcext:value-type="string">
            <text:p>The larger organization that this local business is a branch of, if an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urrenciesAccepted</text:p>
          </table:table-cell>
          <table:table-cell office:value-type="string" calcext:value-type="string">
            <text:p>The currency accepted (in &lt;a href='http://en.wikipedia.org/wiki/ISO_4217'&gt;ISO 4217 currency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eningHours</text:p>
          </table:table-cell>
          <table:table-cell office:value-type="string" calcext:value-type="string">
            <text:p>The opening hours for a business. Opening hours can be specified as a weekly time range, starting with days, then times per day. Multiple days can be listed with commas ',' separating each day. Day or time ranges are specified using a hyphen '-'.&lt;br <tex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Accepted</text:p>
          </table:table-cell>
          <table:table-cell office:value-type="string" calcext:value-type="string">
            <text:p>Cash, credit card,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Range</text:p>
          </table:table-cell>
          <table:table-cell office:value-type="string" calcext:value-type="string">
            <text:p>The price range of the business, for example &lt;code&gt;$$$&lt;/code&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inancialService</text:p>
          </table:table-cell>
          <table:table-cell office:value-type="string" calcext:value-type="string">
            <text:p>Financial services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fessionalService</text:p>
          </table:table-cell>
          <table:table-cell office:value-type="string" calcext:value-type="string">
            <text:p>Provider of professional servic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countingService</text:p>
          </table:table-cell>
          <table:table-cell office:value-type="string" calcext:value-type="string">
            <text:p>Accountancy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dministrativeArea</text:p>
          </table:table-cell>
          <table:table-cell office:value-type="string" calcext:value-type="string">
            <text:p>A geographical region under the jurisdiction of a particular govern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ntertainmentBusiness</text:p>
          </table:table-cell>
          <table:table-cell office:value-type="string" calcext:value-type="string">
            <text:p>A business providing entertain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dultEntertainment</text:p>
          </table:table-cell>
          <table:table-cell office:value-type="string" calcext:value-type="string">
            <text:p>An adult entertainment establish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tangible</text:p>
          </table:table-cell>
          <table:table-cell office:value-type="string" calcext:value-type="string">
            <text:p>A utility class that serves as the umbrella for a number of 'intangible' things such as quantities, structured values,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ffer</text:p>
          </table:table-cell>
          <table:table-cell office:value-type="string" calcext:value-type="string">
            <text:p>An offer to transfer some rights to an item or to provide a service—for example, an offer to sell tickets to an event, to rent the DVD of a movie, to stream a TV show over the internet, to repair a motorcycle, or to loan a book. <text:s text:c="6"/>&lt;br/&gt;&lt;br/&gt; <text:s text:c="3"/>(...)</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ptedPaymentMethod</text:p>
          </table:table-cell>
          <table:table-cell office:value-type="string" calcext:value-type="string">
            <text:p>The payment method(s) accepted by seller for this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On</text:p>
          </table:table-cell>
          <table:table-cell office:value-type="string" calcext:value-type="string">
            <text:p>An additional offer that can only be obtained in combination with the first base offer (e.g. supplements and extensions that are available for a surchar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vanceBookingRequirement</text:p>
          </table:table-cell>
          <table:table-cell office:value-type="string" calcext:value-type="string">
            <text:p>The amount of time that is required between accepting the offer and the actual usage of the resource or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ility</text:p>
          </table:table-cell>
          <table:table-cell office:value-type="string" calcext:value-type="string">
            <text:p>The availability of this item—for example In stock, Out of stock, Pre-order,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ilityEnds</text:p>
          </table:table-cell>
          <table:table-cell office:value-type="string" calcext:value-type="string">
            <text:p>The end of the availability of the product or service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ilityStarts</text:p>
          </table:table-cell>
          <table:table-cell office:value-type="string" calcext:value-type="string">
            <text:p>The beginning of the availability of the product or service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AtOrFrom</text:p>
          </table:table-cell>
          <table:table-cell office:value-type="string" calcext:value-type="string">
            <text:p>The place(s) from which the offer can be obtained (e.g. store loc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DeliveryMethod</text:p>
          </table:table-cell>
          <table:table-cell office:value-type="string" calcext:value-type="string">
            <text:p>The delivery method(s) available for this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usinessFunction</text:p>
          </table:table-cell>
          <table:table-cell office:value-type="string" calcext:value-type="string">
            <text:p>The business function (e.g. sell, lease, repair, dispose) of the offer or component of a bundle (TypeAndQuantityNode). The default is http://purl.org/goodrelations/v1#Sel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tegory</text:p>
          </table:table-cell>
          <table:table-cell office:value-type="string" calcext:value-type="string">
            <text:p>A category for the item. Greater signs or slashes can be used to informally indicate a category hierarch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liveryLeadTime</text:p>
          </table:table-cell>
          <table:table-cell office:value-type="string" calcext:value-type="string">
            <text:p>The typical delay between the receipt of the order and the goods leaving the warehou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igibleCustomerType</text:p>
          </table:table-cell>
          <table:table-cell office:value-type="string" calcext:value-type="string">
            <text:p>The type(s) of customers for which the given offer is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igibleDuration</text:p>
          </table:table-cell>
          <table:table-cell office:value-type="string" calcext:value-type="string">
            <text:p>The duration for which the given offer is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igibleQuantity</text:p>
          </table:table-cell>
          <table:table-cell office:value-type="string" calcext:value-type="string">
            <text:p>The interval and unit of measurement of ordering quantities for which the offer or price specification is valid. This allows e.g. specifying that a certain freight charge is valid only for a certain quant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igibleRegion</text:p>
          </table:table-cell>
          <table:table-cell office:value-type="string" calcext:value-type="string">
            <text:p>The ISO 3166-1 (ISO 3166-1 alpha-2) or ISO 3166-2 code, or the GeoShape for the geo-political region(s) for which the offer or delivery charge specification is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eligibleRegion</text:p>
          </table:table-cell>
          <table:table-cell office:value-type="string" calcext:value-type="string">
            <text:p>The place(s) from which the offer cannot be obtained (e.g. a region where the transaction is not allow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igibleTransactionVolume</text:p>
          </table:table-cell>
          <table:table-cell office:value-type="string" calcext:value-type="string">
            <text:p>The transaction volume, in a monetary unit, for which the offer or price specification is valid, e.g. for indicating a minimal purchasing volume, to express free shipping above a certain order volume, or to limit the acceptance of credit cards to pur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tin13</text:p>
          </table:table-cell>
          <table:table-cell office:value-type="string" calcext:value-type="string">
            <text:p>The &lt;a href="http://apps.gs1.org/GDD/glossary/Pages/GTIN-13.aspx"&gt;GTIN-13&lt;/a&gt; code of the product, or the product to which the offer refers. This is equivalent to 13-digit ISBN codes and EAN UCC-13. Former 12-digit UPC codes can be converted into a G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tin14</text:p>
          </table:table-cell>
          <table:table-cell office:value-type="string" calcext:value-type="string">
            <text:p>The &lt;a href="http://apps.gs1.org/GDD/glossary/Pages/GTIN-14.aspx"&gt;GTIN-14&lt;/a&gt; code of the product, or the product to which the offer refers. See &lt;a href="http://www.gs1.org/barcodes/technical/idkeys/gtin"&gt;GS1 GTIN Summary&lt;/a&gt; for more detail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tin8</text:p>
          </table:table-cell>
          <table:table-cell office:value-type="string" calcext:value-type="string">
            <text:p>The &lt;a href="http://apps.gs1.org/GDD/glossary/Pages/GTIN-8.aspx"&gt;GTIN-8&lt;/a&gt; code of the product, or the product to which the offer refers. This code is also known as EAN/UCC-8 or 8-digit EAN. See &lt;a href="http://www.gs1.org/barcodes/technical/idkeys/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cludesObject</text:p>
          </table:table-cell>
          <table:table-cell office:value-type="string" calcext:value-type="string">
            <text:p>This links to a node or nodes indicating the exact quantity of the products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ventoryLevel</text:p>
          </table:table-cell>
          <table:table-cell office:value-type="string" calcext:value-type="string">
            <text:p>The current approximate inventory level for the item or item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Condition</text:p>
          </table:table-cell>
          <table:table-cell office:value-type="string" calcext:value-type="string">
            <text:p>A predefined value from OfferItemCondition or a textual description of the condition of the product or service, or the products or services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Offered</text:p>
          </table:table-cell>
          <table:table-cell office:value-type="string" calcext:value-type="string">
            <text:p>The item being offe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pn</text:p>
          </table:table-cell>
          <table:table-cell office:value-type="string" calcext:value-type="string">
            <text:p>The Manufacturer Part Number (MPN) of the product, or the product to which the offer ref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text:p>
          </table:table-cell>
          <table:table-cell office:value-type="string" calcext:value-type="string">
            <text:p>The offer price of a product, or of a price component when attached to PriceSpecification and its subtypes. &lt;br /&gt; &lt;br /&gt; <text:s text:c="6"/>Usage guidelines: &lt;br /&gt; &lt;ul&gt; &lt;li&gt;Use the &lt;a href="/priceCurrency"&gt;priceCurrency&lt;/a&gt; property (with &lt;a href="http://en.wik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Specification</text:p>
          </table:table-cell>
          <table:table-cell office:value-type="string" calcext:value-type="string">
            <text:p>One or more detailed price specifications, indicating the unit price and delivery or payment charg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ValidUntil</text:p>
          </table:table-cell>
          <table:table-cell office:value-type="string" calcext:value-type="string">
            <text:p>The date after which the price is no longer avail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ller</text:p>
          </table:table-cell>
          <table:table-cell office:value-type="string" calcext:value-type="string">
            <text:p>An entity which offers (sells / leases / lends / loans) the services / goods. <text:s/>A seller may also be a provi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ialNumber</text:p>
          </table:table-cell>
          <table:table-cell office:value-type="string" calcext:value-type="string">
            <text:p>The serial number or any alphanumeric identifier of a particular product. When attached to an offer, it is a shortcut for the serial number of the product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ku</text:p>
          </table:table-cell>
          <table:table-cell office:value-type="string" calcext:value-type="string">
            <text:p>The Stock Keeping Unit (SKU), i.e. a merchant-specific identifier for a product or service, or the product to which the offer ref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idFrom</text:p>
          </table:table-cell>
          <table:table-cell office:value-type="string" calcext:value-type="string">
            <text:p>The date when the item becomes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idThrough</text:p>
          </table:table-cell>
          <table:table-cell office:value-type="string" calcext:value-type="string">
            <text:p>The end of the validity of offer, price specification, or opening hours dat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arranty</text:p>
          </table:table-cell>
          <table:table-cell office:value-type="string" calcext:value-type="string">
            <text:p>The warranty promise(s) included in th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Currency</text:p>
          </table:table-cell>
          <table:table-cell office:value-type="string" calcext:value-type="string">
            <text:p>The currency (in 3-letter ISO 4217 format) of the price or a price component, when attached to PriceSpecification and its subtyp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ggregateOffer</text:p>
          </table:table-cell>
          <table:table-cell office:value-type="string" calcext:value-type="string">
            <text:p>When a single product is associated with multiple offers (for example, the same pair of shoes is offered by different merchants), then AggregateOffer can be us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ighPrice</text:p>
          </table:table-cell>
          <table:table-cell office:value-type="string" calcext:value-type="string">
            <text:p>The highest price of all offers avail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wPrice</text:p>
          </table:table-cell>
          <table:table-cell office:value-type="string" calcext:value-type="string">
            <text:p>The lowest price of all offers avail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fferCount</text:p>
          </table:table-cell>
          <table:table-cell office:value-type="string" calcext:value-type="string">
            <text:p>The number of offers for the produ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ting</text:p>
          </table:table-cell>
          <table:table-cell office:value-type="string" calcext:value-type="string">
            <text:p>A rating is an evaluation on a numeric scale, such as 1 to 5 sta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estRating</text:p>
          </table:table-cell>
          <table:table-cell office:value-type="string" calcext:value-type="string">
            <text:p>The highest value allowed in this rating system. If bestRating is omitted, 5 is assu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atingValue</text:p>
          </table:table-cell>
          <table:table-cell office:value-type="string" calcext:value-type="string">
            <text:p>The rating for the cont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stRating</text:p>
          </table:table-cell>
          <table:table-cell office:value-type="string" calcext:value-type="string">
            <text:p>The lowest value allowed in this rating system. If worstRating is omitted, 1 is assum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ggregateRating</text:p>
          </table:table-cell>
          <table:table-cell office:value-type="string" calcext:value-type="string">
            <text:p>The average rating based on multiple ratings or review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Reviewed</text:p>
          </table:table-cell>
          <table:table-cell office:value-type="string" calcext:value-type="string">
            <text:p>The item that is being reviewed/r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atingCount</text:p>
          </table:table-cell>
          <table:table-cell office:value-type="string" calcext:value-type="string">
            <text:p>The count of total number of rating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Count</text:p>
          </table:table-cell>
          <table:table-cell office:value-type="string" calcext:value-type="string">
            <text:p>The count of total number of review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ivicStructure</text:p>
          </table:table-cell>
          <table:table-cell office:value-type="string" calcext:value-type="string">
            <text:p>A public structure, such as a town hall or concert hal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irport</text:p>
          </table:table-cell>
          <table:table-cell office:value-type="string" calcext:value-type="string">
            <text:p>An airpo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ataCode</text:p>
          </table:table-cell>
          <table:table-cell office:value-type="string" calcext:value-type="string">
            <text:p>IATA identifier for an airline or airpo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acoCode</text:p>
          </table:table-cell>
          <table:table-cell office:value-type="string" calcext:value-type="string">
            <text:p>IACO identifier for an airpor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musementPark</text:p>
          </table:table-cell>
          <table:table-cell office:value-type="string" calcext:value-type="string">
            <text:p>An amusement pa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Entity</text:p>
          </table:table-cell>
          <table:table-cell office:value-type="string" calcext:value-type="string">
            <text:p>The most generic type of entity related to health and the practice of medic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de</text:p>
          </table:table-cell>
          <table:table-cell office:value-type="string" calcext:value-type="string">
            <text:p>A medical code for the entity, taken from a controlled vocabulary or ontology such as ICD-9, DiseasesDB, MeSH, SNOMED-CT, RxNorm,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uideline</text:p>
          </table:table-cell>
          <table:table-cell office:value-type="string" calcext:value-type="string">
            <text:p>A medical guideline related to this ent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dicineSystem</text:p>
          </table:table-cell>
          <table:table-cell office:value-type="string" calcext:value-type="string">
            <text:p>The system of medicine that includes this MedicalEntity, for example 'evidence-based', 'homeopathic', 'chiropractic',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gnizingAuthority</text:p>
          </table:table-cell>
          <table:table-cell office:value-type="string" calcext:value-type="string">
            <text:p>If applicable, the organization that officially recognizes this entity as part of its endorsed system of medic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evantSpecialty</text:p>
          </table:table-cell>
          <table:table-cell office:value-type="string" calcext:value-type="string">
            <text:p>If applicable, a medical specialty in which this entity is releva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udy</text:p>
          </table:table-cell>
          <table:table-cell office:value-type="string" calcext:value-type="string">
            <text:p>A medical study or trial related to this ent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natomicalStructure</text:p>
          </table:table-cell>
          <table:table-cell office:value-type="string" calcext:value-type="string">
            <text:p>Any part of the human body, typically a component of an anatomical system. Organs, tissues, and cells are all anatomical structur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ociatedPathophysiology</text:p>
          </table:table-cell>
          <table:table-cell office:value-type="string" calcext:value-type="string">
            <text:p>If applicable, a description of the pathophysiology associated with the anatomical system, including potential abnormal changes in the mechanical, physical, and biochemical functions of the sys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dyLocation</text:p>
          </table:table-cell>
          <table:table-cell office:value-type="string" calcext:value-type="string">
            <text:p>Location in the body of the anatomical structu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nectedTo</text:p>
          </table:table-cell>
          <table:table-cell office:value-type="string" calcext:value-type="string">
            <text:p>Other anatomical structures to which this structure is connec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agram</text:p>
          </table:table-cell>
          <table:table-cell office:value-type="string" calcext:value-type="string">
            <text:p>An image containing a diagram that illustrates the structure and/or its component substructures and/or connections with other structur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unction</text:p>
          </table:table-cell>
          <table:table-cell office:value-type="string" calcext:value-type="string">
            <text:p>Function of the anatomical structu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System</text:p>
          </table:table-cell>
          <table:table-cell office:value-type="string" calcext:value-type="string">
            <text:p>The anatomical or organ system that this structure is part of.</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Condition</text:p>
          </table:table-cell>
          <table:table-cell office:value-type="string" calcext:value-type="string">
            <text:p>A medical condition associated with this anatom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Therapy</text:p>
          </table:table-cell>
          <table:table-cell office:value-type="string" calcext:value-type="string">
            <text:p>A medical therapy related to this anatom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Structure</text:p>
          </table:table-cell>
          <table:table-cell office:value-type="string" calcext:value-type="string">
            <text:p>Component (sub-)structure(s) that comprise this anatomical structu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natomicalSystem</text:p>
          </table:table-cell>
          <table:table-cell office:value-type="string" calcext:value-type="string">
            <text:p>An anatomical system is a group of anatomical structures that work together to perform a certain task. Anatomical systems, such as organ systems, are one organizing principle of anatomy, and can includes circulatory, digestive, endocrine, integumenta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prisedOf</text:p>
          </table:table-cell>
          <table:table-cell office:value-type="string" calcext:value-type="string">
            <text:p>The underlying anatomical structures, such as organs, that comprise the anatomical sys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Structure</text:p>
          </table:table-cell>
          <table:table-cell office:value-type="string" calcext:value-type="string">
            <text:p>Related anatomical structure(s) that are not part of the system but relate or connect to it, such as vascular bundles associated with an organ syste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nimalShelter</text:p>
          </table:table-cell>
          <table:table-cell office:value-type="string" calcext:value-type="string">
            <text:p>Animal shel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idence</text:p>
          </table:table-cell>
          <table:table-cell office:value-type="string" calcext:value-type="string">
            <text:p>The place where a person liv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partmentComplex</text:p>
          </table:table-cell>
          <table:table-cell office:value-type="string" calcext:value-type="string">
            <text:p>Residence type: Apartment complex.</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Indication</text:p>
          </table:table-cell>
          <table:table-cell office:value-type="string" calcext:value-type="string">
            <text:p>A condition or factor that indicates use of a medical therapy, including signs, symptoms, risk factors, anatomical states,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pprovedIndication</text:p>
          </table:table-cell>
          <table:table-cell office:value-type="string" calcext:value-type="string">
            <text:p>An indication for a medical therapy that has been formally specified or approved by a regulatory body that regulates use of the therapy; for example, the US FDA approves indications for most drugs in the U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quarium</text:p>
          </table:table-cell>
          <table:table-cell office:value-type="string" calcext:value-type="string">
            <text:p>Aquari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rtGallery</text:p>
          </table:table-cell>
          <table:table-cell office:value-type="string" calcext:value-type="string">
            <text:p>An art gall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essel</text:p>
          </table:table-cell>
          <table:table-cell office:value-type="string" calcext:value-type="string">
            <text:p>A component of the human body circulatory system comprised of an intricate network of hollow tubes that transport blood throughout the entire bod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rtery</text:p>
          </table:table-cell>
          <table:table-cell office:value-type="string" calcext:value-type="string">
            <text:p>A type of blood vessel that specifically carries blood away from the hea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terialBranch</text:p>
          </table:table-cell>
          <table:table-cell office:value-type="string" calcext:value-type="string">
            <text:p>The branches that comprise the arterial structu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urce</text:p>
          </table:table-cell>
          <table:table-cell office:value-type="string" calcext:value-type="string">
            <text:p>The anatomical or organ system that the artery originates fro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pplyTo</text:p>
          </table:table-cell>
          <table:table-cell office:value-type="string" calcext:value-type="string">
            <text:p>The area to which the artery supplies bloo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rticle</text:p>
          </table:table-cell>
          <table:table-cell office:value-type="string" calcext:value-type="string">
            <text:p>An article, such as a news article or piece of investigative report. Newspapers and magazines have articles of many different types and this is intended to cover them all. <text:s text:c="7"/>&lt;br/&gt;&lt;br/&gt;See also &lt;a href="http://blog.schema.org/2014/09/schemaorg-su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ticleBody</text:p>
          </table:table-cell>
          <table:table-cell office:value-type="string" calcext:value-type="string">
            <text:p>The actual body of the arti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ticleSection</text:p>
          </table:table-cell>
          <table:table-cell office:value-type="string" calcext:value-type="string">
            <text:p>Articles may belong to one or more 'sections' in a magazine or newspaper, such as Sports, Lifestyl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dCount</text:p>
          </table:table-cell>
          <table:table-cell office:value-type="string" calcext:value-type="string">
            <text:p>The number of words in the text of the Arti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geEnd</text:p>
          </table:table-cell>
          <table:table-cell office:value-type="string" calcext:value-type="string">
            <text:p>The page on which the work ends; for example "138" or "xvi".</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geStart</text:p>
          </table:table-cell>
          <table:table-cell office:value-type="string" calcext:value-type="string">
            <text:p>The page on which the work starts; for example "135" or "xiii".</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gination</text:p>
          </table:table-cell>
          <table:table-cell office:value-type="string" calcext:value-type="string">
            <text:p>Any description of pages that is not separated into pageStart and pageEnd; for example, "1-6, 9, 55" or "10-12, 46-49".</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ttorney</text:p>
          </table:table-cell>
          <table:table-cell office:value-type="string" calcext:value-type="string">
            <text:p>Professional service: Attorne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dience</text:p>
          </table:table-cell>
          <table:table-cell office:value-type="string" calcext:value-type="string">
            <text:p>Intended audience for an item, i.e. the group for whom the item was cre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udienceType</text:p>
          </table:table-cell>
          <table:table-cell office:value-type="string" calcext:value-type="string">
            <text:p>The target group associated with a given audience (e.g. veterans, car owners, musician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eographicArea</text:p>
          </table:table-cell>
          <table:table-cell office:value-type="string" calcext:value-type="string">
            <text:p>The geographic area associated with the audie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aObject</text:p>
          </table:table-cell>
          <table:table-cell office:value-type="string" calcext:value-type="string">
            <text:p>An image, video, or audio object embedded in a web page. Note that a creative work may have many media objects associated with it on the same web page. For example, a page about a single song (MusicRecording) may have a music video (VideoObject), and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ociatedArticle</text:p>
          </table:table-cell>
          <table:table-cell office:value-type="string" calcext:value-type="string">
            <text:p>A NewsArticle associated with the Media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trate</text:p>
          </table:table-cell>
          <table:table-cell office:value-type="string" calcext:value-type="string">
            <text:p>The bitrate of the media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entSize</text:p>
          </table:table-cell>
          <table:table-cell office:value-type="string" calcext:value-type="string">
            <text:p>File size in (mega/kilo) by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entUrl</text:p>
          </table:table-cell>
          <table:table-cell office:value-type="string" calcext:value-type="string">
            <text:p>Actual bytes of the media object, for example the image file or video fi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uration</text:p>
          </table:table-cell>
          <table:table-cell office:value-type="string" calcext:value-type="string">
            <text:p>The duration of the item (movie, audio recording, event, etc.) in &lt;a href='http://en.wikipedia.org/wiki/ISO_8601'&gt;ISO 8601 date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mbedUrl</text:p>
          </table:table-cell>
          <table:table-cell office:value-type="string" calcext:value-type="string">
            <text:p>A URL pointing to a player for a specific video. In general, this is the information in the &lt;code&gt;src&lt;/code&gt; element of an &lt;code&gt;embed&lt;/code&gt; tag and should not be the same as the content of the &lt;code&gt;loc&lt;/code&gt; ta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codesCreativeWork</text:p>
          </table:table-cell>
          <table:table-cell office:value-type="string" calcext:value-type="string">
            <text:p>The CreativeWork encoded by this media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codingFormat</text:p>
          </table:table-cell>
          <table:table-cell office:value-type="string" calcext:value-type="string">
            <text:p>mp3, mpeg4,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ires</text:p>
          </table:table-cell>
          <table:table-cell office:value-type="string" calcext:value-type="string">
            <text:p>Date the content expires and is no longer useful or available. Useful for video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eight</text:p>
          </table:table-cell>
          <table:table-cell office:value-type="string" calcext:value-type="string">
            <text:p>The height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layerType</text:p>
          </table:table-cell>
          <table:table-cell office:value-type="string" calcext:value-type="string">
            <text:p>Player type required—for example, Flash or Silverligh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ductionCompany</text:p>
          </table:table-cell>
          <table:table-cell office:value-type="string" calcext:value-type="string">
            <text:p>The production company or studio responsible for the item e.g. series, video game, episod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blication</text:p>
          </table:table-cell>
          <table:table-cell office:value-type="string" calcext:value-type="string">
            <text:p>A publication event associated with the episode, clip or media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gionsAllowed</text:p>
          </table:table-cell>
          <table:table-cell office:value-type="string" calcext:value-type="string">
            <text:p>The regions where the media is allowed. If not specified, then it's assumed to be allowed everywhere. Specify the countries in &lt;a href='http://en.wikipedia.org/wiki/ISO_3166'&gt;ISO 3166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quiresSubscription</text:p>
          </table:table-cell>
          <table:table-cell office:value-type="string" calcext:value-type="string">
            <text:p>Indicates if use of the media require a subscription <text:s/>(either paid or free). Allowed values are &lt;code&gt;true&lt;/code&gt; or &lt;code&gt;false&lt;/code&gt; (note that an earlier version had 'yes', 'no').</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ploadDate</text:p>
          </table:table-cell>
          <table:table-cell office:value-type="string" calcext:value-type="string">
            <text:p>Date when this media object was uploaded to this si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idth</text:p>
          </table:table-cell>
          <table:table-cell office:value-type="string" calcext:value-type="string">
            <text:p>The width of the ite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dioObject</text:p>
          </table:table-cell>
          <table:table-cell office:value-type="string" calcext:value-type="string">
            <text:p>An audio fi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nscript</text:p>
          </table:table-cell>
          <table:table-cell office:value-type="string" calcext:value-type="string">
            <text:p>If this MediaObject is an AudioObject or VideoObject, the transcript of that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motiveBusiness</text:p>
          </table:table-cell>
          <table:table-cell office:value-type="string" calcext:value-type="string">
            <text:p>Car repair, sales, or par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BodyShop</text:p>
          </table:table-cell>
          <table:table-cell office:value-type="string" calcext:value-type="string">
            <text:p>Auto body sh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Dealer</text:p>
          </table:table-cell>
          <table:table-cell office:value-type="string" calcext:value-type="string">
            <text:p>An car dealershi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tore</text:p>
          </table:table-cell>
          <table:table-cell office:value-type="string" calcext:value-type="string">
            <text:p>A retail good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PartsStore</text:p>
          </table:table-cell>
          <table:table-cell office:value-type="string" calcext:value-type="string">
            <text:p>An auto parts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Rental</text:p>
          </table:table-cell>
          <table:table-cell office:value-type="string" calcext:value-type="string">
            <text:p>A car rental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Repair</text:p>
          </table:table-cell>
          <table:table-cell office:value-type="string" calcext:value-type="string">
            <text:p>Car repair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Wash</text:p>
          </table:table-cell>
          <table:table-cell office:value-type="string" calcext:value-type="string">
            <text:p>A car wash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omatedTeller</text:p>
          </table:table-cell>
          <table:table-cell office:value-type="string" calcext:value-type="string">
            <text:p>ATM/cash machin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oodEstablishment</text:p>
          </table:table-cell>
          <table:table-cell office:value-type="string" calcext:value-type="string">
            <text:p>A food-related busin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ptsReservations</text:p>
          </table:table-cell>
          <table:table-cell office:value-type="string" calcext:value-type="string">
            <text:p>Indicates whether a FoodEstablishment accepts reservations. Values can be Boolean, an URL at which reservations can be made or (for backwards compatibility) the strings &lt;code&gt;Yes&lt;/code&gt; or &lt;code&gt;No&lt;/code&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nu</text:p>
          </table:table-cell>
          <table:table-cell office:value-type="string" calcext:value-type="string">
            <text:p>Either the actual menu or a URL of the menu.</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esCuisine</text:p>
          </table:table-cell>
          <table:table-cell office:value-type="string" calcext:value-type="string">
            <text:p>The cuisine of the restaura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akery</text:p>
          </table:table-cell>
          <table:table-cell office:value-type="string" calcext:value-type="string">
            <text:p>A bak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ankOrCreditUnion</text:p>
          </table:table-cell>
          <table:table-cell office:value-type="string" calcext:value-type="string">
            <text:p>Bank or credit un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arOrPub</text:p>
          </table:table-cell>
          <table:table-cell office:value-type="string" calcext:value-type="string">
            <text:p>A bar or pub.</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each</text:p>
          </table:table-cell>
          <table:table-cell office:value-type="string" calcext:value-type="string">
            <text:p>Beac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ealthAndBeautyBusiness</text:p>
          </table:table-cell>
          <table:table-cell office:value-type="string" calcext:value-type="string">
            <text:p>Health and beau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eautySalon</text:p>
          </table:table-cell>
          <table:table-cell office:value-type="string" calcext:value-type="string">
            <text:p>Beauty sal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dgingBusiness</text:p>
          </table:table-cell>
          <table:table-cell office:value-type="string" calcext:value-type="string">
            <text:p>A lodging business, such as a motel, hotel, or in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edAndBreakfast</text:p>
          </table:table-cell>
          <table:table-cell office:value-type="string" calcext:value-type="string">
            <text:p>Bed and breakfa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ikeStore</text:p>
          </table:table-cell>
          <table:table-cell office:value-type="string" calcext:value-type="string">
            <text:p>A bik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log</text:p>
          </table:table-cell>
          <table:table-cell office:value-type="string" calcext:value-type="string">
            <text:p>A blo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logPost</text:p>
          </table:table-cell>
          <table:table-cell office:value-type="string" calcext:value-type="string">
            <text:p>A posting that is part of this blo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logPosts</text:p>
          </table:table-cell>
          <table:table-cell office:value-type="string" calcext:value-type="string">
            <text:p>The postings that are part of this blo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logPosting</text:p>
          </table:table-cell>
          <table:table-cell office:value-type="string" calcext:value-type="string">
            <text:p>A blog po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Test</text:p>
          </table:table-cell>
          <table:table-cell office:value-type="string" calcext:value-type="string">
            <text:p>Any medical test, typically performed for diagnostic purpos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ffectedBy</text:p>
          </table:table-cell>
          <table:table-cell office:value-type="string" calcext:value-type="string">
            <text:p>Drugs that affect the test's resul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ormalRange</text:p>
          </table:table-cell>
          <table:table-cell office:value-type="string" calcext:value-type="string">
            <text:p>Range of acceptable values for a typical patient, when applic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gnDetected</text:p>
          </table:table-cell>
          <table:table-cell office:value-type="string" calcext:value-type="string">
            <text:p>A sign detected by the te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sedToDiagnose</text:p>
          </table:table-cell>
          <table:table-cell office:value-type="string" calcext:value-type="string">
            <text:p>A condition the test is used to diagno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sesDevice</text:p>
          </table:table-cell>
          <table:table-cell office:value-type="string" calcext:value-type="string">
            <text:p>Device used to perform the te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loodTest</text:p>
          </table:table-cell>
          <table:table-cell office:value-type="string" calcext:value-type="string">
            <text:p>A medical test performed on a sample of a patient's bloo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andform</text:p>
          </table:table-cell>
          <table:table-cell office:value-type="string" calcext:value-type="string">
            <text:p>A landform or physical feature. <text:s/>Landform elements include mountains, plains, lakes, rivers, seascape and oceanic waterbody interface features such as bays, peninsulas, seas and so forth, including sub-aqueous terrain features such as submersed moun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dyOfWater</text:p>
          </table:table-cell>
          <table:table-cell office:value-type="string" calcext:value-type="string">
            <text:p>A body of water, such as a sea, ocean, or lak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ne</text:p>
          </table:table-cell>
          <table:table-cell office:value-type="string" calcext:value-type="string">
            <text:p>Rigid connective tissue that comprises up the skeletal structure of the human bod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k</text:p>
          </table:table-cell>
          <table:table-cell office:value-type="string" calcext:value-type="string">
            <text:p>A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okEdition</text:p>
          </table:table-cell>
          <table:table-cell office:value-type="string" calcext:value-type="string">
            <text:p>The edition of the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okFormat</text:p>
          </table:table-cell>
          <table:table-cell office:value-type="string" calcext:value-type="string">
            <text:p>The format of the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llustrator</text:p>
          </table:table-cell>
          <table:table-cell office:value-type="string" calcext:value-type="string">
            <text:p>The illustrator of the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bn</text:p>
          </table:table-cell>
          <table:table-cell office:value-type="string" calcext:value-type="string">
            <text:p>The ISBN of the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Pages</text:p>
          </table:table-cell>
          <table:table-cell office:value-type="string" calcext:value-type="string">
            <text:p>The number of pages in the boo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numeration</text:p>
          </table:table-cell>
          <table:table-cell office:value-type="string" calcext:value-type="string">
            <text:p>Lists or enumerations—for example, a list of cuisines or music genres,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kFormatType</text:p>
          </table:table-cell>
          <table:table-cell office:value-type="string" calcext:value-type="string">
            <text:p>The publication format of the boo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kStore</text:p>
          </table:table-cell>
          <table:table-cell office:value-type="string" calcext:value-type="string">
            <text:p>A book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aType</text:p>
          </table:table-cell>
          <table:table-cell office:value-type="string" calcext:value-type="string">
            <text:p>The basic data types such as Integers, Strings,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lean</text:p>
          </table:table-cell>
          <table:table-cell office:value-type="string" calcext:value-type="string">
            <text:p>Boolean: True or Fal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sActivityLocation</text:p>
          </table:table-cell>
          <table:table-cell office:value-type="string" calcext:value-type="string">
            <text:p>A sports location, such as a playing fiel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wlingAlley</text:p>
          </table:table-cell>
          <table:table-cell office:value-type="string" calcext:value-type="string">
            <text:p>A bowling alle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ainStructure</text:p>
          </table:table-cell>
          <table:table-cell office:value-type="string" calcext:value-type="string">
            <text:p>Any anatomical structure which pertains to the soft nervous tissue functioning as the coordinating center of sensation and intellectual and nervous activ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ewery</text:p>
          </table:table-cell>
          <table:table-cell office:value-type="string" calcext:value-type="string">
            <text:p>Brew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aceOfWorship</text:p>
          </table:table-cell>
          <table:table-cell office:value-type="string" calcext:value-type="string">
            <text:p>Place of worship, such as a church, synagogue, or mosq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ddhistTemple</text:p>
          </table:table-cell>
          <table:table-cell office:value-type="string" calcext:value-type="string">
            <text:p>A Buddhist temp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Station</text:p>
          </table:table-cell>
          <table:table-cell office:value-type="string" calcext:value-type="string">
            <text:p>A bus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Stop</text:p>
          </table:table-cell>
          <table:table-cell office:value-type="string" calcext:value-type="string">
            <text:p>A bus st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vent</text:p>
          </table:table-cell>
          <table:table-cell office:value-type="string" calcext:value-type="string">
            <text:p>An event happening at a certain time and location, such as a concert, lecture, or festival. Ticketing information may be added via the 'offers' property. Repeated events may be structured as separate Event objec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ganizer</text:p>
          </table:table-cell>
          <table:table-cell office:value-type="string" calcext:value-type="string">
            <text:p>An organizer of an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ttendee</text:p>
          </table:table-cell>
          <table:table-cell office:value-type="string" calcext:value-type="string">
            <text:p>A person or organization attending the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ttendees</text:p>
          </table:table-cell>
          <table:table-cell office:value-type="string" calcext:value-type="string">
            <text:p>A person attending the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orTime</text:p>
          </table:table-cell>
          <table:table-cell office:value-type="string" calcext:value-type="string">
            <text:p>The time admission will comm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dDate</text:p>
          </table:table-cell>
          <table:table-cell office:value-type="string" calcext:value-type="string">
            <text:p>The end date and time of the item (in &lt;a href='http://en.wikipedia.org/wiki/ISO_8601'&gt;ISO 8601 date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ventStatus</text:p>
          </table:table-cell>
          <table:table-cell office:value-type="string" calcext:value-type="string">
            <text:p>An eventStatus of an event represents its status; particularly useful when an event is cancelled or reschedul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erformer</text:p>
          </table:table-cell>
          <table:table-cell office:value-type="string" calcext:value-type="string">
            <text:p>A performer at the event—for example, a presenter, musician, musical group or act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erformers</text:p>
          </table:table-cell>
          <table:table-cell office:value-type="string" calcext:value-type="string">
            <text:p>The main performer or performers of the event—for example, a presenter, musician, or act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viousStartDate</text:p>
          </table:table-cell>
          <table:table-cell office:value-type="string" calcext:value-type="string">
            <text:p>Used in conjunction with eventStatus for rescheduled or cancelled events. This property contains the previously scheduled start date. For rescheduled events, the startDate property should be used for the newly scheduled start date. In the (rare) cas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rdedIn</text:p>
          </table:table-cell>
          <table:table-cell office:value-type="string" calcext:value-type="string">
            <text:p>The CreativeWork that captured all or part of this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artDate</text:p>
          </table:table-cell>
          <table:table-cell office:value-type="string" calcext:value-type="string">
            <text:p>The start date and time of the item (in &lt;a href='http://en.wikipedia.org/wiki/ISO_8601'&gt;ISO 8601 date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Event</text:p>
          </table:table-cell>
          <table:table-cell office:value-type="string" calcext:value-type="string">
            <text:p>An Event that is part of this event. For example, a conference event includes many presentations, each of which is a subEvent of the confer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Events</text:p>
          </table:table-cell>
          <table:table-cell office:value-type="string" calcext:value-type="string">
            <text:p>Events that are a part of this event. For example, a conference event includes many presentations, each subEvents of the confer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perEvent</text:p>
          </table:table-cell>
          <table:table-cell office:value-type="string" calcext:value-type="string">
            <text:p>An event that this event is a part of. For example, a collection of individual music performances might each have a music festival as their super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Performed</text:p>
          </table:table-cell>
          <table:table-cell office:value-type="string" calcext:value-type="string">
            <text:p>A work performed in some event, for example a play performed in a Theater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inessEvent</text:p>
          </table:table-cell>
          <table:table-cell office:value-type="string" calcext:value-type="string">
            <text:p>Event type: Business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feOrCoffeeShop</text:p>
          </table:table-cell>
          <table:table-cell office:value-type="string" calcext:value-type="string">
            <text:p>A cafe or coffee sh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mpground</text:p>
          </table:table-cell>
          <table:table-cell office:value-type="string" calcext:value-type="string">
            <text:p>A campgrou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nal</text:p>
          </table:table-cell>
          <table:table-cell office:value-type="string" calcext:value-type="string">
            <text:p>A canal, like the Panama Cana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sino</text:p>
          </table:table-cell>
          <table:table-cell office:value-type="string" calcext:value-type="string">
            <text:p>A casin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tholicChurch</text:p>
          </table:table-cell>
          <table:table-cell office:value-type="string" calcext:value-type="string">
            <text:p>A Catholic churc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emetery</text:p>
          </table:table-cell>
          <table:table-cell office:value-type="string" calcext:value-type="string">
            <text:p>A graveyar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eckoutPage</text:p>
          </table:table-cell>
          <table:table-cell office:value-type="string" calcext:value-type="string">
            <text:p>Web page type: Checkout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ildCare</text:p>
          </table:table-cell>
          <table:table-cell office:value-type="string" calcext:value-type="string">
            <text:p>A Childcare cen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ildrensEvent</text:p>
          </table:table-cell>
          <table:table-cell office:value-type="string" calcext:value-type="string">
            <text:p>Event type: Children's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urch</text:p>
          </table:table-cell>
          <table:table-cell office:value-type="string" calcext:value-type="string">
            <text:p>A churc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ity</text:p>
          </table:table-cell>
          <table:table-cell office:value-type="string" calcext:value-type="string">
            <text:p>A city or tow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vernmentBuilding</text:p>
          </table:table-cell>
          <table:table-cell office:value-type="string" calcext:value-type="string">
            <text:p>A government build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ityHall</text:p>
          </table:table-cell>
          <table:table-cell office:value-type="string" calcext:value-type="string">
            <text:p>A city hal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lothingStore</text:p>
          </table:table-cell>
          <table:table-cell office:value-type="string" calcext:value-type="string">
            <text:p>A clothing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llectionPage</text:p>
          </table:table-cell>
          <table:table-cell office:value-type="string" calcext:value-type="string">
            <text:p>Web page type: Collection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ducationalOrganization</text:p>
          </table:table-cell>
          <table:table-cell office:value-type="string" calcext:value-type="string">
            <text:p>An educational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umni</text:p>
          </table:table-cell>
          <table:table-cell office:value-type="string" calcext:value-type="string">
            <text:p>Alumni of educational organiz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llegeOrUniversity</text:p>
          </table:table-cell>
          <table:table-cell office:value-type="string" calcext:value-type="string">
            <text:p>A college, university, or other third-level educational institu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edyClub</text:p>
          </table:table-cell>
          <table:table-cell office:value-type="string" calcext:value-type="string">
            <text:p>A comedy club.</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edyEvent</text:p>
          </table:table-cell>
          <table:table-cell office:value-type="string" calcext:value-type="string">
            <text:p>Event type: Comedy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ment</text:p>
          </table:table-cell>
          <table:table-cell office:value-type="string" calcext:value-type="string">
            <text:p>A comment on an item - for example, a comment on a blog post. The comment's content is expressed via the "text" property, and its topic via "about", properties shared with all CreativeWork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pvoteCount</text:p>
          </table:table-cell>
          <table:table-cell office:value-type="string" calcext:value-type="string">
            <text:p>The number of upvotes this question has received from the commun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wnvoteCount</text:p>
          </table:table-cell>
          <table:table-cell office:value-type="string" calcext:value-type="string">
            <text:p>The number of downvotes this question has received from the commun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entItem</text:p>
          </table:table-cell>
          <table:table-cell office:value-type="string" calcext:value-type="string">
            <text:p>The parent of a question, answer or item in genera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puterStore</text:p>
          </table:table-cell>
          <table:table-cell office:value-type="string" calcext:value-type="string">
            <text:p>A computer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tactPage</text:p>
          </table:table-cell>
          <table:table-cell office:value-type="string" calcext:value-type="string">
            <text:p>Web page type: Contact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tructuredValue</text:p>
          </table:table-cell>
          <table:table-cell office:value-type="string" calcext:value-type="string">
            <text:p>Structured values are strings—for example, addresses—that have certain constraints on their structu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tactPoint</text:p>
          </table:table-cell>
          <table:table-cell office:value-type="string" calcext:value-type="string">
            <text:p>A contact point—for example, a Customer Complaints depart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eaServed</text:p>
          </table:table-cell>
          <table:table-cell office:value-type="string" calcext:value-type="string">
            <text:p>The location served by this contact point (e.g., a phone number intended for Europeans vs. North Americans or only within the United St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Language</text:p>
          </table:table-cell>
          <table:table-cell office:value-type="string" calcext:value-type="string">
            <text:p>A language someone may use with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actOption</text:p>
          </table:table-cell>
          <table:table-cell office:value-type="string" calcext:value-type="string">
            <text:p>An option available on this contact point (e.g. a toll-free number or support for hearing-impaired call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actType</text:p>
          </table:table-cell>
          <table:table-cell office:value-type="string" calcext:value-type="string">
            <text:p>A person or organization can have different contact points, for different purposes. For example, a sales contact point, a PR contact point and so on. This property is used to specify the kind of contact poi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ursAvailable</text:p>
          </table:table-cell>
          <table:table-cell office:value-type="string" calcext:value-type="string">
            <text:p>The hours during which this contact point is avail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ductSupported</text:p>
          </table:table-cell>
          <table:table-cell office:value-type="string" calcext:value-type="string">
            <text:p>The product or service this support contact point is related to (such as product support for a particular product line). This can be a specific product or product line (e.g. "iPhone") or a general category of products or services (e.g. "smartphones")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tinent</text:p>
          </table:table-cell>
          <table:table-cell office:value-type="string" calcext:value-type="string">
            <text:p>One of the continents (for example, Europe or Afric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venienceStore</text:p>
          </table:table-cell>
          <table:table-cell office:value-type="string" calcext:value-type="string">
            <text:p>A convenienc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rporation</text:p>
          </table:table-cell>
          <table:table-cell office:value-type="string" calcext:value-type="string">
            <text:p>Organization: A business corpor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ckerSymbol</text:p>
          </table:table-cell>
          <table:table-cell office:value-type="string" calcext:value-type="string">
            <text:p>The exchange traded instrument associated with a Corporation object. The tickerSymbol is expressed as an exchange and an instrument name separated by a space character. For the exchange component of the tickerSymbol attribute, we reccommend using the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untry</text:p>
          </table:table-cell>
          <table:table-cell office:value-type="string" calcext:value-type="string">
            <text:p>A count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urthouse</text:p>
          </table:table-cell>
          <table:table-cell office:value-type="string" calcext:value-type="string">
            <text:p>A courthou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rematorium</text:p>
          </table:table-cell>
          <table:table-cell office:value-type="string" calcext:value-type="string">
            <text:p>A crematori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Intangible</text:p>
          </table:table-cell>
          <table:table-cell office:value-type="string" calcext:value-type="string">
            <text:p>A utility class that serves as the umbrella for a number of 'intangible' things in the medical spa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DxElement</text:p>
          </table:table-cell>
          <table:table-cell office:value-type="string" calcext:value-type="string">
            <text:p>An alternative, closely-related condition typically considered later in the differential diagnosis process along with the signs that are used to distinguish 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agnosis</text:p>
          </table:table-cell>
          <table:table-cell office:value-type="string" calcext:value-type="string">
            <text:p>One or more alternative conditions considered in the differential diagnosis proc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tinguishingSign</text:p>
          </table:table-cell>
          <table:table-cell office:value-type="string" calcext:value-type="string">
            <text:p>One of a set of signs and symptoms that can be used to distinguish this diagnosis from others in the differential diagnosi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nceEvent</text:p>
          </table:table-cell>
          <table:table-cell office:value-type="string" calcext:value-type="string">
            <text:p>Event type: A social da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formingGroup</text:p>
          </table:table-cell>
          <table:table-cell office:value-type="string" calcext:value-type="string">
            <text:p>A performance group, such as a band, an orchestra, or a circu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nceGroup</text:p>
          </table:table-cell>
          <table:table-cell office:value-type="string" calcext:value-type="string">
            <text:p>A dance group—for example, the Alvin Ailey Dance Theater or Riverda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e</text:p>
          </table:table-cell>
          <table:table-cell office:value-type="string" calcext:value-type="string">
            <text:p>A date value in &lt;a href='http://en.wikipedia.org/wiki/ISO_8601'&gt;ISO 8601 date format&lt;/a&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eTime</text:p>
          </table:table-cell>
          <table:table-cell office:value-type="string" calcext:value-type="string">
            <text:p>A combination of date and time of day in the form [-]CCYY-MM-DDThh:mm:ss[Z|(+|-)hh:mm] (see Chapter 5.4 of ISO 8601).</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ySpa</text:p>
          </table:table-cell>
          <table:table-cell office:value-type="string" calcext:value-type="string">
            <text:p>A day sp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fenceEstablishment</text:p>
          </table:table-cell>
          <table:table-cell office:value-type="string" calcext:value-type="string">
            <text:p>A defence establishment, such as an army or navy ba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Organization</text:p>
          </table:table-cell>
          <table:table-cell office:value-type="string" calcext:value-type="string">
            <text:p>A medical organization, such as a doctor's office or clini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ntist</text:p>
          </table:table-cell>
          <table:table-cell office:value-type="string" calcext:value-type="string">
            <text:p>A denti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partmentStore</text:p>
          </table:table-cell>
          <table:table-cell office:value-type="string" calcext:value-type="string">
            <text:p>A department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agnosticLab</text:p>
          </table:table-cell>
          <table:table-cell office:value-type="string" calcext:value-type="string">
            <text:p>A medical laboratory that offers on-site or off-site diagnostic servic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Test</text:p>
          </table:table-cell>
          <table:table-cell office:value-type="string" calcext:value-type="string">
            <text:p>A diagnostic test or procedure offered by this lab.</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Procedure</text:p>
          </table:table-cell>
          <table:table-cell office:value-type="string" calcext:value-type="string">
            <text:p>A process of care used in either a diagnostic, therapeutic, or palliative capacity that relies on invasive (surgical), non-invasive, or percutaneous techniqu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llowup</text:p>
          </table:table-cell>
          <table:table-cell office:value-type="string" calcext:value-type="string">
            <text:p>Typical or recommended followup care after the procedure is perfor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wPerformed</text:p>
          </table:table-cell>
          <table:table-cell office:value-type="string" calcext:value-type="string">
            <text:p>How the procedure is perfor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paration</text:p>
          </table:table-cell>
          <table:table-cell office:value-type="string" calcext:value-type="string">
            <text:p>Typical preparation that a patient must undergo before having the procedure perfor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cedureType</text:p>
          </table:table-cell>
          <table:table-cell office:value-type="string" calcext:value-type="string">
            <text:p>The type of procedure, for example Surgical, Noninvasive, or Percutaneou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agnosticProcedure</text:p>
          </table:table-cell>
          <table:table-cell office:value-type="string" calcext:value-type="string">
            <text:p>A medical procedure intended primarily for diagnostic, as opposed to therapeutic, purpos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Therapy</text:p>
          </table:table-cell>
          <table:table-cell office:value-type="string" calcext:value-type="string">
            <text:p>Any medical intervention designed to prevent, treat, and cure human diseases and medical conditions, including both curative and palliative therapies. Medical therapies are typically processes of care relying upon pharmacotherapy, behavioral therapy,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verseOutcome</text:p>
          </table:table-cell>
          <table:table-cell office:value-type="string" calcext:value-type="string">
            <text:p>A possible complication and/or side effect of this therapy. If it is known that an adverse outcome is serious (resulting in death, disability, or permanent damage; requiring hospitalization; or is otherwise life-threatening or requires immediate medi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raindication</text:p>
          </table:table-cell>
          <table:table-cell office:value-type="string" calcext:value-type="string">
            <text:p>A contraindication for this therap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uplicateTherapy</text:p>
          </table:table-cell>
          <table:table-cell office:value-type="string" calcext:value-type="string">
            <text:p>A therapy that duplicates or overlaps this o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dication</text:p>
          </table:table-cell>
          <table:table-cell office:value-type="string" calcext:value-type="string">
            <text:p>A factor that indicates use of this therapy for treatment and/or prevention of a condition, symptom, etc. For therapies such as drugs, indications can include both officially-approved indications as well as off-label uses. These can be distinguished <tex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iousAdverseOutcome</text:p>
          </table:table-cell>
          <table:table-cell office:value-type="string" calcext:value-type="string">
            <text:p>A possible serious complication and/or serious side effect of this therapy. Serious adverse outcomes include those that are life-threatening; result in death, disability, or permanent damage; require hospitalization or prolong existing hospitalizatio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festyleModification</text:p>
          </table:table-cell>
          <table:table-cell office:value-type="string" calcext:value-type="string">
            <text:p>A process of care involving exercise, changes to diet, fitness routines, and other lifestyle changes aimed at improving a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et</text:p>
          </table:table-cell>
          <table:table-cell office:value-type="string" calcext:value-type="string">
            <text:p>A strategy of regulating the intake of food to achieve or maintain a specific health-related go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etFeatures</text:p>
          </table:table-cell>
          <table:table-cell office:value-type="string" calcext:value-type="string">
            <text:p>Nutritional information specific to the dietary plan. May include dietary recommendations on what foods to avoid, what foods to consume, and specific alterations/deviations from the USDA or other regulatory body's approved dietary guidelin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dorsers</text:p>
          </table:table-cell>
          <table:table-cell office:value-type="string" calcext:value-type="string">
            <text:p>People or organizations that endorse the pl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rtConsiderations</text:p>
          </table:table-cell>
          <table:table-cell office:value-type="string" calcext:value-type="string">
            <text:p>Medical expert advice related to the pl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verview</text:p>
          </table:table-cell>
          <table:table-cell office:value-type="string" calcext:value-type="string">
            <text:p>Descriptive information establishing the overarching theory/philosophy of the plan. May include the rationale for the name, the population where the plan first came to prominenc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hysiologicalBenefits</text:p>
          </table:table-cell>
          <table:table-cell office:value-type="string" calcext:value-type="string">
            <text:p>Specific physiologic benefits associated to the pl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prietaryName</text:p>
          </table:table-cell>
          <table:table-cell office:value-type="string" calcext:value-type="string">
            <text:p>Proprietary name given to the diet plan, typically by its originator or creat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isks</text:p>
          </table:table-cell>
          <table:table-cell office:value-type="string" calcext:value-type="string">
            <text:p>Specific physiologic risks associated to the pla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etarySupplement</text:p>
          </table:table-cell>
          <table:table-cell office:value-type="string" calcext:value-type="string">
            <text:p>A product taken by mouth that contains a dietary ingredient intended to supplement the diet. Dietary ingredients may include vitamins, minerals, herbs or other botanicals, amino acids, and substances such as enzymes, organ tissues, glandulars and met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iveIngredient</text:p>
          </table:table-cell>
          <table:table-cell office:value-type="string" calcext:value-type="string">
            <text:p>An active ingredient, typically chemical compounds and/or biologic substanc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ackground</text:p>
          </table:table-cell>
          <table:table-cell office:value-type="string" calcext:value-type="string">
            <text:p>Descriptive information establishing a historical perspective on the supplement. May include the rationale for the name, the population where the supplement first came to prominenc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sageForm</text:p>
          </table:table-cell>
          <table:table-cell office:value-type="string" calcext:value-type="string">
            <text:p>A dosage form in which this drug/supplement is available, e.g. 'tablet', 'suspension', 'inje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Proprietary</text:p>
          </table:table-cell>
          <table:table-cell office:value-type="string" calcext:value-type="string">
            <text:p>True if this item's name is a proprietary/brand name (vs. generic n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galStatus</text:p>
          </table:table-cell>
          <table:table-cell office:value-type="string" calcext:value-type="string">
            <text:p>The drug or supplement's legal status, including any controlled substance schedules that appl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nufacturer</text:p>
          </table:table-cell>
          <table:table-cell office:value-type="string" calcext:value-type="string">
            <text:p>The manufacturer of the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ximumIntake</text:p>
          </table:table-cell>
          <table:table-cell office:value-type="string" calcext:value-type="string">
            <text:p>Recommended intake of this supplement for a given population as defined by a specific recommending author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chanismOfAction</text:p>
          </table:table-cell>
          <table:table-cell office:value-type="string" calcext:value-type="string">
            <text:p>The specific biochemical interaction through which this drug or supplement produces its pharmacological eff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onProprietaryName</text:p>
          </table:table-cell>
          <table:table-cell office:value-type="string" calcext:value-type="string">
            <text:p>The generic name of this drug or supple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mmendedIntake</text:p>
          </table:table-cell>
          <table:table-cell office:value-type="string" calcext:value-type="string">
            <text:p>Recommended intake of this supplement for a given population as defined by a specific recommending author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afetyConsideration</text:p>
          </table:table-cell>
          <table:table-cell office:value-type="string" calcext:value-type="string">
            <text:p>Any potential safety concern associated with the supplement. May include interactions with other drugs and foods, pregnancy, breastfeeding, known adverse reactions, and documented efficacy of the supple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Population</text:p>
          </table:table-cell>
          <table:table-cell office:value-type="string" calcext:value-type="string">
            <text:p>Characteristics of the population for which this is intended, or which typically uses it, e.g. 'adul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uantity</text:p>
          </table:table-cell>
          <table:table-cell office:value-type="string" calcext:value-type="string">
            <text:p>Quantities such as distance, time, mass, weight, etc. Particular instances of say Mass are entities like '3 Kg' or '4 milligram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stance</text:p>
          </table:table-cell>
          <table:table-cell office:value-type="string" calcext:value-type="string">
            <text:p>Properties that take Distances as values are of the form '&lt;Number&gt; &lt;Length unit of measure&gt;'. E.g., '7 f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oseSchedule</text:p>
          </table:table-cell>
          <table:table-cell office:value-type="string" calcext:value-type="string">
            <text:p>A specific dosing schedule for a drug or supple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seUnit</text:p>
          </table:table-cell>
          <table:table-cell office:value-type="string" calcext:value-type="string">
            <text:p>The unit of the dose, e.g. 'm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seValue</text:p>
          </table:table-cell>
          <table:table-cell office:value-type="string" calcext:value-type="string">
            <text:p>The value of the dose, e.g. 500.</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requency</text:p>
          </table:table-cell>
          <table:table-cell office:value-type="string" calcext:value-type="string">
            <text:p>How often the dose is taken, e.g. 'dail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text:p>
          </table:table-cell>
          <table:table-cell office:value-type="string" calcext:value-type="string">
            <text:p>A chemical or biologic substance, used as a medical therapy, that has a physiological effect on an organis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ministrationRoute</text:p>
          </table:table-cell>
          <table:table-cell office:value-type="string" calcext:value-type="string">
            <text:p>A route by which this drug may be administered, e.g. 'or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coholWarning</text:p>
          </table:table-cell>
          <table:table-cell office:value-type="string" calcext:value-type="string">
            <text:p>Any precaution, guidance, contraindication, etc. related to consumption of alcohol while taking this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Strength</text:p>
          </table:table-cell>
          <table:table-cell office:value-type="string" calcext:value-type="string">
            <text:p>An available dosage strength for the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eastfeedingWarning</text:p>
          </table:table-cell>
          <table:table-cell office:value-type="string" calcext:value-type="string">
            <text:p>Any precaution, guidance, contraindication, etc. related to this drug's use by breastfeeding moth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linicalPharmacology</text:p>
          </table:table-cell>
          <table:table-cell office:value-type="string" calcext:value-type="string">
            <text:p>Description of the absorption and elimination of drugs, including their concentration (pharmacokinetics, pK) and biological effects (pharmacodynamics, p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st</text:p>
          </table:table-cell>
          <table:table-cell office:value-type="string" calcext:value-type="string">
            <text:p>Cost per unit of the drug, as reported by the source being tagg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seSchedule</text:p>
          </table:table-cell>
          <table:table-cell office:value-type="string" calcext:value-type="string">
            <text:p>A dosing schedule for the drug for a given population, either observed, recommended, or maximum dose based on the type us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ugClass</text:p>
          </table:table-cell>
          <table:table-cell office:value-type="string" calcext:value-type="string">
            <text:p>The class of drug this belongs to (e.g., stati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odWarning</text:p>
          </table:table-cell>
          <table:table-cell office:value-type="string" calcext:value-type="string">
            <text:p>Any precaution, guidance, contraindication, etc. related to consumption of specific foods while taking this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teractingDrug</text:p>
          </table:table-cell>
          <table:table-cell office:value-type="string" calcext:value-type="string">
            <text:p>Another drug that is known to interact with this drug in a way that impacts the effect of this drug or causes a risk to the patient. Note: disease interactions are typically captured as contraindic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AvailableGenerically</text:p>
          </table:table-cell>
          <table:table-cell office:value-type="string" calcext:value-type="string">
            <text:p>True if the drug is available in a generic form (regardless of n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abelDetails</text:p>
          </table:table-cell>
          <table:table-cell office:value-type="string" calcext:value-type="string">
            <text:p>Link to the drug's label detail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verdosage</text:p>
          </table:table-cell>
          <table:table-cell office:value-type="string" calcext:value-type="string">
            <text:p>Any information related to overdose on a drug, including signs or symptoms, treatments, contact information for emergency respon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gnancyCategory</text:p>
          </table:table-cell>
          <table:table-cell office:value-type="string" calcext:value-type="string">
            <text:p>Pregnancy category of this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gnancyWarning</text:p>
          </table:table-cell>
          <table:table-cell office:value-type="string" calcext:value-type="string">
            <text:p>Any precaution, guidance, contraindication, etc. related to this drug's use during pregnanc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scribingInfo</text:p>
          </table:table-cell>
          <table:table-cell office:value-type="string" calcext:value-type="string">
            <text:p>Link to prescribing information for the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scriptionStatus</text:p>
          </table:table-cell>
          <table:table-cell office:value-type="string" calcext:value-type="string">
            <text:p>Indicates whether this drug is available by prescription or over-the-count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Drug</text:p>
          </table:table-cell>
          <table:table-cell office:value-type="string" calcext:value-type="string">
            <text:p>Any other drug related to this one, for example commonly-prescribed alternativ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arning</text:p>
          </table:table-cell>
          <table:table-cell office:value-type="string" calcext:value-type="string">
            <text:p>Any FDA or other warnings about the drug (text or UR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Class</text:p>
          </table:table-cell>
          <table:table-cell office:value-type="string" calcext:value-type="string">
            <text:p>A class of medical drugs, e.g., statins. Classes can represent general pharmacological class, common mechanisms of action, common physiological effect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ug</text:p>
          </table:table-cell>
          <table:table-cell office:value-type="string" calcext:value-type="string">
            <text:p>A drug in this drug cla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Cost</text:p>
          </table:table-cell>
          <table:table-cell office:value-type="string" calcext:value-type="string">
            <text:p>The cost per unit of a medical drug. Note that this type is not meant to represent the price in an offer of a drug for sale; see the Offer type for that. This type will typically be used to tag wholesale or average retail cost of a drug, or maximum r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cableLocation</text:p>
          </table:table-cell>
          <table:table-cell office:value-type="string" calcext:value-type="string">
            <text:p>The location in which the status appl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stCategory</text:p>
          </table:table-cell>
          <table:table-cell office:value-type="string" calcext:value-type="string">
            <text:p>The category of cost, such as wholesale, retail, reimbursement cap,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stCurrency</text:p>
          </table:table-cell>
          <table:table-cell office:value-type="string" calcext:value-type="string">
            <text:p>The currency (in 3-letter &lt;a href=http://en.wikipedia.org/wiki/ISO_4217&gt;ISO 4217 format&lt;/a&gt;) of the drug co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stOrigin</text:p>
          </table:table-cell>
          <table:table-cell office:value-type="string" calcext:value-type="string">
            <text:p>Additional details to capture the origin of the cost data. For example, 'Medicare Part B'.</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stPerUnit</text:p>
          </table:table-cell>
          <table:table-cell office:value-type="string" calcext:value-type="string">
            <text:p>The cost per unit of the dru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ugUnit</text:p>
          </table:table-cell>
          <table:table-cell office:value-type="string" calcext:value-type="string">
            <text:p>The unit in which the drug is measured, e.g. '5 mg table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Enumeration</text:p>
          </table:table-cell>
          <table:table-cell office:value-type="string" calcext:value-type="string">
            <text:p>Enumerations related to health and the practice of medicin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CostCategory</text:p>
          </table:table-cell>
          <table:table-cell office:value-type="string" calcext:value-type="string">
            <text:p>Enumerated categories of medical drug cos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LegalStatus</text:p>
          </table:table-cell>
          <table:table-cell office:value-type="string" calcext:value-type="string">
            <text:p>The legal availability status of a medical dru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PregnancyCategory</text:p>
          </table:table-cell>
          <table:table-cell office:value-type="string" calcext:value-type="string">
            <text:p>Categories that represent an assessment of the risk of fetal injury due to a drug or pharmaceutical used as directed by the mother during pregna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PrescriptionStatus</text:p>
          </table:table-cell>
          <table:table-cell office:value-type="string" calcext:value-type="string">
            <text:p>Indicates whether this drug is available by prescription or over-the-coun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ugStrength</text:p>
          </table:table-cell>
          <table:table-cell office:value-type="string" calcext:value-type="string">
            <text:p>A specific strength in which a medical drug is available in a specific countr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In</text:p>
          </table:table-cell>
          <table:table-cell office:value-type="string" calcext:value-type="string">
            <text:p>The location in which the strength is avail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rengthUnit</text:p>
          </table:table-cell>
          <table:table-cell office:value-type="string" calcext:value-type="string">
            <text:p>The units of an active ingredient's strength, e.g. m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rengthValue</text:p>
          </table:table-cell>
          <table:table-cell office:value-type="string" calcext:value-type="string">
            <text:p>The value of an active ingredient's strength, e.g. 325.</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yCleaningOrLaundry</text:p>
          </table:table-cell>
          <table:table-cell office:value-type="string" calcext:value-type="string">
            <text:p>A dry-cleaning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uration</text:p>
          </table:table-cell>
          <table:table-cell office:value-type="string" calcext:value-type="string">
            <text:p>Quantity: Duration (use <text:s/>&lt;a href='http://en.wikipedia.org/wiki/ISO_8601'&gt;ISO 8601 duration format&lt;/a&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ducationEvent</text:p>
          </table:table-cell>
          <table:table-cell office:value-type="string" calcext:value-type="string">
            <text:p>Event type: Education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meAndConstructionBusiness</text:p>
          </table:table-cell>
          <table:table-cell office:value-type="string" calcext:value-type="string">
            <text:p>A construction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lectrician</text:p>
          </table:table-cell>
          <table:table-cell office:value-type="string" calcext:value-type="string">
            <text:p>An electricia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lectronicsStore</text:p>
          </table:table-cell>
          <table:table-cell office:value-type="string" calcext:value-type="string">
            <text:p>An electronics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lementarySchool</text:p>
          </table:table-cell>
          <table:table-cell office:value-type="string" calcext:value-type="string">
            <text:p>An elementary scho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mbassy</text:p>
          </table:table-cell>
          <table:table-cell office:value-type="string" calcext:value-type="string">
            <text:p>An embass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mergencyService</text:p>
          </table:table-cell>
          <table:table-cell office:value-type="string" calcext:value-type="string">
            <text:p>An emergency service, such as a fire station or 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mploymentAgency</text:p>
          </table:table-cell>
          <table:table-cell office:value-type="string" calcext:value-type="string">
            <text:p>An employment age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nergy</text:p>
          </table:table-cell>
          <table:table-cell office:value-type="string" calcext:value-type="string">
            <text:p>Properties that take Energy as values are of the form '&lt;Number&gt; &lt;Energy unit of measure&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ventVenue</text:p>
          </table:table-cell>
          <table:table-cell office:value-type="string" calcext:value-type="string">
            <text:p>An event ven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xerciseGym</text:p>
          </table:table-cell>
          <table:table-cell office:value-type="string" calcext:value-type="string">
            <text:p>A gy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ysicalActivity</text:p>
          </table:table-cell>
          <table:table-cell office:value-type="string" calcext:value-type="string">
            <text:p>Any bodily activity that enhances or maintains physical fitness and overall health and wellness. Includes activity that is part of daily living and routine, structured exercise, and exercise prescribed as part of a medical treatment or recovery pl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ociatedAnatomy</text:p>
          </table:table-cell>
          <table:table-cell office:value-type="string" calcext:value-type="string">
            <text:p>The anatomy of the underlying organ system or structures associated with this ent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pidemiology</text:p>
          </table:table-cell>
          <table:table-cell office:value-type="string" calcext:value-type="string">
            <text:p>The characteristics of associated patients, such as age, gender, rac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thophysiology</text:p>
          </table:table-cell>
          <table:table-cell office:value-type="string" calcext:value-type="string">
            <text:p>Changes in the normal mechanical, physical, and biochemical functions that are associated with this activity or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xercisePlan</text:p>
          </table:table-cell>
          <table:table-cell office:value-type="string" calcext:value-type="string">
            <text:p>Fitness-related activity designed for a specific health-related purpose, including defined exercise routines as well as activity prescribed by a clinici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ivityDuration</text:p>
          </table:table-cell>
          <table:table-cell office:value-type="string" calcext:value-type="string">
            <text:p>Length of time to engage in th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ivityFrequency</text:p>
          </table:table-cell>
          <table:table-cell office:value-type="string" calcext:value-type="string">
            <text:p>How often one should engage in th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itionalVariable</text:p>
          </table:table-cell>
          <table:table-cell office:value-type="string" calcext:value-type="string">
            <text:p>Any additional component of the exercise prescription that may need to be articulated to the patient. This may include the order of exercises, the number of repetitions of movement, quantitative distance, progressions over tim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erciseType</text:p>
          </table:table-cell>
          <table:table-cell office:value-type="string" calcext:value-type="string">
            <text:p>Type(s) of exercise or activity, such as strength training, flexibility training, aerobics, cardiac rehabilitation,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tensity</text:p>
          </table:table-cell>
          <table:table-cell office:value-type="string" calcext:value-type="string">
            <text:p>Quantitative measure gauging the degree of force involved in the exercise, for example, heartbeats per minute. May include the velocity of the move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petitions</text:p>
          </table:table-cell>
          <table:table-cell office:value-type="string" calcext:value-type="string">
            <text:p>Number of times one should repeat th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tPeriods</text:p>
          </table:table-cell>
          <table:table-cell office:value-type="string" calcext:value-type="string">
            <text:p>How often one should break from th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load</text:p>
          </table:table-cell>
          <table:table-cell office:value-type="string" calcext:value-type="string">
            <text:p>Quantitative measure of the physiologic output of the exercise; also referred to as energy expenditu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astFoodRestaurant</text:p>
          </table:table-cell>
          <table:table-cell office:value-type="string" calcext:value-type="string">
            <text:p>A fast-food restaura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estival</text:p>
          </table:table-cell>
          <table:table-cell office:value-type="string" calcext:value-type="string">
            <text:p>Event type: Festiva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ireStation</text:p>
          </table:table-cell>
          <table:table-cell office:value-type="string" calcext:value-type="string">
            <text:p>A fire station. With fireme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umber</text:p>
          </table:table-cell>
          <table:table-cell office:value-type="string" calcext:value-type="string">
            <text:p>Data type: Numb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loat</text:p>
          </table:table-cell>
          <table:table-cell office:value-type="string" calcext:value-type="string">
            <text:p>Data type: Floating numb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lorist</text:p>
          </table:table-cell>
          <table:table-cell office:value-type="string" calcext:value-type="string">
            <text:p>A flori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oodEvent</text:p>
          </table:table-cell>
          <table:table-cell office:value-type="string" calcext:value-type="string">
            <text:p>Event type: Food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urnitureStore</text:p>
          </table:table-cell>
          <table:table-cell office:value-type="string" calcext:value-type="string">
            <text:p>A furnitur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rdenStore</text:p>
          </table:table-cell>
          <table:table-cell office:value-type="string" calcext:value-type="string">
            <text:p>A garden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sStation</text:p>
          </table:table-cell>
          <table:table-cell office:value-type="string" calcext:value-type="string">
            <text:p>A gas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tedResidenceCommunity</text:p>
          </table:table-cell>
          <table:table-cell office:value-type="string" calcext:value-type="string">
            <text:p>Residence type: Gated commun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eneralContractor</text:p>
          </table:table-cell>
          <table:table-cell office:value-type="string" calcext:value-type="string">
            <text:p>A general contract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eoCoordinates</text:p>
          </table:table-cell>
          <table:table-cell office:value-type="string" calcext:value-type="string">
            <text:p>The geographic coordinates of a place or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levation</text:p>
          </table:table-cell>
          <table:table-cell office:value-type="string" calcext:value-type="string">
            <text:p>The elevation of a lo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atitude</text:p>
          </table:table-cell>
          <table:table-cell office:value-type="string" calcext:value-type="string">
            <text:p>The latitude of a location. For example &lt;code&gt;37.42242&lt;/code&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ngitude</text:p>
          </table:table-cell>
          <table:table-cell office:value-type="string" calcext:value-type="string">
            <text:p>The longitude of a location. For example &lt;code&gt;-122.08585&lt;/code&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eoShape</text:p>
          </table:table-cell>
          <table:table-cell office:value-type="string" calcext:value-type="string">
            <text:p>The geographic shape of a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x</text:p>
          </table:table-cell>
          <table:table-cell office:value-type="string" calcext: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ircle</text:p>
          </table:table-cell>
          <table:table-cell office:value-type="string" calcext:value-type="string">
            <text:p>A circle is the circular region of a specified radius centered at a specified latitude and longitude. A circle is expressed as a pair followed by a radius in met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ine</text:p>
          </table:table-cell>
          <table:table-cell office:value-type="string" calcext:value-type="string">
            <text:p>A line is a point-to-point path consisting of two or more points. A line is expressed as a series of two or more point objects separated by sp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lygon</text:p>
          </table:table-cell>
          <table:table-cell office:value-type="string" calcext:value-type="string">
            <text:p>A polygon is the area enclosed by a point-to-point path for which the starting and ending points are the same. A polygon is expressed as a series of four or more space delimited points where the first and final points are identica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lfCourse</text:p>
          </table:table-cell>
          <table:table-cell office:value-type="string" calcext:value-type="string">
            <text:p>A golf cour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vernmentOffice</text:p>
          </table:table-cell>
          <table:table-cell office:value-type="string" calcext:value-type="string">
            <text:p>A government office—for example, an IRS or DMV off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vernmentOrganization</text:p>
          </table:table-cell>
          <table:table-cell office:value-type="string" calcext:value-type="string">
            <text:p>A governmental organization or age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roceryStore</text:p>
          </table:table-cell>
          <table:table-cell office:value-type="string" calcext:value-type="string">
            <text:p>A grocery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VACBusiness</text:p>
          </table:table-cell>
          <table:table-cell office:value-type="string" calcext:value-type="string">
            <text:p>A business that provide Heating, Ventilation and Air Conditioning servic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airSalon</text:p>
          </table:table-cell>
          <table:table-cell office:value-type="string" calcext:value-type="string">
            <text:p>A hair sal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ardwareStore</text:p>
          </table:table-cell>
          <table:table-cell office:value-type="string" calcext:value-type="string">
            <text:p>A hardwar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ealthClub</text:p>
          </table:table-cell>
          <table:table-cell office:value-type="string" calcext:value-type="string">
            <text:p>A health club.</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ighSchool</text:p>
          </table:table-cell>
          <table:table-cell office:value-type="string" calcext:value-type="string">
            <text:p>A high scho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induTemple</text:p>
          </table:table-cell>
          <table:table-cell office:value-type="string" calcext:value-type="string">
            <text:p>A Hindu temp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bbyShop</text:p>
          </table:table-cell>
          <table:table-cell office:value-type="string" calcext:value-type="string">
            <text:p>A store that sells materials useful or necessary for various hobb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meGoodsStore</text:p>
          </table:table-cell>
          <table:table-cell office:value-type="string" calcext:value-type="string">
            <text:p>A home goods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spital</text:p>
          </table:table-cell>
          <table:table-cell office:value-type="string" calcext:value-type="string">
            <text:p>A hospit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Service</text:p>
          </table:table-cell>
          <table:table-cell office:value-type="string" calcext:value-type="string">
            <text:p>A medical service available from this provi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dicalSpecialty</text:p>
          </table:table-cell>
          <table:table-cell office:value-type="string" calcext:value-type="string">
            <text:p>A medical specialty of the provid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stel</text:p>
          </table:table-cell>
          <table:table-cell office:value-type="string" calcext:value-type="string">
            <text:p>A hostel - cheap accommodation, often in shared dormitor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tel</text:p>
          </table:table-cell>
          <table:table-cell office:value-type="string" calcext:value-type="string">
            <text:p>A hote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HousePainter</text:p>
          </table:table-cell>
          <table:table-cell office:value-type="string" calcext:value-type="string">
            <text:p>A house painting serv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ceCreamShop</text:p>
          </table:table-cell>
          <table:table-cell office:value-type="string" calcext:value-type="string">
            <text:p>An ice cream sh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mageGallery</text:p>
          </table:table-cell>
          <table:table-cell office:value-type="string" calcext:value-type="string">
            <text:p>Web page type: Image gallery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mageObject</text:p>
          </table:table-cell>
          <table:table-cell office:value-type="string" calcext:value-type="string">
            <text:p>An image fi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ption</text:p>
          </table:table-cell>
          <table:table-cell office:value-type="string" calcext:value-type="string">
            <text:p>The caption for this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ifData</text:p>
          </table:table-cell>
          <table:table-cell office:value-type="string" calcext:value-type="string">
            <text:p>exif data for this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presentativeOfPage</text:p>
          </table:table-cell>
          <table:table-cell office:value-type="string" calcext:value-type="string">
            <text:p>Indicates whether this image is representative of the content of the p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humbnail</text:p>
          </table:table-cell>
          <table:table-cell office:value-type="string" calcext:value-type="string">
            <text:p>Thumbnail image for an image or vide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magingTest</text:p>
          </table:table-cell>
          <table:table-cell office:value-type="string" calcext:value-type="string">
            <text:p>Any medical imaging modality typically used for diagnostic purpos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magingTechnique</text:p>
          </table:table-cell>
          <table:table-cell office:value-type="string" calcext:value-type="string">
            <text:p>Imaging technique us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fectiousAgentClass</text:p>
          </table:table-cell>
          <table:table-cell office:value-type="string" calcext:value-type="string">
            <text:p>Classes of agents or pathogens that transmit infectious disease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ondition</text:p>
          </table:table-cell>
          <table:table-cell office:value-type="string" calcext:value-type="string">
            <text:p>Any condition of the human body that affects the normal functioning of a person, whether physically or mentally. Includes diseases, injuries, disabilities, disorders, syndrome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use</text:p>
          </table:table-cell>
          <table:table-cell office:value-type="string" calcext:value-type="string">
            <text:p>An underlying cause. More specifically, one of the causative agent(s) that are most directly responsible for the pathophysiologic process that eventually results in the occurr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fferentialDiagnosis</text:p>
          </table:table-cell>
          <table:table-cell office:value-type="string" calcext:value-type="string">
            <text:p>One of a set of differential diagnoses for the condition. Specifically, a closely-related or competing diagnosis typically considered later in the cognitive process whereby this medical condition is distinguished from others most likely responsible f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ctedPrognosis</text:p>
          </table:table-cell>
          <table:table-cell office:value-type="string" calcext:value-type="string">
            <text:p>The likely outcome in either the short term or long term of the medical con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aturalProgression</text:p>
          </table:table-cell>
          <table:table-cell office:value-type="string" calcext:value-type="string">
            <text:p>The expected progression of the condition if it is not treated and allowed to progress naturall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sibleComplication</text:p>
          </table:table-cell>
          <table:table-cell office:value-type="string" calcext:value-type="string">
            <text:p>A possible unexpected and unfavorable evolution of a medical condition. Complications may include worsening of the signs or symptoms of the disease, extension of the condition to other organ system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sibleTreatment</text:p>
          </table:table-cell>
          <table:table-cell office:value-type="string" calcext:value-type="string">
            <text:p>A possible treatment to address this condition, sign or sympto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maryPrevention</text:p>
          </table:table-cell>
          <table:table-cell office:value-type="string" calcext:value-type="string">
            <text:p>A preventative therapy used to prevent an initial occurrence of the medical condition, such as vaccin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iskFactor</text:p>
          </table:table-cell>
          <table:table-cell office:value-type="string" calcext:value-type="string">
            <text:p>A modifiable or non-modifiable factor that increases the risk of a patient contracting this condition, e.g. age, <text:s/>coexisting con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condaryPrevention</text:p>
          </table:table-cell>
          <table:table-cell office:value-type="string" calcext:value-type="string">
            <text:p>A preventative therapy used to prevent reoccurrence of the medical condition after an initial episode of the con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gnOrSymptom</text:p>
          </table:table-cell>
          <table:table-cell office:value-type="string" calcext:value-type="string">
            <text:p>A sign or symptom of this condition. Signs are objective or physically observable manifestations of the medical condition while symptoms are the subjective experience of the medical con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age</text:p>
          </table:table-cell>
          <table:table-cell office:value-type="string" calcext:value-type="string">
            <text:p>The stage of the condition, if applic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type</text:p>
          </table:table-cell>
          <table:table-cell office:value-type="string" calcext:value-type="string">
            <text:p>A more specific type of the condition, where applicable, for example 'Type 1 Diabetes', 'Type 2 Diabetes', or 'Gestational Diabetes' for Diabe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ypicalTest</text:p>
          </table:table-cell>
          <table:table-cell office:value-type="string" calcext:value-type="string">
            <text:p>A medical test typically performed given this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fectiousDisease</text:p>
          </table:table-cell>
          <table:table-cell office:value-type="string" calcext:value-type="string">
            <text:p>An infectious disease is a clinically evident human disease resulting from the presence of pathogenic microbial agents, like pathogenic viruses, pathogenic bacteria, fungi, protozoa, multicellular parasites, and prions. To be considered an infectious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fectiousAgent</text:p>
          </table:table-cell>
          <table:table-cell office:value-type="string" calcext:value-type="string">
            <text:p>The actual infectious agent, such as a specific bacteriu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fectiousAgentClass</text:p>
          </table:table-cell>
          <table:table-cell office:value-type="string" calcext:value-type="string">
            <text:p>The class of infectious agent (bacteria, prion, etc.) that causes the disea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nsmissionMethod</text:p>
          </table:table-cell>
          <table:table-cell office:value-type="string" calcext:value-type="string">
            <text:p>How the disease spreads, either as a route or vector, for example 'direct contact', 'Aedes aegypti',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suranceAgency</text:p>
          </table:table-cell>
          <table:table-cell office:value-type="string" calcext:value-type="string">
            <text:p>An Insurance age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teger</text:p>
          </table:table-cell>
          <table:table-cell office:value-type="string" calcext:value-type="string">
            <text:p>Data type: Integ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ternetCafe</text:p>
          </table:table-cell>
          <table:table-cell office:value-type="string" calcext:value-type="string">
            <text:p>An internet caf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temAvailability</text:p>
          </table:table-cell>
          <table:table-cell office:value-type="string" calcext:value-type="string">
            <text:p>A list of possible product availability option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temList</text:p>
          </table:table-cell>
          <table:table-cell office:value-type="string" calcext:value-type="string">
            <text:p>A list of items of any sort—for example, Top 10 Movies About Weathermen, or Top 100 Party Songs. Not to be confused with HTML lists, which are often used only for formatt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Items</text:p>
          </table:table-cell>
          <table:table-cell office:value-type="string" calcext:value-type="string">
            <text:p>The number of items in an ItemList. Note that some descriptions might not full describe all items in a list (e.g. multi-page pagin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ListOrder</text:p>
          </table:table-cell>
          <table:table-cell office:value-type="string" calcext:value-type="string">
            <text:p>Type of ordering (e.g. Ascending, Descending, Unorde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ListElement</text:p>
          </table:table-cell>
          <table:table-cell office:value-type="string" calcext:value-type="string">
            <text:p>For itemListElement values, you can use simple strings (e.g. "Peter", "Paul", "Mary"), existing entities, or use ListItem. <text:s text:c="4"/>&lt;br/&gt;&lt;br/&gt; <text:s text:c="4"/>Text values are best if the elements in the list are plain strings. Existing entities are best for a simple,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eadcrumbList</text:p>
          </table:table-cell>
          <table:table-cell office:value-type="string" calcext:value-type="string">
            <text:p><text:s text:c="7"/>A BreadcrumbList is an ItemList consisting of a chain of linked Web pages, typically described using at least their URL and their name, ending with the current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temPage</text:p>
          </table:table-cell>
          <table:table-cell office:value-type="string" calcext:value-type="string">
            <text:p>A page devoted to a single item, such as a particular product or hote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JewelryStore</text:p>
          </table:table-cell>
          <table:table-cell office:value-type="string" calcext:value-type="string">
            <text:p>A jewelry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JobPosting</text:p>
          </table:table-cell>
          <table:table-cell office:value-type="string" calcext:value-type="string">
            <text:p>A listing that describes a job opening in a certain organiz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aseSalary</text:p>
          </table:table-cell>
          <table:table-cell office:value-type="string" calcext:value-type="string">
            <text:p>The base salary of the job or of an employee in an EmployeeRo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enefits</text:p>
          </table:table-cell>
          <table:table-cell office:value-type="string" calcext:value-type="string">
            <text:p>Description of benefits associated with the job.</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Posted</text:p>
          </table:table-cell>
          <table:table-cell office:value-type="string" calcext:value-type="string">
            <text:p>Publication date for the job post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ucationRequirements</text:p>
          </table:table-cell>
          <table:table-cell office:value-type="string" calcext:value-type="string">
            <text:p>Educational background needed for the 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mploymentType</text:p>
          </table:table-cell>
          <table:table-cell office:value-type="string" calcext:value-type="string">
            <text:p>Type of employment (e.g. full-time, part-time, contract, temporary, seasonal, internsh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rienceRequirements</text:p>
          </table:table-cell>
          <table:table-cell office:value-type="string" calcext:value-type="string">
            <text:p>Description of skills and experience needed for the 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iringOrganization</text:p>
          </table:table-cell>
          <table:table-cell office:value-type="string" calcext:value-type="string">
            <text:p>Organization offering the job 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centives</text:p>
          </table:table-cell>
          <table:table-cell office:value-type="string" calcext:value-type="string">
            <text:p>Description of bonus and commission compensation aspects of the job.</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dustry</text:p>
          </table:table-cell>
          <table:table-cell office:value-type="string" calcext:value-type="string">
            <text:p>The industry associated with the job 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jobLocation</text:p>
          </table:table-cell>
          <table:table-cell office:value-type="string" calcext:value-type="string">
            <text:p>A (typically single) geographic location associated with the job 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ccupationalCategory</text:p>
          </table:table-cell>
          <table:table-cell office:value-type="string" calcext:value-type="string">
            <text:p>Category or categories describing the job. Use BLS O*NET-SOC taxonomy: http://www.onetcenter.org/taxonomy.html. Ideally includes textual label and formal code, with the property repeated for each applicable val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qualifications</text:p>
          </table:table-cell>
          <table:table-cell office:value-type="string" calcext:value-type="string">
            <text:p>Specific qualifications required for this ro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ponsibilities</text:p>
          </table:table-cell>
          <table:table-cell office:value-type="string" calcext:value-type="string">
            <text:p>Responsibilities associated with this ro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alaryCurrency</text:p>
          </table:table-cell>
          <table:table-cell office:value-type="string" calcext:value-type="string">
            <text:p>The currency (coded using ISO 4217, http://en.wikipedia.org/wiki/ISO_4217 ) used for the main salary information in this job posting or for this employe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kills</text:p>
          </table:table-cell>
          <table:table-cell office:value-type="string" calcext:value-type="string">
            <text:p>Skills required to fulfill this ro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ecialCommitments</text:p>
          </table:table-cell>
          <table:table-cell office:value-type="string" calcext:value-type="string">
            <text:p>Any special commitments associated with this job posting. Valid entries include VeteranCommit, MilitarySpouseCommit,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tle</text:p>
          </table:table-cell>
          <table:table-cell office:value-type="string" calcext:value-type="string">
            <text:p>The title of the job.</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Hours</text:p>
          </table:table-cell>
          <table:table-cell office:value-type="string" calcext:value-type="string">
            <text:p>The typical working hours for this job (e.g. 1st shift, night shift, 8am-5p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Joint</text:p>
          </table:table-cell>
          <table:table-cell office:value-type="string" calcext:value-type="string">
            <text:p>The anatomical location at which two or more bones make conta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omechnicalClass</text:p>
          </table:table-cell>
          <table:table-cell office:value-type="string" calcext:value-type="string">
            <text:p>The biomechanical properties of the bo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unctionalClass</text:p>
          </table:table-cell>
          <table:table-cell office:value-type="string" calcext:value-type="string">
            <text:p>The degree of mobility the joint allow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ructuralClass</text:p>
          </table:table-cell>
          <table:table-cell office:value-type="string" calcext:value-type="string">
            <text:p>The name given to how bone physically connects to each oth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akeBodyOfWater</text:p>
          </table:table-cell>
          <table:table-cell office:value-type="string" calcext:value-type="string">
            <text:p>A lake (for example, Lake Pontrachai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andmarksOrHistoricalBuildings</text:p>
          </table:table-cell>
          <table:table-cell office:value-type="string" calcext:value-type="string">
            <text:p>An historical landmark or build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anguage</text:p>
          </table:table-cell>
          <table:table-cell office:value-type="string" calcext:value-type="string">
            <text:p>Natural languages such as Spanish, Tamil, Hindi, English, etc. and programming languages such as Scheme and Lis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egislativeBuilding</text:p>
          </table:table-cell>
          <table:table-cell office:value-type="string" calcext:value-type="string">
            <text:p>A legislative building—for example, the state capit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brary</text:p>
          </table:table-cell>
          <table:table-cell office:value-type="string" calcext:value-type="string">
            <text:p>A libra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gament</text:p>
          </table:table-cell>
          <table:table-cell office:value-type="string" calcext:value-type="string">
            <text:p>A short band of tough, flexible, fibrous connective tissue that functions to connect multiple bones, cartilages, and structurally support joi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quorStore</text:p>
          </table:table-cell>
          <table:table-cell office:value-type="string" calcext:value-type="string">
            <text:p>A shop that sells alcoholic drinks such as wine, beer, whisky and other spiri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teraryEvent</text:p>
          </table:table-cell>
          <table:table-cell office:value-type="string" calcext:value-type="string">
            <text:p>Event type: Literary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cksmith</text:p>
          </table:table-cell>
          <table:table-cell office:value-type="string" calcext:value-type="string">
            <text:p>A locksmit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ymphaticVessel</text:p>
          </table:table-cell>
          <table:table-cell office:value-type="string" calcext:value-type="string">
            <text:p>A type of blood vessel that specifically carries lymph fluid unidirectionally toward the hea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iginatesFrom</text:p>
          </table:table-cell>
          <table:table-cell office:value-type="string" calcext:value-type="string">
            <text:p>The vasculature the lymphatic structure originates, or afferents, fro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gionDrained</text:p>
          </table:table-cell>
          <table:table-cell office:value-type="string" calcext:value-type="string">
            <text:p>The anatomical or organ system drained by this vessel; generally refers to a specific part of an org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unsTo</text:p>
          </table:table-cell>
          <table:table-cell office:value-type="string" calcext:value-type="string">
            <text:p>The vasculature the lymphatic structure runs, or efferents, t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ap</text:p>
          </table:table-cell>
          <table:table-cell office:value-type="string" calcext:value-type="string">
            <text:p>A ma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pType</text:p>
          </table:table-cell>
          <table:table-cell office:value-type="string" calcext:value-type="string">
            <text:p>Indicates the kind of Map, from the MapCategoryType Enumer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apCategoryType</text:p>
          </table:table-cell>
          <table:table-cell office:value-type="string" calcext:value-type="string">
            <text:p>An enumeration of several kinds of Ma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ass</text:p>
          </table:table-cell>
          <table:table-cell office:value-type="string" calcext:value-type="string">
            <text:p>Properties that take Mass as values are of the form '&lt;Number&gt; &lt;Mass unit of measure&gt;'. E.g., '7 k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aximumDoseSchedule</text:p>
          </table:table-cell>
          <table:table-cell office:value-type="string" calcext:value-type="string">
            <text:p>The maximum dosing schedule considered safe for a drug or supplement as recommended by an authority or by the drug/supplement's manufacturer. Capture the recommending authority in the recognizingAuthority property of MedicalEnt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opleAudience</text:p>
          </table:table-cell>
          <table:table-cell office:value-type="string" calcext:value-type="string">
            <text:p>A set of characteristics belonging to people, e.g. who compose an item's target audi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ealthCondition</text:p>
          </table:table-cell>
          <table:table-cell office:value-type="string" calcext:value-type="string">
            <text:p>Expectations for health conditions of target audi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quiredGender</text:p>
          </table:table-cell>
          <table:table-cell office:value-type="string" calcext:value-type="string">
            <text:p>Audiences defined by a person's gen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quiredMaxAge</text:p>
          </table:table-cell>
          <table:table-cell office:value-type="string" calcext:value-type="string">
            <text:p>Audiences defined by a person's maximum 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quiredMinAge</text:p>
          </table:table-cell>
          <table:table-cell office:value-type="string" calcext:value-type="string">
            <text:p>Audiences defined by a person's minimum 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ggestedGender</text:p>
          </table:table-cell>
          <table:table-cell office:value-type="string" calcext:value-type="string">
            <text:p>The gender of the person or audi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ggestedMaxAge</text:p>
          </table:table-cell>
          <table:table-cell office:value-type="string" calcext:value-type="string">
            <text:p>Maximal age recommended for viewing cont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ggestedMinAge</text:p>
          </table:table-cell>
          <table:table-cell office:value-type="string" calcext:value-type="string">
            <text:p>Minimal age recommended for viewing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Audience</text:p>
          </table:table-cell>
          <table:table-cell office:value-type="string" calcext:value-type="string">
            <text:p>Target audiences for medical web page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ause</text:p>
          </table:table-cell>
          <table:table-cell office:value-type="string" calcext:value-type="string">
            <text:p>The causative agent(s) that are responsible for the pathophysiologic process that eventually results in a medical condition, symptom or sign. In this schema, unless otherwise specified this is meant to be the proximate cause of the medical condition,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useOf</text:p>
          </table:table-cell>
          <table:table-cell office:value-type="string" calcext:value-type="string">
            <text:p>The condition, complication, symptom, sign, etc. caus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linic</text:p>
          </table:table-cell>
          <table:table-cell office:value-type="string" calcext:value-type="string">
            <text:p>A medical clini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ode</text:p>
          </table:table-cell>
          <table:table-cell office:value-type="string" calcext:value-type="string">
            <text:p>A code for a medical ent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deValue</text:p>
          </table:table-cell>
          <table:table-cell office:value-type="string" calcext:value-type="string">
            <text:p>The actual cod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dingSystem</text:p>
          </table:table-cell>
          <table:table-cell office:value-type="string" calcext:value-type="string">
            <text:p>The coding system, e.g. 'ICD-10'.</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onditionStage</text:p>
          </table:table-cell>
          <table:table-cell office:value-type="string" calcext:value-type="string">
            <text:p>A stage of a medical condition, such as 'Stage III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ageAsNumber</text:p>
          </table:table-cell>
          <table:table-cell office:value-type="string" calcext:value-type="string">
            <text:p>The stage represented as a number, e.g. 3.</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StageSuffix</text:p>
          </table:table-cell>
          <table:table-cell office:value-type="string" calcext:value-type="string">
            <text:p>The substage, e.g. 'a' for Stage III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Contraindication</text:p>
          </table:table-cell>
          <table:table-cell office:value-type="string" calcext:value-type="string">
            <text:p>A condition or factor that serves as a reason to withhold a certain medical therapy. Contraindications can be absolute (there are no reasonable circumstances for undertaking a course of action) or relative (the patient is at higher risk of complicati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Device</text:p>
          </table:table-cell>
          <table:table-cell office:value-type="string" calcext:value-type="string">
            <text:p>Any object used in a medical capacity, such as to diagnose or treat a pati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tOp</text:p>
          </table:table-cell>
          <table:table-cell office:value-type="string" calcext:value-type="string">
            <text:p>A description of the postoperative procedures, care, and/or followups for this de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Op</text:p>
          </table:table-cell>
          <table:table-cell office:value-type="string" calcext:value-type="string">
            <text:p>A description of the workup, testing, and other preparations required before implanting this de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cedure</text:p>
          </table:table-cell>
          <table:table-cell office:value-type="string" calcext:value-type="string">
            <text:p>A description of the procedure involved in setting up, using, and/or installing the de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rpose</text:p>
          </table:table-cell>
          <table:table-cell office:value-type="string" calcext:value-type="string">
            <text:p>A goal towards an action is taken. Can be concrete or abstra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DevicePurpose</text:p>
          </table:table-cell>
          <table:table-cell office:value-type="string" calcext:value-type="string">
            <text:p>Categories of medical devices, organized by the purpose or intended use of the dev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EvidenceLevel</text:p>
          </table:table-cell>
          <table:table-cell office:value-type="string" calcext:value-type="string">
            <text:p>Level of evidence for a medical guideline.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Guideline</text:p>
          </table:table-cell>
          <table:table-cell office:value-type="string" calcext:value-type="string">
            <text:p>Any recommendation made by a standard society (e.g. ACC/AHA) or consensus statement that denotes how to diagnose and treat a particular condition. Note: this type should be used to tag the actual guideline recommendation; if the guideline recommendat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videnceLevel</text:p>
          </table:table-cell>
          <table:table-cell office:value-type="string" calcext:value-type="string">
            <text:p>Strength of evidence of the data used to formulate the guideline (enumer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videnceOrigin</text:p>
          </table:table-cell>
          <table:table-cell office:value-type="string" calcext:value-type="string">
            <text:p>Source of the data used to formulate the guidance, e.g. RCT, consensus opinion,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uidelineDate</text:p>
          </table:table-cell>
          <table:table-cell office:value-type="string" calcext:value-type="string">
            <text:p>Date on which this guideline's recommendation was mad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uidelineSubject</text:p>
          </table:table-cell>
          <table:table-cell office:value-type="string" calcext:value-type="string">
            <text:p>The medical conditions, treatments, etc. that are the subject of the guidelin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GuidelineContraindication</text:p>
          </table:table-cell>
          <table:table-cell office:value-type="string" calcext:value-type="string">
            <text:p>A guideline contraindication that designates a process as harmful and where quality of the data supporting the contraindication is sou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GuidelineRecommendation</text:p>
          </table:table-cell>
          <table:table-cell office:value-type="string" calcext:value-type="string">
            <text:p>A guideline recommendation that is regarded as efficacious and where quality of the data supporting the recommendation is soun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mmendationStrength</text:p>
          </table:table-cell>
          <table:table-cell office:value-type="string" calcext:value-type="string">
            <text:p>Strength of the guideline's recommendation (e.g. 'class I').</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ImagingTechnique</text:p>
          </table:table-cell>
          <table:table-cell office:value-type="string" calcext:value-type="string">
            <text:p>Any medical imaging modality typically used for diagnostic purpose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tudy</text:p>
          </table:table-cell>
          <table:table-cell office:value-type="string" calcext:value-type="string">
            <text:p>A medical study is an umbrella type covering all kinds of research studies relating to human medicine or health, including observational studies and interventional trials and registries, randomized, controlled or not. When the specific type of study <tex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utcome</text:p>
          </table:table-cell>
          <table:table-cell office:value-type="string" calcext:value-type="string">
            <text:p>Expected or actual outcomes of the stud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pulation</text:p>
          </table:table-cell>
          <table:table-cell office:value-type="string" calcext:value-type="string">
            <text:p>Any characteristics of the population used in the study, e.g. 'males under 65'.</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nsor</text:p>
          </table:table-cell>
          <table:table-cell office:value-type="string" calcext:value-type="string">
            <text:p>Sponsor of the stud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atus</text:p>
          </table:table-cell>
          <table:table-cell office:value-type="string" calcext:value-type="string">
            <text:p>The status of the study (enumer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udyLocation</text:p>
          </table:table-cell>
          <table:table-cell office:value-type="string" calcext:value-type="string">
            <text:p>The location in which the study is taking/took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udySubject</text:p>
          </table:table-cell>
          <table:table-cell office:value-type="string" calcext:value-type="string">
            <text:p>A subject of the study, i.e. one of the medical conditions, therapies, devices, drugs, etc. investigated by the stud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ObservationalStudy</text:p>
          </table:table-cell>
          <table:table-cell office:value-type="string" calcext:value-type="string">
            <text:p>An observational study is a type of medical study that attempts to infer the possible effect of a treatment through observation of a cohort of subjects over a period of time. In an observational study, the assignment of subjects into treatment groups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udyDesign</text:p>
          </table:table-cell>
          <table:table-cell office:value-type="string" calcext:value-type="string">
            <text:p>Specifics about the observational study design (enumerat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ObservationalStudyDesign</text:p>
          </table:table-cell>
          <table:table-cell office:value-type="string" calcext:value-type="string">
            <text:p>Design models for observational medical studie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ProcedureType</text:p>
          </table:table-cell>
          <table:table-cell office:value-type="string" calcext:value-type="string">
            <text:p>An enumeration that describes different types of medical procedur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RiskEstimator</text:p>
          </table:table-cell>
          <table:table-cell office:value-type="string" calcext:value-type="string">
            <text:p>Any rule set or interactive tool for estimating the risk of developing a complication or con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stimatesRiskOf</text:p>
          </table:table-cell>
          <table:table-cell office:value-type="string" calcext:value-type="string">
            <text:p>The condition, complication, or symptom whose risk is being estima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cludedRiskFactor</text:p>
          </table:table-cell>
          <table:table-cell office:value-type="string" calcext:value-type="string">
            <text:p>A modifiable or non-modifiable risk factor included in the calculation, e.g. age, coexisting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RiskCalculator</text:p>
          </table:table-cell>
          <table:table-cell office:value-type="string" calcext:value-type="string">
            <text:p>A complex mathematical calculation requiring an online calculator, used to assess prognosis. Note: use the url property of Thing to record any URLs for online calculator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RiskFactor</text:p>
          </table:table-cell>
          <table:table-cell office:value-type="string" calcext:value-type="string">
            <text:p>A risk factor is anything that increases a person's likelihood of developing or contracting a disease, medical condition, or compl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creasesRiskOf</text:p>
          </table:table-cell>
          <table:table-cell office:value-type="string" calcext:value-type="string">
            <text:p>The condition, complication, etc. influenced by this fact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RiskScore</text:p>
          </table:table-cell>
          <table:table-cell office:value-type="string" calcext:value-type="string">
            <text:p>A simple system that adds up the number of risk factors to yield a score that is associated with prognosis, e.g. CHAD score, TIMI risk sco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gorithm</text:p>
          </table:table-cell>
          <table:table-cell office:value-type="string" calcext:value-type="string">
            <text:p>The algorithm or rules to follow to compute the sc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cholarlyArticle</text:p>
          </table:table-cell>
          <table:table-cell office:value-type="string" calcext:value-type="string">
            <text:p>A scholarly artic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cholarlyArticle</text:p>
          </table:table-cell>
          <table:table-cell office:value-type="string" calcext:value-type="string">
            <text:p>A scholarly article in the medical doma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blicationType</text:p>
          </table:table-cell>
          <table:table-cell office:value-type="string" calcext:value-type="string">
            <text:p>The type of the medical article, taken from the US NLM MeSH &lt;a href=http://www.nlm.nih.gov/mesh/pubtypes.html&gt;publication type catalo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ignOrSymptom</text:p>
          </table:table-cell>
          <table:table-cell office:value-type="string" calcext:value-type="string">
            <text:p>Any indication of the existence of a medical condition or disea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ign</text:p>
          </table:table-cell>
          <table:table-cell office:value-type="string" calcext:value-type="string">
            <text:p>Any physical manifestation of a person's medical condition discoverable by objective diagnostic tests or physical examin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dentifyingExam</text:p>
          </table:table-cell>
          <table:table-cell office:value-type="string" calcext:value-type="string">
            <text:p>A physical examination that can identify this sig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dentifyingTest</text:p>
          </table:table-cell>
          <table:table-cell office:value-type="string" calcext:value-type="string">
            <text:p>A diagnostic test that can identify this sig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ecialty</text:p>
          </table:table-cell>
          <table:table-cell office:value-type="string" calcext:value-type="string">
            <text:p>Any branch of a field in which people typically develop specific expertise, usually after significant study, time, and effor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pecialty</text:p>
          </table:table-cell>
          <table:table-cell office:value-type="string" calcext:value-type="string">
            <text:p>Any specific branch of medical science or practice. Medical specialities include clinical specialties that pertain to particular organ systems and their respective disease states, as well as allied health specialtie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tudyStatus</text:p>
          </table:table-cell>
          <table:table-cell office:value-type="string" calcext:value-type="string">
            <text:p>The status of a medical study.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Symptom</text:p>
          </table:table-cell>
          <table:table-cell office:value-type="string" calcext:value-type="string">
            <text:p>Any indication of the existence of a medical condition or disease that is apparent to the pati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TestPanel</text:p>
          </table:table-cell>
          <table:table-cell office:value-type="string" calcext:value-type="string">
            <text:p>Any collection of tests commonly ordered togeth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Test</text:p>
          </table:table-cell>
          <table:table-cell office:value-type="string" calcext:value-type="string">
            <text:p>A component test of the pane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Trial</text:p>
          </table:table-cell>
          <table:table-cell office:value-type="string" calcext:value-type="string">
            <text:p>A medical trial is a type of medical study that uses scientific process used to compare the safety and efficacy of medical therapies or medical procedures. In general, medical trials are controlled and subjects are allocated at random to the differen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hase</text:p>
          </table:table-cell>
          <table:table-cell office:value-type="string" calcext:value-type="string">
            <text:p>The phase of the tri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ialDesign</text:p>
          </table:table-cell>
          <table:table-cell office:value-type="string" calcext:value-type="string">
            <text:p>Specifics about the trial design (enumerat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TrialDesign</text:p>
          </table:table-cell>
          <table:table-cell office:value-type="string" calcext:value-type="string">
            <text:p>Design models for medical trials.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alWebPage</text:p>
          </table:table-cell>
          <table:table-cell office:value-type="string" calcext:value-type="string">
            <text:p>A web page that provides medical inform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pect</text:p>
          </table:table-cell>
          <table:table-cell office:value-type="string" calcext:value-type="string">
            <text:p>An aspect of medical practice that is considered on the page, such as 'diagnosis', 'treatment', 'causes', 'prognosis', 'etiology', 'epidemiology',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dicineSystem</text:p>
          </table:table-cell>
          <table:table-cell office:value-type="string" calcext:value-type="string">
            <text:p>Systems of medical pract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ensClothingStore</text:p>
          </table:table-cell>
          <table:table-cell office:value-type="string" calcext:value-type="string">
            <text:p>A men's clothing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iddleSchool</text:p>
          </table:table-cell>
          <table:table-cell office:value-type="string" calcext:value-type="string">
            <text:p>A middle school (typically for children aged around 11-14, although this varies somewha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oftwareApplication</text:p>
          </table:table-cell>
          <table:table-cell office:value-type="string" calcext:value-type="string">
            <text:p>A software appl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cationCategory</text:p>
          </table:table-cell>
          <table:table-cell office:value-type="string" calcext:value-type="string">
            <text:p>Type of software application, e.g. "Game, Multimedi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cationSubCategory</text:p>
          </table:table-cell>
          <table:table-cell office:value-type="string" calcext:value-type="string">
            <text:p>Subcategory of the application, e.g. "Arcade G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cationSuite</text:p>
          </table:table-cell>
          <table:table-cell office:value-type="string" calcext:value-type="string">
            <text:p>The name of the application suite to which the application belongs (e.g. Excel belongs to Off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untriesNotSupported</text:p>
          </table:table-cell>
          <table:table-cell office:value-type="string" calcext:value-type="string">
            <text:p>Countries for which the application is not supported. You can also provide the two-letter ISO 3166-1 alpha-2 country cod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untriesSupported</text:p>
          </table:table-cell>
          <table:table-cell office:value-type="string" calcext:value-type="string">
            <text:p>Countries for which the application is supported. You can also provide the two-letter ISO 3166-1 alpha-2 country cod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vice</text:p>
          </table:table-cell>
          <table:table-cell office:value-type="string" calcext:value-type="string">
            <text:p>Device required to run the application. Used in cases where a specific make/model is required to run the appl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wnloadUrl</text:p>
          </table:table-cell>
          <table:table-cell office:value-type="string" calcext:value-type="string">
            <text:p>If the file can be downloaded, URL to download the binar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eatureList</text:p>
          </table:table-cell>
          <table:table-cell office:value-type="string" calcext:value-type="string">
            <text:p>Features or modules provided by this application (and possibly required by other applic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ileFormat</text:p>
          </table:table-cell>
          <table:table-cell office:value-type="string" calcext:value-type="string">
            <text:p>MIME format of the binary (e.g. application/z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ileSize</text:p>
          </table:table-cell>
          <table:table-cell office:value-type="string" calcext:value-type="string">
            <text:p>Size of the application / package (e.g. 18MB). In the absence of a unit (MB, KB etc.), KB will be assu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stallUrl</text:p>
          </table:table-cell>
          <table:table-cell office:value-type="string" calcext:value-type="string">
            <text:p>URL at which the app may be installed, if different from the URL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moryRequirements</text:p>
          </table:table-cell>
          <table:table-cell office:value-type="string" calcext:value-type="string">
            <text:p>Minimum memory requiremen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eratingSystem</text:p>
          </table:table-cell>
          <table:table-cell office:value-type="string" calcext:value-type="string">
            <text:p>Operating systems supported (Windows 7, OSX 10.6, Android 1.6).</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ermissions</text:p>
          </table:table-cell>
          <table:table-cell office:value-type="string" calcext:value-type="string">
            <text:p>Permission(s) required to run the app (for example, a mobile app may require full internet access or may run only on wifi).</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cessorRequirements</text:p>
          </table:table-cell>
          <table:table-cell office:value-type="string" calcext:value-type="string">
            <text:p>Processor architecture required to run the application (e.g. IA64).</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easeNotes</text:p>
          </table:table-cell>
          <table:table-cell office:value-type="string" calcext:value-type="string">
            <text:p>Description of what changed in this vers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quirements</text:p>
          </table:table-cell>
          <table:table-cell office:value-type="string" calcext:value-type="string">
            <text:p>Component dependency requirements for application. This includes runtime environments and shared libraries that are not included in the application distribution package, but required to run the application (Examples: DirectX, Java or .NET run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creenshot</text:p>
          </table:table-cell>
          <table:table-cell office:value-type="string" calcext:value-type="string">
            <text:p>A link to a screenshot image of the ap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ftwareVersion</text:p>
          </table:table-cell>
          <table:table-cell office:value-type="string" calcext:value-type="string">
            <text:p>Version of the software insta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orageRequirements</text:p>
          </table:table-cell>
          <table:table-cell office:value-type="string" calcext:value-type="string">
            <text:p>Storage requirements (free space requi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ftwareAddOn</text:p>
          </table:table-cell>
          <table:table-cell office:value-type="string" calcext:value-type="string">
            <text:p>Additional content for a software appl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ftwareHelp</text:p>
          </table:table-cell>
          <table:table-cell office:value-type="string" calcext:value-type="string">
            <text:p>Software application hel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bileApplication</text:p>
          </table:table-cell>
          <table:table-cell office:value-type="string" calcext:value-type="string">
            <text:p>A software application designed specifically to work well on a mobile device such as a telepho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rrierRequirements</text:p>
          </table:table-cell>
          <table:table-cell office:value-type="string" calcext:value-type="string">
            <text:p>Specifies specific carrier(s) requirements for the application (e.g. an application may only work on a specific carrier netwo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bilePhoneStore</text:p>
          </table:table-cell>
          <table:table-cell office:value-type="string" calcext:value-type="string">
            <text:p>A store that sells mobile phones and related accessor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sque</text:p>
          </table:table-cell>
          <table:table-cell office:value-type="string" calcext:value-type="string">
            <text:p>A mosq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tel</text:p>
          </table:table-cell>
          <table:table-cell office:value-type="string" calcext:value-type="string">
            <text:p>A mote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torcycleDealer</text:p>
          </table:table-cell>
          <table:table-cell office:value-type="string" calcext:value-type="string">
            <text:p>A motorcycle deal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torcycleRepair</text:p>
          </table:table-cell>
          <table:table-cell office:value-type="string" calcext:value-type="string">
            <text:p>A motorcycle repair sh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untain</text:p>
          </table:table-cell>
          <table:table-cell office:value-type="string" calcext:value-type="string">
            <text:p>A mountain, like Mount Whitney or Mount Evere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ie</text:p>
          </table:table-cell>
          <table:table-cell office:value-type="string" calcext:value-type="string">
            <text:p>A movi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or</text:p>
          </table:table-cell>
          <table:table-cell office:value-type="string" calcext:value-type="string">
            <text:p>An actor, e.g. in tv, radio, movie, video games etc. Actors can be associated with individual items or with a series, episode, cl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ors</text:p>
          </table:table-cell>
          <table:table-cell office:value-type="string" calcext:value-type="string">
            <text:p>An actor, e.g. in tv, radio, movie, video games etc. Actors can be associated with individual items or with a series, episode, cl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rector</text:p>
          </table:table-cell>
          <table:table-cell office:value-type="string" calcext:value-type="string">
            <text:p>A director of e.g. tv, radio, movie, video games etc. content. Directors can be associated with individual items or with a series, episode, cl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rectors</text:p>
          </table:table-cell>
          <table:table-cell office:value-type="string" calcext:value-type="string">
            <text:p>A director of e.g. tv, radio, movie, video games etc. content. Directors can be associated with individual items or with a series, episode, cl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By</text:p>
          </table:table-cell>
          <table:table-cell office:value-type="string" calcext:value-type="string">
            <text:p>The composer of the soundtrac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iler</text:p>
          </table:table-cell>
          <table:table-cell office:value-type="string" calcext:value-type="string">
            <text:p>The trailer of a movie or tv/radio series, season, episode,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ieRentalStore</text:p>
          </table:table-cell>
          <table:table-cell office:value-type="string" calcext:value-type="string">
            <text:p>A movie rental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ieTheater</text:p>
          </table:table-cell>
          <table:table-cell office:value-type="string" calcext:value-type="string">
            <text:p>A movie thea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ingCompany</text:p>
          </table:table-cell>
          <table:table-cell office:value-type="string" calcext:value-type="string">
            <text:p>A moving compan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cle</text:p>
          </table:table-cell>
          <table:table-cell office:value-type="string" calcext:value-type="string">
            <text:p>A muscle is an anatomical structure consisting of a contractile form of tissue that animals use to effect move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ion</text:p>
          </table:table-cell>
          <table:table-cell office:value-type="string" calcext:value-type="string">
            <text:p>The movement the muscle gener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cleAction</text:p>
          </table:table-cell>
          <table:table-cell office:value-type="string" calcext:value-type="string">
            <text:p>The movement the muscle gener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ntagonist</text:p>
          </table:table-cell>
          <table:table-cell office:value-type="string" calcext:value-type="string">
            <text:p>The muscle whose action counteracts the specified mus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loodSupply</text:p>
          </table:table-cell>
          <table:table-cell office:value-type="string" calcext:value-type="string">
            <text:p>The blood vessel that carries blood from the heart to the mus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sertion</text:p>
          </table:table-cell>
          <table:table-cell office:value-type="string" calcext:value-type="string">
            <text:p>The place of attachment of a muscle, or what the muscle mov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erve</text:p>
          </table:table-cell>
          <table:table-cell office:value-type="string" calcext:value-type="string">
            <text:p>The underlying innervation associated with the mus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igin</text:p>
          </table:table-cell>
          <table:table-cell office:value-type="string" calcext:value-type="string">
            <text:p>The place or point where a muscle aris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eum</text:p>
          </table:table-cell>
          <table:table-cell office:value-type="string" calcext:value-type="string">
            <text:p>A muse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Playlist</text:p>
          </table:table-cell>
          <table:table-cell office:value-type="string" calcext:value-type="string">
            <text:p>A collection of music tracks in playlist for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Tracks</text:p>
          </table:table-cell>
          <table:table-cell office:value-type="string" calcext:value-type="string">
            <text:p>The number of tracks in this album or playli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cks</text:p>
          </table:table-cell>
          <table:table-cell office:value-type="string" calcext:value-type="string">
            <text:p>A music recording (track)—usually a single so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ck</text:p>
          </table:table-cell>
          <table:table-cell office:value-type="string" calcext:value-type="string">
            <text:p>A music recording (track)—usually a single song. If an ItemList is given, the list should contain items of type MusicRecord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Album</text:p>
          </table:table-cell>
          <table:table-cell office:value-type="string" calcext:value-type="string">
            <text:p>A collection of music track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yArtist</text:p>
          </table:table-cell>
          <table:table-cell office:value-type="string" calcext:value-type="string">
            <text:p>The artist that performed this album or record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bumProductionType</text:p>
          </table:table-cell>
          <table:table-cell office:value-type="string" calcext:value-type="string">
            <text:p>Classification of the album by it's type of content: soundtrack, live album, studio album,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bumReleaseType</text:p>
          </table:table-cell>
          <table:table-cell office:value-type="string" calcext:value-type="string">
            <text:p>The kind of release which this album is: single, EP or albu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bumRelease</text:p>
          </table:table-cell>
          <table:table-cell office:value-type="string" calcext:value-type="string">
            <text:p>A release of this alb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Event</text:p>
          </table:table-cell>
          <table:table-cell office:value-type="string" calcext:value-type="string">
            <text:p>Event type: Music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Group</text:p>
          </table:table-cell>
          <table:table-cell office:value-type="string" calcext:value-type="string">
            <text:p>A musical group, such as a band, an orchestra, or a choir. Can also be a solo musici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bum</text:p>
          </table:table-cell>
          <table:table-cell office:value-type="string" calcext:value-type="string">
            <text:p>A music albu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bums</text:p>
          </table:table-cell>
          <table:table-cell office:value-type="string" calcext:value-type="string">
            <text:p>A collection of music album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GroupMember</text:p>
          </table:table-cell>
          <table:table-cell office:value-type="string" calcext:value-type="string">
            <text:p>A member of a music group—for example, John, Paul, George, or Ring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Recording</text:p>
          </table:table-cell>
          <table:table-cell office:value-type="string" calcext:value-type="string">
            <text:p>A music recording (track), usually a single so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Album</text:p>
          </table:table-cell>
          <table:table-cell office:value-type="string" calcext:value-type="string">
            <text:p>The album to which this recording belong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Playlist</text:p>
          </table:table-cell>
          <table:table-cell office:value-type="string" calcext:value-type="string">
            <text:p>The playlist to which this recording belong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rcCode</text:p>
          </table:table-cell>
          <table:table-cell office:value-type="string" calcext:value-type="string">
            <text:p>The International Standard Recording Code for the record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rdingOf</text:p>
          </table:table-cell>
          <table:table-cell office:value-type="string" calcext:value-type="string">
            <text:p>The composition this track is a recording of.</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Store</text:p>
          </table:table-cell>
          <table:table-cell office:value-type="string" calcext:value-type="string">
            <text:p>A music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Venue</text:p>
          </table:table-cell>
          <table:table-cell office:value-type="string" calcext:value-type="string">
            <text:p>A music ven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VideoObject</text:p>
          </table:table-cell>
          <table:table-cell office:value-type="string" calcext:value-type="string">
            <text:p>A music video fi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GO</text:p>
          </table:table-cell>
          <table:table-cell office:value-type="string" calcext:value-type="string">
            <text:p>Organization: Non-governmental Organiz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ailSalon</text:p>
          </table:table-cell>
          <table:table-cell office:value-type="string" calcext:value-type="string">
            <text:p>A nail sal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erve</text:p>
          </table:table-cell>
          <table:table-cell office:value-type="string" calcext:value-type="string">
            <text:p>A common pathway for the electrochemical nerve impulses that are transmitted along each of the ax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anch</text:p>
          </table:table-cell>
          <table:table-cell office:value-type="string" calcext:value-type="string">
            <text:p>The branches that delineate from the nerve bund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erveMotor</text:p>
          </table:table-cell>
          <table:table-cell office:value-type="string" calcext:value-type="string">
            <text:p>The neurological pathway extension that involves muscle contro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nsoryUnit</text:p>
          </table:table-cell>
          <table:table-cell office:value-type="string" calcext:value-type="string">
            <text:p>The neurological pathway extension that inputs and sends information to the brain or spinal cor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urcedFrom</text:p>
          </table:table-cell>
          <table:table-cell office:value-type="string" calcext:value-type="string">
            <text:p>The neurological pathway that originates the neuron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ewsArticle</text:p>
          </table:table-cell>
          <table:table-cell office:value-type="string" calcext:value-type="string">
            <text:p>A news arti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line</text:p>
          </table:table-cell>
          <table:table-cell office:value-type="string" calcext:value-type="string">
            <text:p>The location where the NewsArticle was produc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ntColumn</text:p>
          </table:table-cell>
          <table:table-cell office:value-type="string" calcext:value-type="string">
            <text:p>The number of the column in which the NewsArticle appears in the print ed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ntEdition</text:p>
          </table:table-cell>
          <table:table-cell office:value-type="string" calcext:value-type="string">
            <text:p>The edition of the print product in which the NewsArticle appea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ntPage</text:p>
          </table:table-cell>
          <table:table-cell office:value-type="string" calcext:value-type="string">
            <text:p>If this NewsArticle appears in print, this field indicates the name of the page on which the article is found. Please note that this field is intended for the exact page name (e.g. A5, B18).</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ntSection</text:p>
          </table:table-cell>
          <table:table-cell office:value-type="string" calcext:value-type="string">
            <text:p>If this NewsArticle appears in print, this field indicates the print section in which the article appear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ightClub</text:p>
          </table:table-cell>
          <table:table-cell office:value-type="string" calcext:value-type="string">
            <text:p>A nightclub or discotheq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otary</text:p>
          </table:table-cell>
          <table:table-cell office:value-type="string" calcext:value-type="string">
            <text:p>A nota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NutritionInformation</text:p>
          </table:table-cell>
          <table:table-cell office:value-type="string" calcext:value-type="string">
            <text:p>Nutritional information about the recip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lories</text:p>
          </table:table-cell>
          <table:table-cell office:value-type="string" calcext:value-type="string">
            <text:p>The number of calor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rbohydrateContent</text:p>
          </table:table-cell>
          <table:table-cell office:value-type="string" calcext:value-type="string">
            <text:p>The number of grams of carbohydr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olesterolContent</text:p>
          </table:table-cell>
          <table:table-cell office:value-type="string" calcext:value-type="string">
            <text:p>The number of milligrams of cholestero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atContent</text:p>
          </table:table-cell>
          <table:table-cell office:value-type="string" calcext:value-type="string">
            <text:p>The number of grams of fa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iberContent</text:p>
          </table:table-cell>
          <table:table-cell office:value-type="string" calcext:value-type="string">
            <text:p>The number of grams of fib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teinContent</text:p>
          </table:table-cell>
          <table:table-cell office:value-type="string" calcext:value-type="string">
            <text:p>The number of grams of prote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aturatedFatContent</text:p>
          </table:table-cell>
          <table:table-cell office:value-type="string" calcext:value-type="string">
            <text:p>The number of grams of saturated fa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ngSize</text:p>
          </table:table-cell>
          <table:table-cell office:value-type="string" calcext:value-type="string">
            <text:p>The serving size, in terms of the number of volume or ma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odiumContent</text:p>
          </table:table-cell>
          <table:table-cell office:value-type="string" calcext:value-type="string">
            <text:p>The number of milligrams of sodiu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garContent</text:p>
          </table:table-cell>
          <table:table-cell office:value-type="string" calcext:value-type="string">
            <text:p>The number of grams of suga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nsFatContent</text:p>
          </table:table-cell>
          <table:table-cell office:value-type="string" calcext:value-type="string">
            <text:p>The number of grams of trans fa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nsaturatedFatContent</text:p>
          </table:table-cell>
          <table:table-cell office:value-type="string" calcext:value-type="string">
            <text:p>The number of grams of unsaturated fa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ceanBodyOfWater</text:p>
          </table:table-cell>
          <table:table-cell office:value-type="string" calcext:value-type="string">
            <text:p>An ocean (for example, the Pacifi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fferItemCondition</text:p>
          </table:table-cell>
          <table:table-cell office:value-type="string" calcext:value-type="string">
            <text:p>A list of possible conditions for the ite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fficeEquipmentStore</text:p>
          </table:table-cell>
          <table:table-cell office:value-type="string" calcext:value-type="string">
            <text:p>An office equipment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ptician</text:p>
          </table:table-cell>
          <table:table-cell office:value-type="string" calcext:value-type="string">
            <text:p>A store that sells reading glasses and similar devices for improving vis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utletStore</text:p>
          </table:table-cell>
          <table:table-cell office:value-type="string" calcext:value-type="string">
            <text:p>An outlet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inting</text:p>
          </table:table-cell>
          <table:table-cell office:value-type="string" calcext:value-type="string">
            <text:p>A paint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lliativeProcedure</text:p>
          </table:table-cell>
          <table:table-cell office:value-type="string" calcext:value-type="string">
            <text:p>A medical procedure intended primarily for palliative purposes, aimed at relieving the symptoms of an underlying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rk</text:p>
          </table:table-cell>
          <table:table-cell office:value-type="string" calcext:value-type="string">
            <text:p>A pa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rkingFacility</text:p>
          </table:table-cell>
          <table:table-cell office:value-type="string" calcext:value-type="string">
            <text:p>A parking lot or other parking facil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thologyTest</text:p>
          </table:table-cell>
          <table:table-cell office:value-type="string" calcext:value-type="string">
            <text:p>A medical test performed by a laboratory that typically involves examination of a tissue sample by a pathologi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ssueSample</text:p>
          </table:table-cell>
          <table:table-cell office:value-type="string" calcext:value-type="string">
            <text:p>The type of tissue sample required for the te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wnShop</text:p>
          </table:table-cell>
          <table:table-cell office:value-type="string" calcext:value-type="string">
            <text:p>A shop that will buy, or lend money against the security of, personal possession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formingArtsTheater</text:p>
          </table:table-cell>
          <table:table-cell office:value-type="string" calcext:value-type="string">
            <text:p>A theater or other performing art cen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son</text:p>
          </table:table-cell>
          <table:table-cell office:value-type="string" calcext:value-type="string">
            <text:p>A person (alive, dead, undead, or fiction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itionalName</text:p>
          </table:table-cell>
          <table:table-cell office:value-type="string" calcext:value-type="string">
            <text:p>An additional name for a Person, can be used for a middle n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ffiliation</text:p>
          </table:table-cell>
          <table:table-cell office:value-type="string" calcext:value-type="string">
            <text:p>An organization that this person is affiliated with. For example, a school/university, a club, or a tea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umniOf</text:p>
          </table:table-cell>
          <table:table-cell office:value-type="string" calcext:value-type="string">
            <text:p>An educational organizations that the person is an alumni of.</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rthDate</text:p>
          </table:table-cell>
          <table:table-cell office:value-type="string" calcext:value-type="string">
            <text:p>Date of birth.</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ildren</text:p>
          </table:table-cell>
          <table:table-cell office:value-type="string" calcext:value-type="string">
            <text:p>A child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lleague</text:p>
          </table:table-cell>
          <table:table-cell office:value-type="string" calcext:value-type="string">
            <text:p>A colleague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lleagues</text:p>
          </table:table-cell>
          <table:table-cell office:value-type="string" calcext:value-type="string">
            <text:p>A colleague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athDate</text:p>
          </table:table-cell>
          <table:table-cell office:value-type="string" calcext:value-type="string">
            <text:p>Date of death.</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amilyName</text:p>
          </table:table-cell>
          <table:table-cell office:value-type="string" calcext:value-type="string">
            <text:p>Family name. In the U.S., the last name of an Person. This can be used along with givenName instead of the name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llows</text:p>
          </table:table-cell>
          <table:table-cell office:value-type="string" calcext:value-type="string">
            <text:p>The most generic uni-directional social rel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ender</text:p>
          </table:table-cell>
          <table:table-cell office:value-type="string" calcext:value-type="string">
            <text:p>Gender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ivenName</text:p>
          </table:table-cell>
          <table:table-cell office:value-type="string" calcext:value-type="string">
            <text:p>Given name. In the U.S., the first name of a Person. This can be used along with familyName instead of the name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meLocation</text:p>
          </table:table-cell>
          <table:table-cell office:value-type="string" calcext:value-type="string">
            <text:p>A contact location for a person's resid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norificPrefix</text:p>
          </table:table-cell>
          <table:table-cell office:value-type="string" calcext:value-type="string">
            <text:p>An honorific prefix preceding a Person's name such as Dr/Mrs/M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norificSuffix</text:p>
          </table:table-cell>
          <table:table-cell office:value-type="string" calcext:value-type="string">
            <text:p>An honorific suffix preceding a Person's name such as M.D. /PhD/MSCSW.</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jobTitle</text:p>
          </table:table-cell>
          <table:table-cell office:value-type="string" calcext:value-type="string">
            <text:p>The job title of the person (for example, Financial Manag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knows</text:p>
          </table:table-cell>
          <table:table-cell office:value-type="string" calcext:value-type="string">
            <text:p>The most generic bi-directional social/work rel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ationality</text:p>
          </table:table-cell>
          <table:table-cell office:value-type="string" calcext:value-type="string">
            <text:p>Nationality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etWorth</text:p>
          </table:table-cell>
          <table:table-cell office:value-type="string" calcext:value-type="string">
            <text:p>The total financial value of the organization or person as calculated by subtracting assets from liabilit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ent</text:p>
          </table:table-cell>
          <table:table-cell office:value-type="string" calcext:value-type="string">
            <text:p>A parent of this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ents</text:p>
          </table:table-cell>
          <table:table-cell office:value-type="string" calcext:value-type="string">
            <text:p>A parents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erformerIn</text:p>
          </table:table-cell>
          <table:table-cell office:value-type="string" calcext:value-type="string">
            <text:p>Event that this person is a performer or participant 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To</text:p>
          </table:table-cell>
          <table:table-cell office:value-type="string" calcext:value-type="string">
            <text:p>The most generic familial rel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bling</text:p>
          </table:table-cell>
          <table:table-cell office:value-type="string" calcext:value-type="string">
            <text:p>A sibling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blings</text:p>
          </table:table-cell>
          <table:table-cell office:value-type="string" calcext:value-type="string">
            <text:p>A sibling of the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use</text:p>
          </table:table-cell>
          <table:table-cell office:value-type="string" calcext:value-type="string">
            <text:p>The person's spou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eight</text:p>
          </table:table-cell>
          <table:table-cell office:value-type="string" calcext:value-type="string">
            <text:p>The weight of the product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Location</text:p>
          </table:table-cell>
          <table:table-cell office:value-type="string" calcext:value-type="string">
            <text:p>A contact location for a person's place of 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orksFor</text:p>
          </table:table-cell>
          <table:table-cell office:value-type="string" calcext:value-type="string">
            <text:p>Organizations that the person works f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rthPlace</text:p>
          </table:table-cell>
          <table:table-cell office:value-type="string" calcext:value-type="string">
            <text:p>The place where the person was bor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athPlace</text:p>
          </table:table-cell>
          <table:table-cell office:value-type="string" calcext:value-type="string">
            <text:p>The place where the person di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tStore</text:p>
          </table:table-cell>
          <table:table-cell office:value-type="string" calcext:value-type="string">
            <text:p>A pet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armacy</text:p>
          </table:table-cell>
          <table:table-cell office:value-type="string" calcext:value-type="string">
            <text:p>A pharmacy or drug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otograph</text:p>
          </table:table-cell>
          <table:table-cell office:value-type="string" calcext:value-type="string">
            <text:p>A photograp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ysicalActivityCategory</text:p>
          </table:table-cell>
          <table:table-cell office:value-type="string" calcext:value-type="string">
            <text:p>Categories of physical activity, organized by physiologic classific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ysicalExam</text:p>
          </table:table-cell>
          <table:table-cell office:value-type="string" calcext:value-type="string">
            <text:p>A type of physical examination of a patient performed by a physician. Enumerated typ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ysicalTherapy</text:p>
          </table:table-cell>
          <table:table-cell office:value-type="string" calcext:value-type="string">
            <text:p>A process of progressive physical care and rehabilitation aimed at improving a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ysician</text:p>
          </table:table-cell>
          <table:table-cell office:value-type="string" calcext:value-type="string">
            <text:p>A doctor's off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spitalAffiliation</text:p>
          </table:table-cell>
          <table:table-cell office:value-type="string" calcext:value-type="string">
            <text:p>A hospital with which the physician or office is affiliat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ayground</text:p>
          </table:table-cell>
          <table:table-cell office:value-type="string" calcext:value-type="string">
            <text:p>A playgrou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umber</text:p>
          </table:table-cell>
          <table:table-cell office:value-type="string" calcext:value-type="string">
            <text:p>A plumbing serv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oliceStation</text:p>
          </table:table-cell>
          <table:table-cell office:value-type="string" calcext:value-type="string">
            <text:p>A police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ond</text:p>
          </table:table-cell>
          <table:table-cell office:value-type="string" calcext:value-type="string">
            <text:p>A po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ostOffice</text:p>
          </table:table-cell>
          <table:table-cell office:value-type="string" calcext:value-type="string">
            <text:p>A post off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ostalAddress</text:p>
          </table:table-cell>
          <table:table-cell office:value-type="string" calcext:value-type="string">
            <text:p>The mailing add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ressCountry</text:p>
          </table:table-cell>
          <table:table-cell office:value-type="string" calcext:value-type="string">
            <text:p>The country. For example, USA. You can also provide the two-letter &lt;a href='http://en.wikipedia.org/wiki/ISO_3166-1'&gt;ISO 3166-1 alpha-2 country code&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ressLocality</text:p>
          </table:table-cell>
          <table:table-cell office:value-type="string" calcext:value-type="string">
            <text:p>The locality. For example, Mountain View.</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ressRegion</text:p>
          </table:table-cell>
          <table:table-cell office:value-type="string" calcext:value-type="string">
            <text:p>The region. For example, C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talCode</text:p>
          </table:table-cell>
          <table:table-cell office:value-type="string" calcext:value-type="string">
            <text:p>The postal code. For example, 94043.</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ostOfficeBoxNumber</text:p>
          </table:table-cell>
          <table:table-cell office:value-type="string" calcext:value-type="string">
            <text:p>The post office box number for PO box address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reetAddress</text:p>
          </table:table-cell>
          <table:table-cell office:value-type="string" calcext:value-type="string">
            <text:p>The street address. For example, 1600 Amphitheatre Pkw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eschool</text:p>
          </table:table-cell>
          <table:table-cell office:value-type="string" calcext:value-type="string">
            <text:p>A prescho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eventionIndication</text:p>
          </table:table-cell>
          <table:table-cell office:value-type="string" calcext:value-type="string">
            <text:p>An indication for preventing an underlying condition, symptom,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duct</text:p>
          </table:table-cell>
          <table:table-cell office:value-type="string" calcext:value-type="string">
            <text:p>Any offered product or service. For example: a pair of shoes; a concert ticket; the rental of a car; a haircut; or an episode of a TV show streamed onl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lor</text:p>
          </table:table-cell>
          <table:table-cell office:value-type="string" calcext:value-type="string">
            <text:p>The color of the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th</text:p>
          </table:table-cell>
          <table:table-cell office:value-type="string" calcext:value-type="string">
            <text:p>The depth of the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AccessoryOrSparePartFor</text:p>
          </table:table-cell>
          <table:table-cell office:value-type="string" calcext:value-type="string">
            <text:p>A pointer to another product (or multiple products) for which this product is an accessory or spare pa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ConsumableFor</text:p>
          </table:table-cell>
          <table:table-cell office:value-type="string" calcext:value-type="string">
            <text:p>A pointer to another product (or multiple products) for which this product is a consumab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RelatedTo</text:p>
          </table:table-cell>
          <table:table-cell office:value-type="string" calcext:value-type="string">
            <text:p>A pointer to another, somehow related product (or multiple produc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SimilarTo</text:p>
          </table:table-cell>
          <table:table-cell office:value-type="string" calcext:value-type="string">
            <text:p>A pointer to another, functionally similar product (or multiple produc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odel</text:p>
          </table:table-cell>
          <table:table-cell office:value-type="string" calcext:value-type="string">
            <text:p>The model of the product. Use with the URL of a ProductModel or a textual representation of the model identifier. The URL of the ProductModel can be from an external source. It is recommended to additionally provide strong product identifiers via th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ductID</text:p>
          </table:table-cell>
          <table:table-cell office:value-type="string" calcext:value-type="string">
            <text:p>The product identifier, such as ISBN. For example: &lt;code&gt;&lt;meta itemprop='productID' content='isbn:123-456-789'/&gt;&lt;/code&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easeDate</text:p>
          </table:table-cell>
          <table:table-cell office:value-type="string" calcext:value-type="string">
            <text:p>The release date of a product or product model. This can be used to distinguish the exact variant of a produ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filePage</text:p>
          </table:table-cell>
          <table:table-cell office:value-type="string" calcext:value-type="string">
            <text:p>Web page type: Profil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sychologicalTreatment</text:p>
          </table:table-cell>
          <table:table-cell office:value-type="string" calcext:value-type="string">
            <text:p>A process of care relying upon counseling, dialogue, communication, verbalization aimed at improving a mental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ublicSwimmingPool</text:p>
          </table:table-cell>
          <table:table-cell office:value-type="string" calcext:value-type="string">
            <text:p>A public swimming po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VPark</text:p>
          </table:table-cell>
          <table:table-cell office:value-type="string" calcext:value-type="string">
            <text:p>A place offering space for "Recreational Vehicles", Caravans, mobile homes and the lik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ationTherapy</text:p>
          </table:table-cell>
          <table:table-cell office:value-type="string" calcext:value-type="string">
            <text:p>A process of care using radiation aimed at improving a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oStation</text:p>
          </table:table-cell>
          <table:table-cell office:value-type="string" calcext:value-type="string">
            <text:p>A radio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alEstateAgent</text:p>
          </table:table-cell>
          <table:table-cell office:value-type="string" calcext:value-type="string">
            <text:p>A real-estate ag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cipe</text:p>
          </table:table-cell>
          <table:table-cell office:value-type="string" calcext:value-type="string">
            <text:p>A recip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okingMethod</text:p>
          </table:table-cell>
          <table:table-cell office:value-type="string" calcext:value-type="string">
            <text:p>The method of cooking, such as Frying, Steaming,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okTime</text:p>
          </table:table-cell>
          <table:table-cell office:value-type="string" calcext:value-type="string">
            <text:p>The time it takes to actually cook the dish, in &lt;a href='http://en.wikipedia.org/wiki/ISO_8601'&gt;ISO 8601 duration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gredients</text:p>
          </table:table-cell>
          <table:table-cell office:value-type="string" calcext:value-type="string">
            <text:p>An ingredient used in the recip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trition</text:p>
          </table:table-cell>
          <table:table-cell office:value-type="string" calcext:value-type="string">
            <text:p>Nutrition information about the recip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pTime</text:p>
          </table:table-cell>
          <table:table-cell office:value-type="string" calcext:value-type="string">
            <text:p>The length of time it takes to prepare the recipe, in &lt;a href='http://en.wikipedia.org/wiki/ISO_8601'&gt;ISO 8601 duration format&lt;/a&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eCategory</text:p>
          </table:table-cell>
          <table:table-cell office:value-type="string" calcext:value-type="string">
            <text:p>The category of the recipe—for example, appetizer, entre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eCuisine</text:p>
          </table:table-cell>
          <table:table-cell office:value-type="string" calcext:value-type="string">
            <text:p>The cuisine of the recipe (for example, French or Ethiopia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eInstructions</text:p>
          </table:table-cell>
          <table:table-cell office:value-type="string" calcext:value-type="string">
            <text:p>The steps to make the dish.</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eYield</text:p>
          </table:table-cell>
          <table:table-cell office:value-type="string" calcext:value-type="string">
            <text:p>The quantity produced by the recipe (for example, number of people served, number of serving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otalTime</text:p>
          </table:table-cell>
          <table:table-cell office:value-type="string" calcext:value-type="string">
            <text:p>The total time it takes to prepare and cook the recipe, in &lt;a href='http://en.wikipedia.org/wiki/ISO_8601'&gt;ISO 8601 duration format&lt;/a&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commendedDoseSchedule</text:p>
          </table:table-cell>
          <table:table-cell office:value-type="string" calcext:value-type="string">
            <text:p>A recommended dosing schedule for a drug or supplement as prescribed or recommended by an authority or by the drug/supplement's manufacturer. Capture the recommending authority in the recognizingAuthority property of MedicalEnt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cyclingCenter</text:p>
          </table:table-cell>
          <table:table-cell office:value-type="string" calcext:value-type="string">
            <text:p>A recycling cen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portedDoseSchedule</text:p>
          </table:table-cell>
          <table:table-cell office:value-type="string" calcext:value-type="string">
            <text:p>A patient-reported or observed dosing schedule for a drug or supple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ervoir</text:p>
          </table:table-cell>
          <table:table-cell office:value-type="string" calcext:value-type="string">
            <text:p>A reservoir of water, typically an artificially created lake, like the Lake Kariba reservoi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taurant</text:p>
          </table:table-cell>
          <table:table-cell office:value-type="string" calcext:value-type="string">
            <text:p>A restaura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view</text:p>
          </table:table-cell>
          <table:table-cell office:value-type="string" calcext:value-type="string">
            <text:p>A review of an item - for example, of a restaurant, movie, or sto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Body</text:p>
          </table:table-cell>
          <table:table-cell office:value-type="string" calcext:value-type="string">
            <text:p>The actual body of the review.</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viewRating</text:p>
          </table:table-cell>
          <table:table-cell office:value-type="string" calcext:value-type="string">
            <text:p>The rating given in this review. Note that reviews can themselves be rated. The &lt;code&gt;reviewRating&lt;/code&gt; applies to rating given by the review. The &lt;code&gt;aggregateRating&lt;/code&gt; property applies to the review itself, as a creative wo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iverBodyOfWater</text:p>
          </table:table-cell>
          <table:table-cell office:value-type="string" calcext:value-type="string">
            <text:p>A river (for example, the broad majestic Shann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oofingContractor</text:p>
          </table:table-cell>
          <table:table-cell office:value-type="string" calcext:value-type="string">
            <text:p>A roofing contract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aleEvent</text:p>
          </table:table-cell>
          <table:table-cell office:value-type="string" calcext:value-type="string">
            <text:p>Event type: Sales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chool</text:p>
          </table:table-cell>
          <table:table-cell office:value-type="string" calcext:value-type="string">
            <text:p>A schoo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culpture</text:p>
          </table:table-cell>
          <table:table-cell office:value-type="string" calcext:value-type="string">
            <text:p>A piece of sculptu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aBodyOfWater</text:p>
          </table:table-cell>
          <table:table-cell office:value-type="string" calcext:value-type="string">
            <text:p>A sea (for example, the Caspian se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archResultsPage</text:p>
          </table:table-cell>
          <table:table-cell office:value-type="string" calcext:value-type="string">
            <text:p>Web page type: Search results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lfStorage</text:p>
          </table:table-cell>
          <table:table-cell office:value-type="string" calcext:value-type="string">
            <text:p>A self-storage facil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hoeStore</text:p>
          </table:table-cell>
          <table:table-cell office:value-type="string" calcext:value-type="string">
            <text:p>A sho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hoppingCenter</text:p>
          </table:table-cell>
          <table:table-cell office:value-type="string" calcext:value-type="string">
            <text:p>A shopping center or mal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ingleFamilyResidence</text:p>
          </table:table-cell>
          <table:table-cell office:value-type="string" calcext:value-type="string">
            <text:p>Residence type: Single-family hom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ebPageElement</text:p>
          </table:table-cell>
          <table:table-cell office:value-type="string" calcext:value-type="string">
            <text:p>A web page element, like a table or an im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iteNavigationElement</text:p>
          </table:table-cell>
          <table:table-cell office:value-type="string" calcext:value-type="string">
            <text:p>A navigation element of th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kiResort</text:p>
          </table:table-cell>
          <table:table-cell office:value-type="string" calcext:value-type="string">
            <text:p>A ski resor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ocialEvent</text:p>
          </table:table-cell>
          <table:table-cell office:value-type="string" calcext:value-type="string">
            <text:p>Event type: Social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ingGoodsStore</text:p>
          </table:table-cell>
          <table:table-cell office:value-type="string" calcext:value-type="string">
            <text:p>A sporting goods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sClub</text:p>
          </table:table-cell>
          <table:table-cell office:value-type="string" calcext:value-type="string">
            <text:p>A sports club.</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sEvent</text:p>
          </table:table-cell>
          <table:table-cell office:value-type="string" calcext:value-type="string">
            <text:p>Event type: Sports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meTeam</text:p>
          </table:table-cell>
          <table:table-cell office:value-type="string" calcext:value-type="string">
            <text:p>The home team in a sports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wayTeam</text:p>
          </table:table-cell>
          <table:table-cell office:value-type="string" calcext:value-type="string">
            <text:p>The away team in a sports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petitor</text:p>
          </table:table-cell>
          <table:table-cell office:value-type="string" calcext:value-type="string">
            <text:p>A competitor in a sports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sTeam</text:p>
          </table:table-cell>
          <table:table-cell office:value-type="string" calcext:value-type="string">
            <text:p>Organization: Sports tea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ach</text:p>
          </table:table-cell>
          <table:table-cell office:value-type="string" calcext:value-type="string">
            <text:p>A person that acts in a coaching role for a sports tea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thlete</text:p>
          </table:table-cell>
          <table:table-cell office:value-type="string" calcext:value-type="string">
            <text:p>A person that acts as performing member of a sports team; a player as opposed to a coac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tadiumOrArena</text:p>
          </table:table-cell>
          <table:table-cell office:value-type="string" calcext:value-type="string">
            <text:p>A stadi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tate</text:p>
          </table:table-cell>
          <table:table-cell office:value-type="string" calcext:value-type="string">
            <text:p>A state or province of a count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ubwayStation</text:p>
          </table:table-cell>
          <table:table-cell office:value-type="string" calcext:value-type="string">
            <text:p>A subway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uperficialAnatomy</text:p>
          </table:table-cell>
          <table:table-cell office:value-type="string" calcext:value-type="string">
            <text:p>Anatomical features that can be observed by sight (without dissection), including the form and proportions of the human body as well as surface landmarks that correspond to deeper subcutaneous structures. Superficial anatomy plays an important role i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atedAnatomy</text:p>
          </table:table-cell>
          <table:table-cell office:value-type="string" calcext:value-type="string">
            <text:p>Anatomical systems or structures that relate to the superficial anatom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ignificance</text:p>
          </table:table-cell>
          <table:table-cell office:value-type="string" calcext:value-type="string">
            <text:p>The significance associated with the superficial anatomy; as an example, how characteristics of the superficial anatomy can suggest underlying medical conditions or courses of treat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ynagogue</text:p>
          </table:table-cell>
          <table:table-cell office:value-type="string" calcext:value-type="string">
            <text:p>A synagogu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pisode</text:p>
          </table:table-cell>
          <table:table-cell office:value-type="string" calcext:value-type="string">
            <text:p>A media episode (e.g. TV, radio, video game) which can be part of a series or sea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pisodeNumber</text:p>
          </table:table-cell>
          <table:table-cell office:value-type="string" calcext:value-type="string">
            <text:p>Position of the episode within an ordered group of episod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Season</text:p>
          </table:table-cell>
          <table:table-cell office:value-type="string" calcext:value-type="string">
            <text:p>The season to which this episode belong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Series</text:p>
          </table:table-cell>
          <table:table-cell office:value-type="string" calcext:value-type="string">
            <text:p>The series to which this episode or season belong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VEpisode</text:p>
          </table:table-cell>
          <table:table-cell office:value-type="string" calcext:value-type="string">
            <text:p>A TV episode which can be part of a series or sea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TVSeries</text:p>
          </table:table-cell>
          <table:table-cell office:value-type="string" calcext:value-type="string">
            <text:p>The TV series to which this episode or season belong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ason</text:p>
          </table:table-cell>
          <table:table-cell office:value-type="string" calcext:value-type="string">
            <text:p>A media season e.g. tv, radio, video gam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pisode</text:p>
          </table:table-cell>
          <table:table-cell office:value-type="string" calcext:value-type="string">
            <text:p>An episode of a tv, radio or game media within a series or sea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pisodes</text:p>
          </table:table-cell>
          <table:table-cell office:value-type="string" calcext:value-type="string">
            <text:p>An episode of a TV/radio series or sea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Episodes</text:p>
          </table:table-cell>
          <table:table-cell office:value-type="string" calcext:value-type="string">
            <text:p>The number of episodes in this season or ser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sonNumber</text:p>
          </table:table-cell>
          <table:table-cell office:value-type="string" calcext:value-type="string">
            <text:p>Position of the season within an ordered group of season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VSeason</text:p>
          </table:table-cell>
          <table:table-cell office:value-type="string" calcext:value-type="string">
            <text:p>Season dedicated to TV broadcast and associated online deliv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ries</text:p>
          </table:table-cell>
          <table:table-cell office:value-type="string" calcext:value-type="string">
            <text:p><text:s text:c="11"/>A Series in schema.org is a group of related items, typically but not necessarily of the same kind. <text:s text:c="10"/>Series are usually organized into some order, often chronological. Unlike &lt;a href="/ItemList"&gt;ItemList&lt;/a&gt; which <text:s text:c="10"/>is a g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VSeries</text:p>
          </table:table-cell>
          <table:table-cell office:value-type="string" calcext:value-type="string">
            <text:p>Series dedicated to TV broadcast and associated online deliver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Seasons</text:p>
          </table:table-cell>
          <table:table-cell office:value-type="string" calcext:value-type="string">
            <text:p>The number of seasons in this ser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son</text:p>
          </table:table-cell>
          <table:table-cell office:value-type="string" calcext:value-type="string">
            <text:p>A season in a media ser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sons</text:p>
          </table:table-cell>
          <table:table-cell office:value-type="string" calcext:value-type="string">
            <text:p>A season in a media ser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deoGameSeries</text:p>
          </table:table-cell>
          <table:table-cell office:value-type="string" calcext:value-type="string">
            <text:p>A &lt;a href="/VideoGame"&gt;video game&lt;/a&gt; seri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Players</text:p>
          </table:table-cell>
          <table:table-cell office:value-type="string" calcext:value-type="string">
            <text:p>Indicate how many people can play this game (minimum, maximum, or ran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quest</text:p>
          </table:table-cell>
          <table:table-cell office:value-type="string" calcext:value-type="string">
            <text:p>The task that a player-controlled character, or group of characters may complete in order to gain a rewar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Item</text:p>
          </table:table-cell>
          <table:table-cell office:value-type="string" calcext:value-type="string">
            <text:p>An item is an object within the game world that can be collected by a player or, occasionally, a non-player charact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aracterAttribute</text:p>
          </table:table-cell>
          <table:table-cell office:value-type="string" calcext:value-type="string">
            <text:p>A piece of data that represents a particular aspect of a fictional character (skill, power, character points, advantage, disadvant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layMode</text:p>
          </table:table-cell>
          <table:table-cell office:value-type="string" calcext:value-type="string">
            <text:p>Indicates whether this game is multi-player, co-op or single-player. <text:s/>The game can be marked as multi-player, co-op and single-player at the same 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eatCode</text:p>
          </table:table-cell>
          <table:table-cell office:value-type="string" calcext:value-type="string">
            <text:p>Cheat codes to the g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Platform</text:p>
          </table:table-cell>
          <table:table-cell office:value-type="string" calcext:value-type="string">
            <text:p>The electronic systems used to play &lt;a href="http://en.wikipedia.org/wiki/Category:Video_game_platforms"&gt;video games&lt;/a&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able</text:p>
          </table:table-cell>
          <table:table-cell office:value-type="string" calcext:value-type="string">
            <text:p>A table on a Web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attooParlor</text:p>
          </table:table-cell>
          <table:table-cell office:value-type="string" calcext:value-type="string">
            <text:p>A tattoo parl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axiStand</text:p>
          </table:table-cell>
          <table:table-cell office:value-type="string" calcext:value-type="string">
            <text:p>A taxi sta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levisionStation</text:p>
          </table:table-cell>
          <table:table-cell office:value-type="string" calcext:value-type="string">
            <text:p>A television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nnisComplex</text:p>
          </table:table-cell>
          <table:table-cell office:value-type="string" calcext:value-type="string">
            <text:p>A tennis complex.</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xt</text:p>
          </table:table-cell>
          <table:table-cell office:value-type="string" calcext:value-type="string">
            <text:p>Data type: Tex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heaterEvent</text:p>
          </table:table-cell>
          <table:table-cell office:value-type="string" calcext:value-type="string">
            <text:p>Event type: Theater performa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heaterGroup</text:p>
          </table:table-cell>
          <table:table-cell office:value-type="string" calcext:value-type="string">
            <text:p>A theater group or company, for example, the Royal Shakespeare Company or Druid Theat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herapeuticProcedure</text:p>
          </table:table-cell>
          <table:table-cell office:value-type="string" calcext:value-type="string">
            <text:p>A medical procedure intended primarily for therapeutic purposes, aimed at improving a health condi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ime</text:p>
          </table:table-cell>
          <table:table-cell office:value-type="string" calcext:value-type="string">
            <text:p>A point in time recurring on multiple days in the form hh:mm:ss[Z|(+|-)hh:mm] (see &lt;a href="http://www.w3.org/TR/xmlschema-2/#time"&gt;XML schema for details&lt;/a&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ireShop</text:p>
          </table:table-cell>
          <table:table-cell office:value-type="string" calcext:value-type="string">
            <text:p>A tire sho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ouristAttraction</text:p>
          </table:table-cell>
          <table:table-cell office:value-type="string" calcext:value-type="string">
            <text:p>A tourist attr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ouristInformationCenter</text:p>
          </table:table-cell>
          <table:table-cell office:value-type="string" calcext:value-type="string">
            <text:p>A tourist information cent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oyStore</text:p>
          </table:table-cell>
          <table:table-cell office:value-type="string" calcext:value-type="string">
            <text:p>A toy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inStation</text:p>
          </table:table-cell>
          <table:table-cell office:value-type="string" calcext:value-type="string">
            <text:p>A train st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velAgency</text:p>
          </table:table-cell>
          <table:table-cell office:value-type="string" calcext:value-type="string">
            <text:p>A travel age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eatmentIndication</text:p>
          </table:table-cell>
          <table:table-cell office:value-type="string" calcext:value-type="string">
            <text:p>An indication for treating an underlying condition, symptom,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RL</text:p>
          </table:table-cell>
          <table:table-cell office:value-type="string" calcext:value-type="string">
            <text:p>Data type: UR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Interaction</text:p>
          </table:table-cell>
          <table:table-cell office:value-type="string" calcext:value-type="string">
            <text:p>A user interacting with a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Blocks</text:p>
          </table:table-cell>
          <table:table-cell office:value-type="string" calcext:value-type="string">
            <text:p>User interaction: Block this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Checkins</text:p>
          </table:table-cell>
          <table:table-cell office:value-type="string" calcext:value-type="string">
            <text:p>User interaction: Check-in at a pla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Comments</text:p>
          </table:table-cell>
          <table:table-cell office:value-type="string" calcext:value-type="string">
            <text:p>The UserInteraction event in which a user comments on an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mentText</text:p>
          </table:table-cell>
          <table:table-cell office:value-type="string" calcext:value-type="string">
            <text:p>The text of the UserCom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mentTime</text:p>
          </table:table-cell>
          <table:table-cell office:value-type="string" calcext:value-type="string">
            <text:p>The time at which the UserComment was mad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cusses</text:p>
          </table:table-cell>
          <table:table-cell office:value-type="string" calcext:value-type="string">
            <text:p>Specifies the CreativeWork associated with the UserCom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plyToUrl</text:p>
          </table:table-cell>
          <table:table-cell office:value-type="string" calcext:value-type="string">
            <text:p>The URL at which a reply may be posted to the specified UserCom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Downloads</text:p>
          </table:table-cell>
          <table:table-cell office:value-type="string" calcext:value-type="string">
            <text:p>User interaction: Download of an ite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Likes</text:p>
          </table:table-cell>
          <table:table-cell office:value-type="string" calcext:value-type="string">
            <text:p>User interaction: Like an ite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PageVisits</text:p>
          </table:table-cell>
          <table:table-cell office:value-type="string" calcext:value-type="string">
            <text:p>User interaction: Visit to a web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Plays</text:p>
          </table:table-cell>
          <table:table-cell office:value-type="string" calcext:value-type="string">
            <text:p>User interaction: Play count of an item, for example a video or a so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PlusOnes</text:p>
          </table:table-cell>
          <table:table-cell office:value-type="string" calcext:value-type="string">
            <text:p>User interaction: +1.</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rTweets</text:p>
          </table:table-cell>
          <table:table-cell office:value-type="string" calcext:value-type="string">
            <text:p>User interaction: Twee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ein</text:p>
          </table:table-cell>
          <table:table-cell office:value-type="string" calcext:value-type="string">
            <text:p>A type of blood vessel that specifically carries blood to the hear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ainsTo</text:p>
          </table:table-cell>
          <table:table-cell office:value-type="string" calcext:value-type="string">
            <text:p>The vasculature that the vein drains into.</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ibutary</text:p>
          </table:table-cell>
          <table:table-cell office:value-type="string" calcext:value-type="string">
            <text:p>The anatomical or organ system that the vein flows into; a larger structure that the vein connects t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eterinaryCare</text:p>
          </table:table-cell>
          <table:table-cell office:value-type="string" calcext:value-type="string">
            <text:p>A vet's off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deoGallery</text:p>
          </table:table-cell>
          <table:table-cell office:value-type="string" calcext:value-type="string">
            <text:p>Web page type: Video gallery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deoObject</text:p>
          </table:table-cell>
          <table:table-cell office:value-type="string" calcext:value-type="string">
            <text:p>A video fi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ideoFrameSize</text:p>
          </table:table-cell>
          <table:table-cell office:value-type="string" calcext:value-type="string">
            <text:p>The frame size of the video.</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ideoQuality</text:p>
          </table:table-cell>
          <table:table-cell office:value-type="string" calcext:value-type="string">
            <text:p>The quality of the vide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sualArtsEvent</text:p>
          </table:table-cell>
          <table:table-cell office:value-type="string" calcext:value-type="string">
            <text:p>Event type: Visual arts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olcano</text:p>
          </table:table-cell>
          <table:table-cell office:value-type="string" calcext:value-type="string">
            <text:p>A volcano, like Fuji sa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PAdBlock</text:p>
          </table:table-cell>
          <table:table-cell office:value-type="string" calcext:value-type="string">
            <text:p>An advertising section of th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PFooter</text:p>
          </table:table-cell>
          <table:table-cell office:value-type="string" calcext:value-type="string">
            <text:p>The footer section of th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PHeader</text:p>
          </table:table-cell>
          <table:table-cell office:value-type="string" calcext:value-type="string">
            <text:p>The header section of th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PSideBar</text:p>
          </table:table-cell>
          <table:table-cell office:value-type="string" calcext:value-type="string">
            <text:p>A sidebar section of the p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aterfall</text:p>
          </table:table-cell>
          <table:table-cell office:value-type="string" calcext:value-type="string">
            <text:p>A waterfall, like Niagar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ebApplication</text:p>
          </table:table-cell>
          <table:table-cell office:value-type="string" calcext:value-type="string">
            <text:p>Web applic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owserRequirements</text:p>
          </table:table-cell>
          <table:table-cell office:value-type="string" calcext:value-type="string">
            <text:p>Specifies browser requirements in human-readable text. For example,"requires HTML5 suppor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holesaleStore</text:p>
          </table:table-cell>
          <table:table-cell office:value-type="string" calcext:value-type="string">
            <text:p>A wholesale 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inery</text:p>
          </table:table-cell>
          <table:table-cell office:value-type="string" calcext:value-type="string">
            <text:p>A win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Zoo</text:p>
          </table:table-cell>
          <table:table-cell office:value-type="string" calcext:value-type="string">
            <text:p>A zo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and</text:p>
          </table:table-cell>
          <table:table-cell office:value-type="string" calcext:value-type="string">
            <text:p>A brand is a name used by an organization or business person for labeling a product, product group, or simila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inessEntityType</text:p>
          </table:table-cell>
          <table:table-cell office:value-type="string" calcext:value-type="string">
            <text:p>A business entity type is a conceptual entity representing the legal form, the size, the main line of business, the position in the value chain, or any combination thereof, of an organization or business person. <text:s text:c="5"/>Commonly used values: <text:s text:c="5"/>http:/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inessFunction</text:p>
          </table:table-cell>
          <table:table-cell office:value-type="string" calcext:value-type="string">
            <text:p>The business function specifies the type of activity or access (i.e., the bundle of rights) offered by the organization or business person through the offer. Typical are sell, rental or lease, maintenance or repair, manufacture / produce, recycle / d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ymentMethod</text:p>
          </table:table-cell>
          <table:table-cell office:value-type="string" calcext:value-type="string">
            <text:p>A payment method is a standardized procedure for transferring the monetary amount for a purchase. Payment methods are characterized by the legal and technical structures used, and by the organization or group carrying out the transaction. <text:s text:c="5"/>Common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reditCard</text:p>
          </table:table-cell>
          <table:table-cell office:value-type="string" calcext:value-type="string">
            <text:p>A credit or debit card type as a standardized procedure for transferring the monetary amount for a purchase. <text:s text:c="5"/>Commonly used values: <text:s text:c="5"/>http://purl.org/goodrelations/v1#AmericanExpress <text:s text:c="4"/>http://purl.org/goodrelations/v1#DinersClub <text:s text:c="4"/>http://p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yOfWeek</text:p>
          </table:table-cell>
          <table:table-cell office:value-type="string" calcext:value-type="string">
            <text:p>The day of the week, e.g. used to specify to which day the opening hours of an OpeningHoursSpecification refer. <text:s text:c="5"/>Commonly used values: <text:s text:c="5"/>http://purl.org/goodrelations/v1#Monday <text:s text:c="4"/>http://purl.org/goodrelations/v1#Tuesday <text:s text:c="4"/>http://purl.org/g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iceSpecification</text:p>
          </table:table-cell>
          <table:table-cell office:value-type="string" calcext:value-type="string">
            <text:p>A structured value representing a monetary amount. Typically, only the subclasses of this type are used for marku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xPrice</text:p>
          </table:table-cell>
          <table:table-cell office:value-type="string" calcext:value-type="string">
            <text:p>The highest price if the price is a ran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inPrice</text:p>
          </table:table-cell>
          <table:table-cell office:value-type="string" calcext:value-type="string">
            <text:p>The lowest price if the price is a ran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AddedTaxIncluded</text:p>
          </table:table-cell>
          <table:table-cell office:value-type="string" calcext:value-type="string">
            <text:p>Specifies whether the applicable value-added tax (VAT) is included in the price specification or no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liveryChargeSpecification</text:p>
          </table:table-cell>
          <table:table-cell office:value-type="string" calcext:value-type="string">
            <text:p>The price for the delivery of an offer using a particular delivery metho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esToDeliveryMethod</text:p>
          </table:table-cell>
          <table:table-cell office:value-type="string" calcext:value-type="string">
            <text:p>The delivery method(s) to which the delivery charge or payment charge specification appl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liveryMethod</text:p>
          </table:table-cell>
          <table:table-cell office:value-type="string" calcext:value-type="string">
            <text:p>A delivery method is a standardized procedure for transferring the product or service to the destination of fulfillment chosen by the customer. Delivery methods are characterized by the means of transportation used, and by the organization or group 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mand</text:p>
          </table:table-cell>
          <table:table-cell office:value-type="string" calcext:value-type="string">
            <text:p>A demand entity represents the public, not necessarily binding, not necessarily exclusive, announcement by an organization or person to seek a certain type of goods or services. For describing demand using this type, the very same properties used for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dividualProduct</text:p>
          </table:table-cell>
          <table:table-cell office:value-type="string" calcext:value-type="string">
            <text:p>A single, identifiable product instance (e.g. a laptop with a particular serial numb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peningHoursSpecification</text:p>
          </table:table-cell>
          <table:table-cell office:value-type="string" calcext:value-type="string">
            <text:p>A structured value providing information about the opening hours of a place or a certain service inside a pla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loses</text:p>
          </table:table-cell>
          <table:table-cell office:value-type="string" calcext:value-type="string">
            <text:p>The closing hour of the place or service on the given day(s) of the wee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yOfWeek</text:p>
          </table:table-cell>
          <table:table-cell office:value-type="string" calcext:value-type="string">
            <text:p>The day of the week for which these opening hours are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ens</text:p>
          </table:table-cell>
          <table:table-cell office:value-type="string" calcext:value-type="string">
            <text:p>The opening hour of the place or service on the given day(s) of the wee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wnershipInfo</text:p>
          </table:table-cell>
          <table:table-cell office:value-type="string" calcext:value-type="string">
            <text:p>A structured value providing information about when a certain organization or person owned a certain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quiredFrom</text:p>
          </table:table-cell>
          <table:table-cell office:value-type="string" calcext:value-type="string">
            <text:p>The organization or person from which the product was acqui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wnedFrom</text:p>
          </table:table-cell>
          <table:table-cell office:value-type="string" calcext:value-type="string">
            <text:p>The date and time of obtaining the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wnedThrough</text:p>
          </table:table-cell>
          <table:table-cell office:value-type="string" calcext:value-type="string">
            <text:p>The date and time of giving up ownership on the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ypeOfGood</text:p>
          </table:table-cell>
          <table:table-cell office:value-type="string" calcext:value-type="string">
            <text:p>The product that this structured value is referring t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rcelService</text:p>
          </table:table-cell>
          <table:table-cell office:value-type="string" calcext:value-type="string">
            <text:p>A private parcel service as the delivery mode available for a certain offer. <text:s text:c="5"/>Commonly used values: <text:s text:c="5"/>http://purl.org/goodrelations/v1#DHL <text:s text:c="4"/>http://purl.org/goodrelations/v1#FederalExpress <text:s text:c="4"/>http://purl.org/goodrelations/v1#UPS <text:s text:c="6"/></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ymentChargeSpecification</text:p>
          </table:table-cell>
          <table:table-cell office:value-type="string" calcext:value-type="string">
            <text:p>The costs of settling the payment using a particular payment metho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esToPaymentMethod</text:p>
          </table:table-cell>
          <table:table-cell office:value-type="string" calcext:value-type="string">
            <text:p>The payment method(s) to which the payment charge specification appli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ductModel</text:p>
          </table:table-cell>
          <table:table-cell office:value-type="string" calcext:value-type="string">
            <text:p>A datasheet or vendor specification of a product (in the sense of a prototypical descrip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VariantOf</text:p>
          </table:table-cell>
          <table:table-cell office:value-type="string" calcext:value-type="string">
            <text:p>A pointer to a base product from which this product is a variant. It is safe to infer that the variant inherits all product features from the base model, unless defined locally. This is not transitiv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decessorOf</text:p>
          </table:table-cell>
          <table:table-cell office:value-type="string" calcext:value-type="string">
            <text:p>A pointer from a previous, often discontinued variant of the product to its newer varia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ccessorOf</text:p>
          </table:table-cell>
          <table:table-cell office:value-type="string" calcext:value-type="string">
            <text:p>A pointer from a newer variant of a product <text:s/>to its previous, often discontinued predecess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ualitativeValue</text:p>
          </table:table-cell>
          <table:table-cell office:value-type="string" calcext:value-type="string">
            <text:p>A predefined value for a product characteristic, e.g. the power cord plug type "US" or the garment sizes "S", "M", "L", and "X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qual</text:p>
          </table:table-cell>
          <table:table-cell office:value-type="string" calcext:value-type="string">
            <text:p>This ordering relation for qualitative values indicates that the subject is equal to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reater</text:p>
          </table:table-cell>
          <table:table-cell office:value-type="string" calcext:value-type="string">
            <text:p>This ordering relation for qualitative values indicates that the subject is greater than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reaterOrEqual</text:p>
          </table:table-cell>
          <table:table-cell office:value-type="string" calcext:value-type="string">
            <text:p>This ordering relation for qualitative values indicates that the subject is greater than or equal to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sser</text:p>
          </table:table-cell>
          <table:table-cell office:value-type="string" calcext:value-type="string">
            <text:p>This ordering relation for qualitative values indicates that the subject is lesser than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sserOrEqual</text:p>
          </table:table-cell>
          <table:table-cell office:value-type="string" calcext:value-type="string">
            <text:p>This ordering relation for qualitative values indicates that the subject is lesser than or equal to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onEqual</text:p>
          </table:table-cell>
          <table:table-cell office:value-type="string" calcext:value-type="string">
            <text:p>This ordering relation for qualitative values indicates that the subject is not equal to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Reference</text:p>
          </table:table-cell>
          <table:table-cell office:value-type="string" calcext:value-type="string">
            <text:p>A pointer to a secondary value that provides additional information on the original value, e.g. a reference temperatu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uantitativeValue</text:p>
          </table:table-cell>
          <table:table-cell office:value-type="string" calcext:value-type="string">
            <text:p><text:s/>A point value or interval for product characteristics and other purpos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xValue</text:p>
          </table:table-cell>
          <table:table-cell office:value-type="string" calcext:value-type="string">
            <text:p>The upper value of some characteristic or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inValue</text:p>
          </table:table-cell>
          <table:table-cell office:value-type="string" calcext:value-type="string">
            <text:p>The lower value of some characteristic or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nitCode</text:p>
          </table:table-cell>
          <table:table-cell office:value-type="string" calcext:value-type="string">
            <text:p>The unit of measurement given using the UN/CEFACT Common Code (3 character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text:p>
          </table:table-cell>
          <table:table-cell office:value-type="string" calcext:value-type="string">
            <text:p>The value of the product characteristi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omeProducts</text:p>
          </table:table-cell>
          <table:table-cell office:value-type="string" calcext:value-type="string">
            <text:p>A placeholder for multiple similar products of the same ki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ypeAndQuantityNode</text:p>
          </table:table-cell>
          <table:table-cell office:value-type="string" calcext:value-type="string">
            <text:p>A structured value indicating the quantity, unit of measurement, and business function of goods included in a bundle 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mountOfThisGood</text:p>
          </table:table-cell>
          <table:table-cell office:value-type="string" calcext:value-type="string">
            <text:p>The quantity of the goods included in the off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nitPriceSpecification</text:p>
          </table:table-cell>
          <table:table-cell office:value-type="string" calcext:value-type="string">
            <text:p>The price asked for a given offer by the respective organization or pers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llingIncrement</text:p>
          </table:table-cell>
          <table:table-cell office:value-type="string" calcext:value-type="string">
            <text:p>This property specifies the minimal quantity and rounding increment that will be the basis for the billing. The unit of measurement is specified by the unitCode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iceType</text:p>
          </table:table-cell>
          <table:table-cell office:value-type="string" calcext:value-type="string">
            <text:p>A short text or acronym indicating multiple price specifications for the same offer, e.g. SRP for the suggested retail price or INVOICE for the invoice price, mostly used in the car indust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arrantyPromise</text:p>
          </table:table-cell>
          <table:table-cell office:value-type="string" calcext:value-type="string">
            <text:p>A structured value representing the duration and scope of services that will be provided to a customer free of charge in case of a defect or malfunction of a produ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urationOfWarranty</text:p>
          </table:table-cell>
          <table:table-cell office:value-type="string" calcext:value-type="string">
            <text:p>The duration of the warranty promise. Common unitCode values are ANN for year, MON for months, or DAY for day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arrantyScope</text:p>
          </table:table-cell>
          <table:table-cell office:value-type="string" calcext:value-type="string">
            <text:p>The scope of the warranty promi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arrantyScope</text:p>
          </table:table-cell>
          <table:table-cell office:value-type="string" calcext:value-type="string">
            <text:p>A range of of services that will be provided to a customer free of charge in case of a defect or malfunction of a product. <text:s text:c="5"/>Commonly used values: <text:s text:c="5"/>http://purl.org/goodrelations/v1#Labor-BringIn <text:s text:c="4"/>http://purl.org/goodrelations/v1#PartsAndLab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chArticle</text:p>
          </table:table-cell>
          <table:table-cell office:value-type="string" calcext:value-type="string">
            <text:p>A technical article - Example: How-to (task) topics, step-by-step, procedural troubleshooting, specification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endencies</text:p>
          </table:table-cell>
          <table:table-cell office:value-type="string" calcext:value-type="string">
            <text:p>Prerequisites needed to fulfill steps in articl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ficiencyLevel</text:p>
          </table:table-cell>
          <table:table-cell office:value-type="string" calcext:value-type="string">
            <text:p>Proficiency needed for this content; expected values: 'Beginner', 'Exper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PIReference</text:p>
          </table:table-cell>
          <table:table-cell office:value-type="string" calcext:value-type="string">
            <text:p>Reference documentation for application programming interfaces (API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embly</text:p>
          </table:table-cell>
          <table:table-cell office:value-type="string" calcext:value-type="string">
            <text:p>Library file name e.g., mscorlib.dll, system.web.dl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ssemblyVersion</text:p>
          </table:table-cell>
          <table:table-cell office:value-type="string" calcext:value-type="string">
            <text:p>Associated product/technology version. e.g., .NET Framework 4.5.</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grammingModel</text:p>
          </table:table-cell>
          <table:table-cell office:value-type="string" calcext:value-type="string">
            <text:p>Indicates whether API is managed or unmanag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Platform</text:p>
          </table:table-cell>
          <table:table-cell office:value-type="string" calcext:value-type="string">
            <text:p>Type of app development: phone, Metro style, desktop, XBox,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de</text:p>
          </table:table-cell>
          <table:table-cell office:value-type="string" calcext:value-type="string">
            <text:p>Computer programming source code. Example: Full (compile ready) solutions, code snippet samples, scripts, templ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deRepository</text:p>
          </table:table-cell>
          <table:table-cell office:value-type="string" calcext:value-type="string">
            <text:p>Link to the repository where the un-compiled, human readable code and related code is located (SVN, github, CodePlex).</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grammingLanguage</text:p>
          </table:table-cell>
          <table:table-cell office:value-type="string" calcext:value-type="string">
            <text:p>The computer programming langu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untime</text:p>
          </table:table-cell>
          <table:table-cell office:value-type="string" calcext:value-type="string">
            <text:p>Runtime platform or script interpreter dependencies (Example - Java v1, Python2.3, .Net Framework 3.0).</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ampleType</text:p>
          </table:table-cell>
          <table:table-cell office:value-type="string" calcext:value-type="string">
            <text:p>Full (compile ready) solution, code snippet, inline code, scripts, templa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Product</text:p>
          </table:table-cell>
          <table:table-cell office:value-type="string" calcext:value-type="string">
            <text:p>Target Operating System / Product to which the code applies. <text:s/>If applies to several versions, just the product name can be us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rentAudience</text:p>
          </table:table-cell>
          <table:table-cell office:value-type="string" calcext:value-type="string">
            <text:p>A set of characteristics describing parents, who can be interested in viewing some cont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ildMaxAge</text:p>
          </table:table-cell>
          <table:table-cell office:value-type="string" calcext:value-type="string">
            <text:p>Maximal age of the chil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ildMinAge</text:p>
          </table:table-cell>
          <table:table-cell office:value-type="string" calcext:value-type="string">
            <text:p>Minimal age of the chil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lignmentObject</text:p>
          </table:table-cell>
          <table:table-cell office:value-type="string" calcext:value-type="string">
            <text:p>An intangible item that describes an alignment between a learning resource and a node in an educational fram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lignmentType</text:p>
          </table:table-cell>
          <table:table-cell office:value-type="string" calcext:value-type="string">
            <text:p>A category of alignment between the learning resource and the framework node. Recommended values include: 'assesses', 'teaches', 'requires', 'textComplexity', 'readingLevel', 'educationalSubject', and 'educationLeve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ucationalFramework</text:p>
          </table:table-cell>
          <table:table-cell office:value-type="string" calcext:value-type="string">
            <text:p>The framework to which the resource being described is align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Description</text:p>
          </table:table-cell>
          <table:table-cell office:value-type="string" calcext:value-type="string">
            <text:p>The description of a node in an established educational fram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Name</text:p>
          </table:table-cell>
          <table:table-cell office:value-type="string" calcext:value-type="string">
            <text:p>The name of a node in an established educational framew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Url</text:p>
          </table:table-cell>
          <table:table-cell office:value-type="string" calcext:value-type="string">
            <text:p>The URL of a node in an established educational framewo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ducationalAudience</text:p>
          </table:table-cell>
          <table:table-cell office:value-type="string" calcext:value-type="string">
            <text:p>An EducationalAudi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ducationalRole</text:p>
          </table:table-cell>
          <table:table-cell office:value-type="string" calcext:value-type="string">
            <text:p>An educationalRole of an EducationalAudie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aCatalog</text:p>
          </table:table-cell>
          <table:table-cell office:value-type="string" calcext:value-type="string">
            <text:p>A collection of datase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aset</text:p>
          </table:table-cell>
          <table:table-cell office:value-type="string" calcext:value-type="string">
            <text:p>A dataset contained in a catalo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aDownload</text:p>
          </table:table-cell>
          <table:table-cell office:value-type="string" calcext:value-type="string">
            <text:p>A dataset in downloadable for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aset</text:p>
          </table:table-cell>
          <table:table-cell office:value-type="string" calcext:value-type="string">
            <text:p>A body of structured information describing some topic(s) of intere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talog</text:p>
          </table:table-cell>
          <table:table-cell office:value-type="string" calcext:value-type="string">
            <text:p>A data catalog which contains a datase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tribution</text:p>
          </table:table-cell>
          <table:table-cell office:value-type="string" calcext:value-type="string">
            <text:p>A downloadable form of this dataset, at a specific location, in a specific forma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atial</text:p>
          </table:table-cell>
          <table:table-cell office:value-type="string" calcext:value-type="string">
            <text:p>The range of spatial applicability of a dataset, e.g. for a dataset of New York weather, the state of New Yor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emporal</text:p>
          </table:table-cell>
          <table:table-cell office:value-type="string" calcext:value-type="string">
            <text:p>The range of temporal applicability of a dataset, e.g. for a 2011 census dataset, the year 2011 (in ISO 8601 time interval forma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lass</text:p>
          </table:table-cell>
          <table:table-cell office:value-type="string" calcext:value-type="string">
            <text:p>A class, also often called a 'Type'; equivalent to rdfs:Cla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perty</text:p>
          </table:table-cell>
          <table:table-cell office:value-type="string" calcext:value-type="string">
            <text:p>A property, used to indicate attributes and relationships of some Thing; equivalent to rdf: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omainIncludes</text:p>
          </table:table-cell>
          <table:table-cell office:value-type="string" calcext:value-type="string">
            <text:p>Relates a property to a class that is (one of) the type(s) the property is expected to be used 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verseOf</text:p>
          </table:table-cell>
          <table:table-cell office:value-type="string" calcext:value-type="string">
            <text:p>Relates a property to a property that is its inverse. Inverse properties relate the same pairs of items to each other, but in reversed direction. For example, the 'alumni' and 'alumniOf' properties are inverseOf each other. Some properties don't hav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persededBy</text:p>
          </table:table-cell>
          <table:table-cell office:value-type="string" calcext:value-type="string">
            <text:p>Relates a property to one that supersedes 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angeIncludes</text:p>
          </table:table-cell>
          <table:table-cell office:value-type="string" calcext:value-type="string">
            <text:p>Relates a property to a class that constitutes (one of) the expected type(s) for values of the proper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ublicationEvent</text:p>
          </table:table-cell>
          <table:table-cell office:value-type="string" calcext:value-type="string">
            <text:p>A PublicationEvent corresponds indifferently to the event of publication for a CreativeWork of any type e.g. a broadcast event, an on-demand event, a book/journal publication via a variety of delivery medi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ree</text:p>
          </table:table-cell>
          <table:table-cell office:value-type="string" calcext:value-type="string">
            <text:p>A flag to signal that the publication is accessible for fre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ublishedOn</text:p>
          </table:table-cell>
          <table:table-cell office:value-type="string" calcext:value-type="string">
            <text:p>A broadcast service associated with the publication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oadcastEvent</text:p>
          </table:table-cell>
          <table:table-cell office:value-type="string" calcext:value-type="string">
            <text:p>An over the air or online broadcast ev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roadcastService</text:p>
          </table:table-cell>
          <table:table-cell office:value-type="string" calcext:value-type="string">
            <text:p>A delivery service through which content is provided via broadcast over the air or onl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ea</text:p>
          </table:table-cell>
          <table:table-cell office:value-type="string" calcext:value-type="string">
            <text:p>The area within which users can expect to reach the broadcast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oadcaster</text:p>
          </table:table-cell>
          <table:table-cell office:value-type="string" calcext:value-type="string">
            <text:p>The organization owning or operating the broadcast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entService</text:p>
          </table:table-cell>
          <table:table-cell office:value-type="string" calcext:value-type="string">
            <text:p>A broadcast service to which the broadcast service may belong to such as regional variations of a national channe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lip</text:p>
          </table:table-cell>
          <table:table-cell office:value-type="string" calcext:value-type="string">
            <text:p>A short TV or radio program or a segment/part of a progra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lipNumber</text:p>
          </table:table-cell>
          <table:table-cell office:value-type="string" calcext:value-type="string">
            <text:p>Position of the clip within an ordered group of clip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Episode</text:p>
          </table:table-cell>
          <table:table-cell office:value-type="string" calcext:value-type="string">
            <text:p>The episode to which this clip belong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nDemandEvent</text:p>
          </table:table-cell>
          <table:table-cell office:value-type="string" calcext:value-type="string">
            <text:p>A publication event e.g. catch-up TV or radio podcast, during which a program is available on-deman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oClip</text:p>
          </table:table-cell>
          <table:table-cell office:value-type="string" calcext:value-type="string">
            <text:p>A short radio program or a segment/part of a radio progra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oEpisode</text:p>
          </table:table-cell>
          <table:table-cell office:value-type="string" calcext:value-type="string">
            <text:p>A radio episode which can be part of a series or seas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oSeason</text:p>
          </table:table-cell>
          <table:table-cell office:value-type="string" calcext:value-type="string">
            <text:p>Season dedicated to radio broadcast and associated online deliv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adioSeries</text:p>
          </table:table-cell>
          <table:table-cell office:value-type="string" calcext:value-type="string">
            <text:p>Series dedicated to radio broadcast and associated online deliv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VClip</text:p>
          </table:table-cell>
          <table:table-cell office:value-type="string" calcext:value-type="string">
            <text:p>A short TV program or a segment/part of a TV progra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inessAudience</text:p>
          </table:table-cell>
          <table:table-cell office:value-type="string" calcext:value-type="string">
            <text:p>A set of characteristics belonging to businesses, e.g. who compose an item's target audien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OfEmployees</text:p>
          </table:table-cell>
          <table:table-cell office:value-type="string" calcext:value-type="string">
            <text:p>The size of business by number of employe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yearlyRevenue</text:p>
          </table:table-cell>
          <table:table-cell office:value-type="string" calcext:value-type="string">
            <text:p>The size of the business in annual reven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yearsInOperation</text:p>
          </table:table-cell>
          <table:table-cell office:value-type="string" calcext:value-type="string">
            <text:p>The age of the busin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tactPointOption</text:p>
          </table:table-cell>
          <table:table-cell office:value-type="string" calcext:value-type="string">
            <text:p>Enumerated options related to a ContactPoi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mit</text:p>
          </table:table-cell>
          <table:table-cell office:value-type="string" calcext:value-type="string">
            <text:p>A permit issued by an organization, e.g. a parking pa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suedThrough</text:p>
          </table:table-cell>
          <table:table-cell office:value-type="string" calcext:value-type="string">
            <text:p>The service through with the permit was grant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ermitAudience</text:p>
          </table:table-cell>
          <table:table-cell office:value-type="string" calcext:value-type="string">
            <text:p>The target audience for this perm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idFor</text:p>
          </table:table-cell>
          <table:table-cell office:value-type="string" calcext:value-type="string">
            <text:p>The time validity of the perm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idIn</text:p>
          </table:table-cell>
          <table:table-cell office:value-type="string" calcext:value-type="string">
            <text:p>The geographic area where the permit is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idUntil</text:p>
          </table:table-cell>
          <table:table-cell office:value-type="string" calcext:value-type="string">
            <text:p>The date when the item is no longer val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suedBy</text:p>
          </table:table-cell>
          <table:table-cell office:value-type="string" calcext:value-type="string">
            <text:p>The organization issuing the ticket or permi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vernmentPermit</text:p>
          </table:table-cell>
          <table:table-cell office:value-type="string" calcext:value-type="string">
            <text:p>A permit issued by a government agenc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rvice</text:p>
          </table:table-cell>
          <table:table-cell office:value-type="string" calcext:value-type="string">
            <text:p>A service provided by an organization, e.g. delivery service, print service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Channel</text:p>
          </table:table-cell>
          <table:table-cell office:value-type="string" calcext:value-type="string">
            <text:p>A means of accessing the service (e.g. a phone bank, a web site, a location,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duces</text:p>
          </table:table-cell>
          <table:table-cell office:value-type="string" calcext:value-type="string">
            <text:p>The tangible thing generated by the service, e.g. a passport, permit,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Area</text:p>
          </table:table-cell>
          <table:table-cell office:value-type="string" calcext:value-type="string">
            <text:p>The geographic area where the service is provid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Audience</text:p>
          </table:table-cell>
          <table:table-cell office:value-type="string" calcext:value-type="string">
            <text:p>The audience eligible for this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Type</text:p>
          </table:table-cell>
          <table:table-cell office:value-type="string" calcext:value-type="string">
            <text:p>The type of service being offered, e.g. veterans' benefits, emergency relief,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overnmentService</text:p>
          </table:table-cell>
          <table:table-cell office:value-type="string" calcext:value-type="string">
            <text:p>A service provided by a government organization, e.g. food stamps, veterans benefit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Operator</text:p>
          </table:table-cell>
          <table:table-cell office:value-type="string" calcext:value-type="string">
            <text:p>The operating organization, if different from the provider. <text:s/>This enables the representation of services that are provided by an organization, but operated by another organization like a subcontracto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rviceChannel</text:p>
          </table:table-cell>
          <table:table-cell office:value-type="string" calcext:value-type="string">
            <text:p>A means for accessing a service, e.g. a government office location, web site, or phone numb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cessingTime</text:p>
          </table:table-cell>
          <table:table-cell office:value-type="string" calcext:value-type="string">
            <text:p>Estimated processing time for the service using this channe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videsService</text:p>
          </table:table-cell>
          <table:table-cell office:value-type="string" calcext:value-type="string">
            <text:p>The service provided by this channe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Location</text:p>
          </table:table-cell>
          <table:table-cell office:value-type="string" calcext:value-type="string">
            <text:p>The location (e.g. civic structure, local business, etc.) where a person can go to access the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Phone</text:p>
          </table:table-cell>
          <table:table-cell office:value-type="string" calcext:value-type="string">
            <text:p>The phone number to use to access the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PostalAddress</text:p>
          </table:table-cell>
          <table:table-cell office:value-type="string" calcext:value-type="string">
            <text:p>The address for accessing the service by mai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SmsNumber</text:p>
          </table:table-cell>
          <table:table-cell office:value-type="string" calcext:value-type="string">
            <text:p>The number to access the service by text messag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iceUrl</text:p>
          </table:table-cell>
          <table:table-cell office:value-type="string" calcext:value-type="string">
            <text:p>The website to access the servi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ventStatusType</text:p>
          </table:table-cell>
          <table:table-cell office:value-type="string" calcext:value-type="string">
            <text:p>EventStatusType is an enumeration type whose instances represent several states that an Event may be i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liveryEvent</text:p>
          </table:table-cell>
          <table:table-cell office:value-type="string" calcext:value-type="string">
            <text:p>An event involving the delivery of an ite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ssCode</text:p>
          </table:table-cell>
          <table:table-cell office:value-type="string" calcext:value-type="string">
            <text:p>Password, PIN, or access code needed for delivery (e.g. from a lock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From</text:p>
          </table:table-cell>
          <table:table-cell office:value-type="string" calcext:value-type="string">
            <text:p>When the item is available for pickup from the store, locker,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vailableThrough</text:p>
          </table:table-cell>
          <table:table-cell office:value-type="string" calcext:value-type="string">
            <text:p>After this date, the item will no longer be available for picku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asDeliveryMethod</text:p>
          </table:table-cell>
          <table:table-cell office:value-type="string" calcext:value-type="string">
            <text:p>Method used for delivery or shipp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ckerDelivery</text:p>
          </table:table-cell>
          <table:table-cell office:value-type="string" calcext:value-type="string">
            <text:p>A DeliveryMethod in which an item is made available via lock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der</text:p>
          </table:table-cell>
          <table:table-cell office:value-type="string" calcext:value-type="string">
            <text:p>An order is a confirmation of a transaction (a receipt), which can contain multiple line items, each represented by an Offer that has been accepted by the custom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ptedOffer</text:p>
          </table:table-cell>
          <table:table-cell office:value-type="string" calcext:value-type="string">
            <text:p>The offer(s) -- e.g., product, quantity and price combinations -- included in the or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llingAddress</text:p>
          </table:table-cell>
          <table:table-cell office:value-type="string" calcext:value-type="string">
            <text:p>The billing address for the or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firmationNumber</text:p>
          </table:table-cell>
          <table:table-cell office:value-type="string" calcext:value-type="string">
            <text:p>A number that confirms the given order or payment has been receiv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ustomer</text:p>
          </table:table-cell>
          <table:table-cell office:value-type="string" calcext:value-type="string">
            <text:p>Party placing the order or paying the invo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count</text:p>
          </table:table-cell>
          <table:table-cell office:value-type="string" calcext:value-type="string">
            <text:p>Any discount applied (to an Or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countCode</text:p>
          </table:table-cell>
          <table:table-cell office:value-type="string" calcext:value-type="string">
            <text:p>Code used to redeem a discou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countCurrency</text:p>
          </table:table-cell>
          <table:table-cell office:value-type="string" calcext:value-type="string">
            <text:p>The currency (in 3-letter ISO 4217 format) of the discou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Gift</text:p>
          </table:table-cell>
          <table:table-cell office:value-type="string" calcext:value-type="string">
            <text:p>Was the offer accepted as a gift for someone other than the buy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rchant</text:p>
          </table:table-cell>
          <table:table-cell office:value-type="string" calcext:value-type="string">
            <text:p>'merchant' is an out-dated term for 'sell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derDate</text:p>
          </table:table-cell>
          <table:table-cell office:value-type="string" calcext:value-type="string">
            <text:p>Date order was plac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deredItem</text:p>
          </table:table-cell>
          <table:table-cell office:value-type="string" calcext:value-type="string">
            <text:p>The item orde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derNumber</text:p>
          </table:table-cell>
          <table:table-cell office:value-type="string" calcext:value-type="string">
            <text:p>The identifier of the trans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derStatus</text:p>
          </table:table-cell>
          <table:table-cell office:value-type="string" calcext:value-type="string">
            <text:p>The current status of the or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Invoice</text:p>
          </table:table-cell>
          <table:table-cell office:value-type="string" calcext:value-type="string">
            <text:p>The order is being paid as part of the referenced Invo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Due</text:p>
          </table:table-cell>
          <table:table-cell office:value-type="string" calcext:value-type="string">
            <text:p>The date that payment is d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Method</text:p>
          </table:table-cell>
          <table:table-cell office:value-type="string" calcext:value-type="string">
            <text:p>The name of the credit card or other method of payment for the ord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MethodId</text:p>
          </table:table-cell>
          <table:table-cell office:value-type="string" calcext:value-type="string">
            <text:p>An identifier for the method of payment used (e.g. the last 4 digits of the credit car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Url</text:p>
          </table:table-cell>
          <table:table-cell office:value-type="string" calcext:value-type="string">
            <text:p>The URL for sending a pay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roker</text:p>
          </table:table-cell>
          <table:table-cell office:value-type="string" calcext:value-type="string">
            <text:p>An entity that arranges for an exchange between a buyer and a seller. <text:s/>In most cases a broker never acquires or releases ownership of a product or service involved in an exchange. <text:s/>If it is not clear whether an entity is a broker, seller, or buyer, 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derStatus</text:p>
          </table:table-cell>
          <table:table-cell office:value-type="string" calcext:value-type="string">
            <text:p>Enumerated status values for Ord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rcelDelivery</text:p>
          </table:table-cell>
          <table:table-cell office:value-type="string" calcext:value-type="string">
            <text:p>The delivery of a parcel either via the postal service or a commercial ser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rrier</text:p>
          </table:table-cell>
          <table:table-cell office:value-type="string" calcext:value-type="string">
            <text:p>'carrier' is an out-dated term indicating the 'provider' for parcel delivery and fligh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liveryAddress</text:p>
          </table:table-cell>
          <table:table-cell office:value-type="string" calcext:value-type="string">
            <text:p>Destination add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liveryStatus</text:p>
          </table:table-cell>
          <table:table-cell office:value-type="string" calcext:value-type="string">
            <text:p>New entry added as the package passes through each leg of its journey (from shipment to final deliver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ctedArrivalFrom</text:p>
          </table:table-cell>
          <table:table-cell office:value-type="string" calcext:value-type="string">
            <text:p>The earliest date the package may arriv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ctedArrivalUntil</text:p>
          </table:table-cell>
          <table:table-cell office:value-type="string" calcext:value-type="string">
            <text:p>The latest date the package may arriv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Shipped</text:p>
          </table:table-cell>
          <table:table-cell office:value-type="string" calcext:value-type="string">
            <text:p>Item(s) being shipp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riginAddress</text:p>
          </table:table-cell>
          <table:table-cell office:value-type="string" calcext:value-type="string">
            <text:p>Shipper's add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OfOrder</text:p>
          </table:table-cell>
          <table:table-cell office:value-type="string" calcext:value-type="string">
            <text:p>The overall order the items in this delivery were included 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ckingNumber</text:p>
          </table:table-cell>
          <table:table-cell office:value-type="string" calcext:value-type="string">
            <text:p>Shipper tracking numb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ckingUrl</text:p>
          </table:table-cell>
          <table:table-cell office:value-type="string" calcext:value-type="string">
            <text:p>Tracking url for the parcel deliv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tion</text:p>
          </table:table-cell>
          <table:table-cell office:value-type="string" calcext:value-type="string">
            <text:p>An action performed by a direct agent and indirect <text:s text:c="4"/>participants upon a direct object. Optionally happens at a location <text:s text:c="4"/>with the help of an inanimate instrument. The execution of the action <text:s text:c="4"/>may produce a result. Specific action sub-type do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gent</text:p>
          </table:table-cell>
          <table:table-cell office:value-type="string" calcext:value-type="string">
            <text:p>The direct performer or driver of the action (animate or inanimate). e.g. *John* wrote a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dTime</text:p>
          </table:table-cell>
          <table:table-cell office:value-type="string" calcext:value-type="string">
            <text:p>The endTime of something. For a reserved event or service (e.g. FoodEstablishmentReservation), the time that it is expected to end. For actions that span a period of time, when the action was performed. e.g. John wrote a book from January to *Decemb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strument</text:p>
          </table:table-cell>
          <table:table-cell office:value-type="string" calcext:value-type="string">
            <text:p>The object that helped the agent perform the action. e.g. John wrote a book with *a pe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bject</text:p>
          </table:table-cell>
          <table:table-cell office:value-type="string" calcext:value-type="string">
            <text:p>The object upon the action is carried out, whose state is kept intact or changed. Also known as the semantic roles patient, affected or undergoer (which change their state) or theme (which doesn't). e.g. John read *a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icipant</text:p>
          </table:table-cell>
          <table:table-cell office:value-type="string" calcext:value-type="string">
            <text:p>Other co-agents that participated in the action indirectly. e.g. John wrote a book with *Stev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ult</text:p>
          </table:table-cell>
          <table:table-cell office:value-type="string" calcext:value-type="string">
            <text:p>The result produced in the action. e.g. John wrote *a boo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artTime</text:p>
          </table:table-cell>
          <table:table-cell office:value-type="string" calcext:value-type="string">
            <text:p>The startTime of something. For a reserved event or service (e.g. FoodEstablishmentReservation), the time that it is expected to start. For actions that span a period of time, when the action was performed. e.g. John wrote a book from *January* to De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tionStatus</text:p>
          </table:table-cell>
          <table:table-cell office:value-type="string" calcext:value-type="string">
            <text:p>Indicates the current disposition of the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rror</text:p>
          </table:table-cell>
          <table:table-cell office:value-type="string" calcext:value-type="string">
            <text:p>For failed actions, more information on the cause of the failur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arget</text:p>
          </table:table-cell>
          <table:table-cell office:value-type="string" calcext:value-type="string">
            <text:p>Indicates a target EntryPoint for an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ganizeAction</text:p>
          </table:table-cell>
          <table:table-cell office:value-type="string" calcext:value-type="string">
            <text:p>The act of manipulating/administering/supervising/controlling one or more objec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llocateAction</text:p>
          </table:table-cell>
          <table:table-cell office:value-type="string" calcext:value-type="string">
            <text:p>The act of organizing tasks/objects/events by associating resources to i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ceptAction</text:p>
          </table:table-cell>
          <table:table-cell office:value-type="string" calcext:value-type="string">
            <text:p>The act of committing to/adopting an object.&lt;p&gt;Related actions:&lt;/p&gt;&lt;ul&gt;&lt;li&gt;&lt;a href="http://schema.org/RejectAction"&gt;RejectAction&lt;/a&gt;: The antagonym of AcceptAction&lt;/li&gt;&lt;/ul&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hieveAction</text:p>
          </table:table-cell>
          <table:table-cell office:value-type="string" calcext:value-type="string">
            <text:p>The act of accomplishing something via <text:s text:c="4"/>previous efforts. It is an instantaneous action rather than an ongoing <text:s text:c="4"/>proces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pdateAction</text:p>
          </table:table-cell>
          <table:table-cell office:value-type="string" calcext:value-type="string">
            <text:p>The act of managing by changing/editing the state of the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llection</text:p>
          </table:table-cell>
          <table:table-cell office:value-type="string" calcext:value-type="string">
            <text:p>A sub property of object. The collection target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ddAction</text:p>
          </table:table-cell>
          <table:table-cell office:value-type="string" calcext:value-type="string">
            <text:p>The act of editing by adding an object to a colle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ssessAction</text:p>
          </table:table-cell>
          <table:table-cell office:value-type="string" calcext:value-type="string">
            <text:p>The act of forming one's opinion, reaction or senti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actAction</text:p>
          </table:table-cell>
          <table:table-cell office:value-type="string" calcext:value-type="string">
            <text:p>The act of responding instinctively and emotionally to an object, expressing a senti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greeAction</text:p>
          </table:table-cell>
          <table:table-cell office:value-type="string" calcext:value-type="string">
            <text:p>The act of expressing a consistency of opinion with the object. An agent agrees to/about an object (a proposition, topic or theme)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sertAction</text:p>
          </table:table-cell>
          <table:table-cell office:value-type="string" calcext:value-type="string">
            <text:p>The act of adding at a specific location in an ordered colle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oLocation</text:p>
          </table:table-cell>
          <table:table-cell office:value-type="string" calcext:value-type="string">
            <text:p>A sub property of location. The final location of the object or the agent after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ppendAction</text:p>
          </table:table-cell>
          <table:table-cell office:value-type="string" calcext:value-type="string">
            <text:p>The act of inserting at the end if an ordered colle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pplyAction</text:p>
          </table:table-cell>
          <table:table-cell office:value-type="string" calcext:value-type="string">
            <text:p>The act of registering to an organization/service without the guarantee to receive it. &lt;p&gt;Related actions:&lt;/p&gt;&lt;ul&gt;&lt;li&gt;&lt;a href="http://schema.org/RegisterAction"&gt;RegisterAction&lt;/a&gt;: Unlike RegisterAction, ApplyAction has no guarantees that the applica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eAction</text:p>
          </table:table-cell>
          <table:table-cell office:value-type="string" calcext:value-type="string">
            <text:p>The act of an agent relocating to a place.&lt;p&gt;Related actions:&lt;/p&gt;&lt;ul&gt;&lt;li&gt;&lt;a href="http://schema.org/TransferAction"&gt;TransferAction&lt;/a&gt;: Unlike TransferAction, the subject of the move is a living Person or Organization rather than an inanimate object&lt;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romLocation</text:p>
          </table:table-cell>
          <table:table-cell office:value-type="string" calcext:value-type="string">
            <text:p>A sub property of location. The original location of the object or the agent before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rriveAction</text:p>
          </table:table-cell>
          <table:table-cell office:value-type="string" calcext:value-type="string">
            <text:p>The act of arriving at a place. An agent arrives at a destination from an fromLocation, optionally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teractAction</text:p>
          </table:table-cell>
          <table:table-cell office:value-type="string" calcext:value-type="string">
            <text:p>The act of interacting with another person or organiz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municateAction</text:p>
          </table:table-cell>
          <table:table-cell office:value-type="string" calcext:value-type="string">
            <text:p>The act of conveying information to another person via a communication medium (instrument) such as speech, email, or telephone convers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anguage</text:p>
          </table:table-cell>
          <table:table-cell office:value-type="string" calcext:value-type="string">
            <text:p>A sub property of instrument. The language used on this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ient</text:p>
          </table:table-cell>
          <table:table-cell office:value-type="string" calcext:value-type="string">
            <text:p>A sub property of participant. The participant who is at the receiving end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skAction</text:p>
          </table:table-cell>
          <table:table-cell office:value-type="string" calcext:value-type="string">
            <text:p>The act of posing a question / favor to someone.&lt;p&gt;Related actions:&lt;/p&gt;&lt;ul&gt;&lt;li&gt;&lt;a href="http://schema.org/ReplyAction"&gt;ReplyAction&lt;/a&gt;: Appears generally as a response to AskAction&lt;/li&gt;&lt;/ul&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question</text:p>
          </table:table-cell>
          <table:table-cell office:value-type="string" calcext:value-type="string">
            <text:p>A sub property of object. A ques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ssignAction</text:p>
          </table:table-cell>
          <table:table-cell office:value-type="string" calcext:value-type="string">
            <text:p>The act of allocating an action/event/task to some destination (someone or someth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uthorizeAction</text:p>
          </table:table-cell>
          <table:table-cell office:value-type="string" calcext:value-type="string">
            <text:p>The act of granting permission to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efriendAction</text:p>
          </table:table-cell>
          <table:table-cell office:value-type="string" calcext:value-type="string">
            <text:p>The act of forming a personal connection with someone (object) mutually/bidirectionally/symmetrically.&lt;p&gt;Related actions:&lt;/p&gt;&lt;ul&gt;&lt;li&gt;&lt;a href="http://schema.org/FollowAction"&gt;FollowAction&lt;/a&gt;: Unlike FollowAction, BefriendAction implies that the conne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kmarkAction</text:p>
          </table:table-cell>
          <table:table-cell office:value-type="string" calcext:value-type="string">
            <text:p>An agent bookmarks/flags/labels/tags/marks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nsferAction</text:p>
          </table:table-cell>
          <table:table-cell office:value-type="string" calcext:value-type="string">
            <text:p>The act of transferring/moving (abstract or concrete) animate or inanimate objects from one place to anoth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rrowAction</text:p>
          </table:table-cell>
          <table:table-cell office:value-type="string" calcext:value-type="string">
            <text:p>The act of obtaining an object under an agreement to return it at a later date. Reciprocal of LendAction.&lt;p&gt;Related actions:&lt;/p&gt;&lt;ul&gt;&lt;li&gt;&lt;a href="http://schema.org/LendAction"&gt;LendAction&lt;/a&gt;: Reciprocal of BorrowAction&lt;/li&gt;&lt;/ul&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ender</text:p>
          </table:table-cell>
          <table:table-cell office:value-type="string" calcext:value-type="string">
            <text:p>A sub property of participant. The person that lends the object being borrow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deAction</text:p>
          </table:table-cell>
          <table:table-cell office:value-type="string" calcext:value-type="string">
            <text:p>The act of participating in an exchange of goods and services for monetary compensation. An agent trades an object, product or service with a participant in exchange for a one time or periodic paym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yAction</text:p>
          </table:table-cell>
          <table:table-cell office:value-type="string" calcext:value-type="string">
            <text:p>The act of giving money to a seller in exchange for goods or services rendered. An agent buys an object, product, or service from a seller for a price. Reciprocal of Sell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endor</text:p>
          </table:table-cell>
          <table:table-cell office:value-type="string" calcext:value-type="string">
            <text:p>'vendor' is an earlier term for 'sell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arrantyPromise</text:p>
          </table:table-cell>
          <table:table-cell office:value-type="string" calcext:value-type="string">
            <text:p>The warranty promise(s) included in the off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anAction</text:p>
          </table:table-cell>
          <table:table-cell office:value-type="string" calcext:value-type="string">
            <text:p>The act of planning the execution of an event/task/action/reservation/plan to a future da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cheduledTime</text:p>
          </table:table-cell>
          <table:table-cell office:value-type="string" calcext:value-type="string">
            <text:p>The time the object is scheduled to.</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ncelAction</text:p>
          </table:table-cell>
          <table:table-cell office:value-type="string" calcext:value-type="string">
            <text:p>The act of asserting that a future event/action is no longer going to happen.&lt;p&gt;Related actions:&lt;/p&gt;&lt;ul&gt;&lt;li&gt;&lt;a href="http://schema.org/ConfirmAction"&gt;ConfirmAction&lt;/a&gt;: The antagonym of CancelAction&lt;/li&gt;&lt;/ul&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indAction</text:p>
          </table:table-cell>
          <table:table-cell office:value-type="string" calcext:value-type="string">
            <text:p>The act of finding an object.&lt;p&gt;Related actions:&lt;/p&gt;&lt;ul&gt;&lt;li&gt;&lt;a href="http://schema.org/SearchAction"&gt;SearchAction&lt;/a&gt;: FindAction is generally lead by a SearchAction, but not necessarily&lt;/li&gt;&lt;/ul&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eckAction</text:p>
          </table:table-cell>
          <table:table-cell office:value-type="string" calcext:value-type="string">
            <text:p>An agent inspects/determines/investigates/inquire or examine an object's accuracy/quality/condition or stat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eckInAction</text:p>
          </table:table-cell>
          <table:table-cell office:value-type="string" calcext:value-type="string">
            <text:p>The act of an agent communicating (service provider, social media, etc) their arrival by registering/confirming for a previously reserved service (e.g. flight check in) or at a place (e.g. hotel), possibly resulting in a result (boarding pass, etc).&l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eckOutAction</text:p>
          </table:table-cell>
          <table:table-cell office:value-type="string" calcext:value-type="string">
            <text:p>The act of an agent communicating (service provider, social media, etc) their departure of a previously reserved service (e.g. flight check in) or place (e.g. hotel).&lt;p&gt;Related actions:&lt;/p&gt;&lt;ul&gt;&lt;li&gt;&lt;a href="http://schema.org/CheckInAction"&gt;CheckInActi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hooseAction</text:p>
          </table:table-cell>
          <table:table-cell office:value-type="string" calcext:value-type="string">
            <text:p>The act of expressing a preference from a set of options or a large or unbounded set of choices/op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tion</text:p>
          </table:table-cell>
          <table:table-cell office:value-type="string" calcext:value-type="string">
            <text:p>A sub property of object. The options subject to this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mmentAction</text:p>
          </table:table-cell>
          <table:table-cell office:value-type="string" calcext:value-type="string">
            <text:p>The act of generating a comment about a su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formAction</text:p>
          </table:table-cell>
          <table:table-cell office:value-type="string" calcext:value-type="string">
            <text:p>The act of notifying someone of information pertinent to them, with no expectation of a respon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firmAction</text:p>
          </table:table-cell>
          <table:table-cell office:value-type="string" calcext:value-type="string">
            <text:p>The act of notifying someone that a future event/action is going to happen as expected.&lt;p&gt;Related actions:&lt;/p&gt;&lt;ul&gt;&lt;li&gt;&lt;a href="http://schema.org/CancelAction"&gt;CancelAction&lt;/a&gt;: The antagonym of ConfirmAction&lt;/li&gt;&lt;/ul&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sumeAction</text:p>
          </table:table-cell>
          <table:table-cell office:value-type="string" calcext:value-type="string">
            <text:p>The act of ingesting information/resources/foo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pectsAcceptanceOf</text:p>
          </table:table-cell>
          <table:table-cell office:value-type="string" calcext:value-type="string">
            <text:p>An Offer which must be accepted before the user can perform the Action. For example, the user may need to buy a movie before being able to watch i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reateAction</text:p>
          </table:table-cell>
          <table:table-cell office:value-type="string" calcext:value-type="string">
            <text:p>The act of deliberately creating/producing/generating/building a result out of the ag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okAction</text:p>
          </table:table-cell>
          <table:table-cell office:value-type="string" calcext:value-type="string">
            <text:p>The act of producing/preparing foo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odEstablishment</text:p>
          </table:table-cell>
          <table:table-cell office:value-type="string" calcext:value-type="string">
            <text:p>A sub property of location. The specific food establishment where the action occur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odEvent</text:p>
          </table:table-cell>
          <table:table-cell office:value-type="string" calcext:value-type="string">
            <text:p>A sub property of location. The specific food event where the action occur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ipe</text:p>
          </table:table-cell>
          <table:table-cell office:value-type="string" calcext:value-type="string">
            <text:p>A sub property of instrument. The recipe/instructions used to perform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leteAction</text:p>
          </table:table-cell>
          <table:table-cell office:value-type="string" calcext:value-type="string">
            <text:p>The act of editing a recipient by removing one of its objec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partAction</text:p>
          </table:table-cell>
          <table:table-cell office:value-type="string" calcext:value-type="string">
            <text:p>The act of <text:s/>departing from a place. An agent departs from an fromLocation for a destination, optionally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sagreeAction</text:p>
          </table:table-cell>
          <table:table-cell office:value-type="string" calcext:value-type="string">
            <text:p>The act of expressing a difference of opinion with the object. An agent disagrees to/about an object (a proposition, topic or theme)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scoverAction</text:p>
          </table:table-cell>
          <table:table-cell office:value-type="string" calcext:value-type="string">
            <text:p>The act of discovering/finding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islikeAction</text:p>
          </table:table-cell>
          <table:table-cell office:value-type="string" calcext:value-type="string">
            <text:p>The act of expressing a negative sentiment about the object. An agent dislikes an object (a proposition, topic or theme)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onateAction</text:p>
          </table:table-cell>
          <table:table-cell office:value-type="string" calcext:value-type="string">
            <text:p>The act of providing goods, services, or money without compensation, often for philanthropic reason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ownloadAction</text:p>
          </table:table-cell>
          <table:table-cell office:value-type="string" calcext:value-type="string">
            <text:p>The act of downloading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awAction</text:p>
          </table:table-cell>
          <table:table-cell office:value-type="string" calcext:value-type="string">
            <text:p>The act of producing a visual/graphical representation of an object, typically with a pen/pencil and paper as instrume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rinkAction</text:p>
          </table:table-cell>
          <table:table-cell office:value-type="string" calcext:value-type="string">
            <text:p>The act of swallowing liquid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atAction</text:p>
          </table:table-cell>
          <table:table-cell office:value-type="string" calcext:value-type="string">
            <text:p>The act of swallowing solid objec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ndorseAction</text:p>
          </table:table-cell>
          <table:table-cell office:value-type="string" calcext:value-type="string">
            <text:p>An agent approves/certifies/likes/supports/sanction an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dorsee</text:p>
          </table:table-cell>
          <table:table-cell office:value-type="string" calcext:value-type="string">
            <text:p>A sub property of participant. The person/organization being support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ontrolAction</text:p>
          </table:table-cell>
          <table:table-cell office:value-type="string" calcext:value-type="string">
            <text:p>An agent controls a device or applic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tivateAction</text:p>
          </table:table-cell>
          <table:table-cell office:value-type="string" calcext:value-type="string">
            <text:p>The act of starting or activating a device or application (e.g. starting a timer or turning on a flashligh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eactivateAction</text:p>
          </table:table-cell>
          <table:table-cell office:value-type="string" calcext:value-type="string">
            <text:p>The act of stopping or deactivating a device or application (e.g. stopping a timer or turning off a flashligh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umeAction</text:p>
          </table:table-cell>
          <table:table-cell office:value-type="string" calcext:value-type="string">
            <text:p>The act of resuming a device or application which was formerly paused (e.g. resume music playback or resume a tim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uspendAction</text:p>
          </table:table-cell>
          <table:table-cell office:value-type="string" calcext:value-type="string">
            <text:p>The act of momentarily pausing a device or application (e.g. pause music playback or pause a tim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layAction</text:p>
          </table:table-cell>
          <table:table-cell office:value-type="string" calcext:value-type="string">
            <text:p>The act of playing/exercising/training/performing for enjoyment, leisure, recreation, Competition or exercise.&lt;p&gt;Related actions:&lt;/p&gt;&lt;ul&gt;&lt;li&gt;&lt;a href="http://schema.org/ListenAction"&gt;ListenAction&lt;/a&gt;: Unlike ListenAction (which is under ConsumeAction)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xerciseAction</text:p>
          </table:table-cell>
          <table:table-cell office:value-type="string" calcext:value-type="string">
            <text:p>The act of participating in exertive activity for the purposes of improving health and fitn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urse</text:p>
          </table:table-cell>
          <table:table-cell office:value-type="string" calcext:value-type="string">
            <text:p>A sub property of location. The course where this action was take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et</text:p>
          </table:table-cell>
          <table:table-cell office:value-type="string" calcext:value-type="string">
            <text:p>A sub property of instrument. The diet used in this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istance</text:p>
          </table:table-cell>
          <table:table-cell office:value-type="string" calcext:value-type="string">
            <text:p>The distance travelled, e.g. exercising or travelling.</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xercisePlan</text:p>
          </table:table-cell>
          <table:table-cell office:value-type="string" calcext:value-type="string">
            <text:p>A sub property of instrument. The exercise plan used on this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opponent</text:p>
          </table:table-cell>
          <table:table-cell office:value-type="string" calcext:value-type="string">
            <text:p>A sub property of participant. The opponent on this 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rtsActivityLocation</text:p>
          </table:table-cell>
          <table:table-cell office:value-type="string" calcext:value-type="string">
            <text:p>A sub property of location. The sports activity location where this action occur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rtsEvent</text:p>
          </table:table-cell>
          <table:table-cell office:value-type="string" calcext:value-type="string">
            <text:p>A sub property of location. The sports event where this action occurr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rtsTeam</text:p>
          </table:table-cell>
          <table:table-cell office:value-type="string" calcext:value-type="string">
            <text:p>A sub property of participant. The sports team that participated on this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ilmAction</text:p>
          </table:table-cell>
          <table:table-cell office:value-type="string" calcext:value-type="string">
            <text:p>The act of capturing sound and moving images on film, video, or digitall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ollowAction</text:p>
          </table:table-cell>
          <table:table-cell office:value-type="string" calcext:value-type="string">
            <text:p>The act of forming a personal connection with someone/something (object) unidirectionally/asymmetrically to get updates polled from.&lt;p&gt;Related actions:&lt;/p&gt;&lt;ul&gt;&lt;li&gt;&lt;a href="http://schema.org/BefriendAction"&gt;BefriendAction&lt;/a&gt;: Unlike BefriendAction, F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ollowee</text:p>
          </table:table-cell>
          <table:table-cell office:value-type="string" calcext:value-type="string">
            <text:p>A sub property of object. The person or organization being follow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iveAction</text:p>
          </table:table-cell>
          <table:table-cell office:value-type="string" calcext:value-type="string">
            <text:p>The act of transferring ownership of an object to a destination. Reciprocal of TakeAction.&lt;p&gt;Related actions:&lt;/p&gt;&lt;ul&gt;&lt;li&gt;&lt;a href="http://schema.org/TakeAction"&gt;TakeAction&lt;/a&gt;: Reciprocal of GiveAction.&lt;/li&gt;&lt;li&gt;&lt;a href="http://schema.org/SendAction"&gt;S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gnoreAction</text:p>
          </table:table-cell>
          <table:table-cell office:value-type="string" calcext:value-type="string">
            <text:p>The act of intentionally disregarding the object. An agent ignores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stallAction</text:p>
          </table:table-cell>
          <table:table-cell office:value-type="string" calcext:value-type="string">
            <text:p>The act of installing an applic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viteAction</text:p>
          </table:table-cell>
          <table:table-cell office:value-type="string" calcext:value-type="string">
            <text:p>The act of asking someone to attend an event. Reciprocal of Rsvp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JoinAction</text:p>
          </table:table-cell>
          <table:table-cell office:value-type="string" calcext:value-type="string">
            <text:p>An agent joins an event/group with participants/friends at a location.&lt;p&gt;Related actions:&lt;/p&gt;&lt;ul&gt;&lt;li&gt;&lt;a href="http://schema.org/RegisterAction"&gt;RegisterAction&lt;/a&gt;: Unlike RegisterAction, JoinAction refers to joining a group/team of people.&lt;/li&gt;&lt;li&gt;&lt;a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eaveAction</text:p>
          </table:table-cell>
          <table:table-cell office:value-type="string" calcext:value-type="string">
            <text:p>An agent leaves an event / group with participants/friends at a location.&lt;p&gt;Related actions:&lt;/p&gt;&lt;ul&gt;&lt;li&gt;&lt;a href="http://schema.org/JoinAction"&gt;JoinAction&lt;/a&gt;: The antagonym of LeaveAction.&lt;/li&gt;&lt;li&gt;&lt;a href="http://schema.org/UnRegisterAction"&gt;UnRegis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endAction</text:p>
          </table:table-cell>
          <table:table-cell office:value-type="string" calcext:value-type="string">
            <text:p>The act of providing an object under an agreement that it will be returned at a later date. Reciprocal of BorrowAction.&lt;p&gt;Related actions:&lt;/p&gt;&lt;ul&gt;&lt;li&gt;&lt;a href="http://schema.org/BorrowAction"&gt;BorrowAction&lt;/a&gt;: Reciprocal of LendAction&lt;/li&gt;&lt;/ul&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rrower</text:p>
          </table:table-cell>
          <table:table-cell office:value-type="string" calcext:value-type="string">
            <text:p>A sub property of participant. The person that borrows the object being l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keAction</text:p>
          </table:table-cell>
          <table:table-cell office:value-type="string" calcext:value-type="string">
            <text:p>The act of expressing a positive sentiment about the object. An agent likes an object (a proposition, topic or theme)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stenAction</text:p>
          </table:table-cell>
          <table:table-cell office:value-type="string" calcext:value-type="string">
            <text:p>The act of consuming audio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seAction</text:p>
          </table:table-cell>
          <table:table-cell office:value-type="string" calcext:value-type="string">
            <text:p>The act of being defeated in a competitiv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inner</text:p>
          </table:table-cell>
          <table:table-cell office:value-type="string" calcext:value-type="string">
            <text:p>A sub property of participant. The winner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arryAction</text:p>
          </table:table-cell>
          <table:table-cell office:value-type="string" calcext:value-type="string">
            <text:p>The act of marrying a pers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derAction</text:p>
          </table:table-cell>
          <table:table-cell office:value-type="string" calcext:value-type="string">
            <text:p>An agent orders an object/product/service to be delivered/s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liveryMethod</text:p>
          </table:table-cell>
          <table:table-cell office:value-type="string" calcext:value-type="string">
            <text:p>A sub property of instrument. The method of deliver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intAction</text:p>
          </table:table-cell>
          <table:table-cell office:value-type="string" calcext:value-type="string">
            <text:p>The act of producing a painting, typically with paint and canvas as instrume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ayAction</text:p>
          </table:table-cell>
          <table:table-cell office:value-type="string" calcext:value-type="string">
            <text:p>An agent pays a price to a participa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formAction</text:p>
          </table:table-cell>
          <table:table-cell office:value-type="string" calcext:value-type="string">
            <text:p>The act of participating in performance ar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tertainmentBusiness</text:p>
          </table:table-cell>
          <table:table-cell office:value-type="string" calcext:value-type="string">
            <text:p>A sub property of location. The entertainment business where the action occurr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hotographAction</text:p>
          </table:table-cell>
          <table:table-cell office:value-type="string" calcext:value-type="string">
            <text:p>The act of capturing still images of objects using a camera.</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ependAction</text:p>
          </table:table-cell>
          <table:table-cell office:value-type="string" calcext:value-type="string">
            <text:p>The act of inserting at the beginning if an ordered colle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uoteAction</text:p>
          </table:table-cell>
          <table:table-cell office:value-type="string" calcext:value-type="string">
            <text:p>An agent quotes/estimates/appraises an object/product/service with a price at a location/stor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adAction</text:p>
          </table:table-cell>
          <table:table-cell office:value-type="string" calcext:value-type="string">
            <text:p>The act of consuming written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ceiveAction</text:p>
          </table:table-cell>
          <table:table-cell office:value-type="string" calcext:value-type="string">
            <text:p>The act of physically/electronically taking delivery of an object thathas been transferred from an origin to a destination. Reciprocal of SendAction.&lt;p&gt;Related actions:&lt;/p&gt;&lt;ul&gt;&lt;li&gt;&lt;a href="http://schema.org/SendAction"&gt;SendAction&lt;/a&gt;: The reciprocal <tex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nder</text:p>
          </table:table-cell>
          <table:table-cell office:value-type="string" calcext:value-type="string">
            <text:p>A sub property of participant. The participant who is at the sending end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gisterAction</text:p>
          </table:table-cell>
          <table:table-cell office:value-type="string" calcext:value-type="string">
            <text:p>The act of registering to be a user of a service, product or web page.&lt;p&gt;Related actions:&lt;/p&gt;&lt;ul&gt;&lt;li&gt;&lt;a href="http://schema.org/JoinAction"&gt;JoinAction&lt;/a&gt;: Unlike JoinAction, RegisterAction implies you are registering to be a user of a service, *no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jectAction</text:p>
          </table:table-cell>
          <table:table-cell office:value-type="string" calcext:value-type="string">
            <text:p>The act of rejecting to/adopting an object.&lt;p&gt;Related actions:&lt;/p&gt;&lt;ul&gt;&lt;li&gt;&lt;a href="http://schema.org/AcceptAction"&gt;AcceptAction&lt;/a&gt;: The antagonym of RejectAction&lt;/li&gt;&lt;/ul&g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ntAction</text:p>
          </table:table-cell>
          <table:table-cell office:value-type="string" calcext:value-type="string">
            <text:p>The act of giving money in return for temporary use, but not ownership, of an object such as a vehicle or property. For example, an agent rents a property from a landlord in exchange for a periodic pay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andlord</text:p>
          </table:table-cell>
          <table:table-cell office:value-type="string" calcext:value-type="string">
            <text:p>A sub property of participant. The owner of the real estate proper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alEstateAgent</text:p>
          </table:table-cell>
          <table:table-cell office:value-type="string" calcext:value-type="string">
            <text:p>A sub property of participant. The real estate agent involved in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placeAction</text:p>
          </table:table-cell>
          <table:table-cell office:value-type="string" calcext:value-type="string">
            <text:p>The act of editing a recipient by replacing an old object with a new objec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placee</text:p>
          </table:table-cell>
          <table:table-cell office:value-type="string" calcext:value-type="string">
            <text:p>A sub property of object. The object that is being replac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placer</text:p>
          </table:table-cell>
          <table:table-cell office:value-type="string" calcext:value-type="string">
            <text:p>A sub property of object. The object that replac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plyAction</text:p>
          </table:table-cell>
          <table:table-cell office:value-type="string" calcext:value-type="string">
            <text:p>The act of responding to a question/message asked/sent by the object. Related to &lt;a href="AskAction"&gt;AskAction&lt;/a&gt;.&lt;p&gt;Related actions:&lt;/p&gt;&lt;ul&gt;&lt;li&gt;&lt;a href="http://schema.org/AskAction"&gt;AskAction&lt;/a&gt;: Appears generally as an origin of a ReplyAction&lt;/li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erveAction</text:p>
          </table:table-cell>
          <table:table-cell office:value-type="string" calcext:value-type="string">
            <text:p>Reserving a concrete object.&lt;p&gt;Related actions:&lt;/p&gt;&lt;ul&gt;&lt;li&gt;&lt;a href="http://schema.org/ScheduleAction"&gt;ScheduleAction&lt;/a&gt;: Unlike ScheduleAction, ReserveAction reserves concrete objects (e.g. a table, a hotel) towards a time slot / spatial allocation&l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turnAction</text:p>
          </table:table-cell>
          <table:table-cell office:value-type="string" calcext:value-type="string">
            <text:p>The act of returning to the origin that which was previously received (concrete objects) or taken (ownershi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viewAction</text:p>
          </table:table-cell>
          <table:table-cell office:value-type="string" calcext:value-type="string">
            <text:p>The act of producing a balanced opinion about the object for an audience. An agent reviews an object with participants resulting in a review.</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ultReview</text:p>
          </table:table-cell>
          <table:table-cell office:value-type="string" calcext:value-type="string">
            <text:p>A sub property of result. The review that resulted in the performing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svpAction</text:p>
          </table:table-cell>
          <table:table-cell office:value-type="string" calcext:value-type="string">
            <text:p>The act of notifying an event organizer as to whether you expect to attend the ev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dditionalNumberOfGuests</text:p>
          </table:table-cell>
          <table:table-cell office:value-type="string" calcext:value-type="string">
            <text:p>If responding yes, the number of guests who will attend in addition to the invite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svpResponse</text:p>
          </table:table-cell>
          <table:table-cell office:value-type="string" calcext:value-type="string">
            <text:p>The response (yes, no, maybe) to the RSVP.</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svpResponseType</text:p>
          </table:table-cell>
          <table:table-cell office:value-type="string" calcext:value-type="string">
            <text:p>RsvpResponseType is an enumeration type whose instances represent responding to an RSVP reques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cheduleAction</text:p>
          </table:table-cell>
          <table:table-cell office:value-type="string" calcext:value-type="string">
            <text:p>Scheduling future actions, events, or tasks.&lt;p&gt;Related actions:&lt;/p&gt;&lt;ul&gt;&lt;li&gt;&lt;a href="http://schema.org/ReserveAction"&gt;ReserveAction&lt;/a&gt;: Unlike ReserveAction, ScheduleAction allocates future actions (e.g. an event, a task, etc) towards a time slot / s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archAction</text:p>
          </table:table-cell>
          <table:table-cell office:value-type="string" calcext:value-type="string">
            <text:p>The act of searching for an object.&lt;p&gt;Related actions:&lt;/p&gt;&lt;ul&gt;&lt;li&gt;&lt;a href="http://schema.org/FindAction"&gt;FindAction&lt;/a&gt;: SearchAction generally leads to a FindAction, but not necessarily&lt;/li&gt;&lt;/ul&g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query</text:p>
          </table:table-cell>
          <table:table-cell office:value-type="string" calcext:value-type="string">
            <text:p>A sub property of instrument. The query used on this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llAction</text:p>
          </table:table-cell>
          <table:table-cell office:value-type="string" calcext:value-type="string">
            <text:p>The act of taking money from a buyer in exchange for goods or services rendered. An agent sells an object, product, or service to a buyer for a price. Reciprocal of BuyAc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uyer</text:p>
          </table:table-cell>
          <table:table-cell office:value-type="string" calcext:value-type="string">
            <text:p>A sub property of participant. The participant/person/organization that bought the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ndAction</text:p>
          </table:table-cell>
          <table:table-cell office:value-type="string" calcext:value-type="string">
            <text:p>The act of physically/electronically dispatching an object for transfer from an origin to a destination.&lt;p&gt;Related actions:&lt;/p&gt;&lt;ul&gt;&lt;li&gt;&lt;a href="http://schema.org/ReceiveAction"&gt;ReceiveAction&lt;/a&gt;: The reciprocal of SendAction.&lt;/li&gt;&lt;li&gt;&lt;a href="http://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hareAction</text:p>
          </table:table-cell>
          <table:table-cell office:value-type="string" calcext:value-type="string">
            <text:p>The act of distributing content to people for their amusement or edific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ubscribeAction</text:p>
          </table:table-cell>
          <table:table-cell office:value-type="string" calcext:value-type="string">
            <text:p>The act of forming a personal connection with someone/something (object) unidirectionally/asymmetrically to get updates pushed to.&lt;p&gt;Related actions:&lt;/p&gt;&lt;ul&gt;&lt;li&gt;&lt;a href="http://schema.org/FollowAction"&gt;FollowAction&lt;/a&gt;: Unlike FollowAction, Subscribe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akeAction</text:p>
          </table:table-cell>
          <table:table-cell office:value-type="string" calcext:value-type="string">
            <text:p>The act of gaining ownership of an object from an origin. Reciprocal of GiveAction.&lt;p&gt;Related actions:&lt;/p&gt;&lt;ul&gt;&lt;li&gt;&lt;a href="http://schema.org/GiveAction"&gt;GiveAction&lt;/a&gt;: The reciprocal of TakeAction.&lt;/li&gt;&lt;li&gt;&lt;a href="http://schema.org/ReceiveAction"&gt;R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ieAction</text:p>
          </table:table-cell>
          <table:table-cell office:value-type="string" calcext:value-type="string">
            <text:p>The act of reaching a draw in a competitive activi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ipAction</text:p>
          </table:table-cell>
          <table:table-cell office:value-type="string" calcext:value-type="string">
            <text:p>The act of giving money voluntarily to a beneficiary in recognition of services render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ckAction</text:p>
          </table:table-cell>
          <table:table-cell office:value-type="string" calcext:value-type="string">
            <text:p>An agent tracks an object for updates.&lt;p&gt;Related actions:&lt;/p&gt;&lt;ul&gt;&lt;li&gt;&lt;a href="http://schema.org/FollowAction"&gt;FollowAction&lt;/a&gt;: Unlike FollowAction, TrackAction refers to the interest on the location of innanimates objects.&lt;/li&gt;&lt;li&gt;&lt;a href="http://sc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velAction</text:p>
          </table:table-cell>
          <table:table-cell office:value-type="string" calcext:value-type="string">
            <text:p>The act of traveling from an fromLocation to a destination by a specified mode of transport, optionally with participant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nRegisterAction</text:p>
          </table:table-cell>
          <table:table-cell office:value-type="string" calcext:value-type="string">
            <text:p>The act of un-registering from a service.&lt;p&gt;Related actions:&lt;/p&gt;&lt;ul&gt;&lt;li&gt;&lt;a href="http://schema.org/RegisterAction"&gt;RegisterAction&lt;/a&gt;: Antagonym of UnRegisterAction.&lt;/li&gt;&lt;li&gt;&lt;a href="http://schema.org/Leave"&gt;Leave&lt;/a&gt;: Unlike LeaveAction, UnRegisterA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UseAction</text:p>
          </table:table-cell>
          <table:table-cell office:value-type="string" calcext:value-type="string">
            <text:p>The act of applying an object to its intended purpos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ewAction</text:p>
          </table:table-cell>
          <table:table-cell office:value-type="string" calcext:value-type="string">
            <text:p>The act of consuming static visual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oteAction</text:p>
          </table:table-cell>
          <table:table-cell office:value-type="string" calcext:value-type="string">
            <text:p>The act of expressing a preference from a fixed/finite/structured set of choices/op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ndidate</text:p>
          </table:table-cell>
          <table:table-cell office:value-type="string" calcext:value-type="string">
            <text:p>A sub property of object. The candidate subject of this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antAction</text:p>
          </table:table-cell>
          <table:table-cell office:value-type="string" calcext:value-type="string">
            <text:p>The act of expressing a desire about the object. An agent wants an objec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atchAction</text:p>
          </table:table-cell>
          <table:table-cell office:value-type="string" calcext:value-type="string">
            <text:p>The act of consuming dynamic/moving visual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earAction</text:p>
          </table:table-cell>
          <table:table-cell office:value-type="string" calcext:value-type="string">
            <text:p>The act of dressing oneself in clothi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inAction</text:p>
          </table:table-cell>
          <table:table-cell office:value-type="string" calcext:value-type="string">
            <text:p>The act of achieving victory in a competitive activit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ser</text:p>
          </table:table-cell>
          <table:table-cell office:value-type="string" calcext:value-type="string">
            <text:p>A sub property of participant. The loser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riteAction</text:p>
          </table:table-cell>
          <table:table-cell office:value-type="string" calcext:value-type="string">
            <text:p>The act of authoring written creative conten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temListOrderType</text:p>
          </table:table-cell>
          <table:table-cell office:value-type="string" calcext:value-type="string">
            <text:p>Enumerated for values for itemListOrder for indicating how an ordered ItemList is organized.</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ervation</text:p>
          </table:table-cell>
          <table:table-cell office:value-type="string" calcext:value-type="string">
            <text:p>Describes a reservation for travel, dining or an event. Some reservations require tickets.Note: This type is for information about actual reservations, e.g. in confirmation emails or HTML pages with individual confirmations of reservations. For offer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ervationId</text:p>
          </table:table-cell>
          <table:table-cell office:value-type="string" calcext:value-type="string">
            <text:p>A unique identifier for the reserv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ervationStatus</text:p>
          </table:table-cell>
          <table:table-cell office:value-type="string" calcext:value-type="string">
            <text:p>The current status of the reserv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ervationFor</text:p>
          </table:table-cell>
          <table:table-cell office:value-type="string" calcext:value-type="string">
            <text:p>The thing -- flight, event, restaurant,etc. being reserv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nderName</text:p>
          </table:table-cell>
          <table:table-cell office:value-type="string" calcext:value-type="string">
            <text:p>The person or organization the reservation or ticket is f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okingAgent</text:p>
          </table:table-cell>
          <table:table-cell office:value-type="string" calcext:value-type="string">
            <text:p>'bookingAgent' is an out-dated term indicating a 'broker' that serves as a booking ag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okingTime</text:p>
          </table:table-cell>
          <table:table-cell office:value-type="string" calcext:value-type="string">
            <text:p>The date and time the reservation was book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odifiedTime</text:p>
          </table:table-cell>
          <table:table-cell office:value-type="string" calcext:value-type="string">
            <text:p>The date and time the reservation was modifi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gramMembershipUsed</text:p>
          </table:table-cell>
          <table:table-cell office:value-type="string" calcext:value-type="string">
            <text:p>Any membership in a frequent flyer, hotel loyalty program, etc. being applied to the reserv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servedTicket</text:p>
          </table:table-cell>
          <table:table-cell office:value-type="string" calcext:value-type="string">
            <text:p>A ticket associated with the reserv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otalPrice</text:p>
          </table:table-cell>
          <table:table-cell office:value-type="string" calcext:value-type="string">
            <text:p>The total price for the reservation or ticket, including applicable taxes, shipping,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Reservation</text:p>
          </table:table-cell>
          <table:table-cell office:value-type="string" calcext:value-type="string">
            <text:p>A reservation for bus travel.Note: This type is for information about actual reservations, e.g. in confirmation emails or HTML pages with individual confirmations of reservations. For offers of tickets, use http://schema.org/Off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ventReservation</text:p>
          </table:table-cell>
          <table:table-cell office:value-type="string" calcext:value-type="string">
            <text:p>A reservation for an event like a concert, sporting event, or lecture.Note: This type is for information about actual reservations, e.g. in confirmation emails or HTML pages with individual confirmations of reservations. For offers of tickets, use ht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lightReservation</text:p>
          </table:table-cell>
          <table:table-cell office:value-type="string" calcext:value-type="string">
            <text:p>A reservation for air travel.Note: This type is for information about actual reservations, e.g. in confirmation emails or HTML pages with individual confirmations of reservations. For offers of tickets, use http://schema.org/Off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oardingGroup</text:p>
          </table:table-cell>
          <table:table-cell office:value-type="string" calcext:value-type="string">
            <text:p>The airline-specific indicator of boarding order / prefere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oodEstablishmentReservation</text:p>
          </table:table-cell>
          <table:table-cell office:value-type="string" calcext:value-type="string">
            <text:p>A reservation to dine at a food-related business.Note: This type is for information about actual reservations, e.g. in confirmation emails or HTML pages with individual confirmations of reserv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rtySize</text:p>
          </table:table-cell>
          <table:table-cell office:value-type="string" calcext:value-type="string">
            <text:p>Number of people the reservation should accommodat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odgingReservation</text:p>
          </table:table-cell>
          <table:table-cell office:value-type="string" calcext:value-type="string">
            <text:p>A reservation for lodging at a hotel, motel, inn, etc.Note: This type is for information about actual reservations, e.g. in confirmation emails or HTML pages with individual confirmations of reserv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eckinTime</text:p>
          </table:table-cell>
          <table:table-cell office:value-type="string" calcext:value-type="string">
            <text:p>The earliest someone may check into a lodging establish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eckoutTime</text:p>
          </table:table-cell>
          <table:table-cell office:value-type="string" calcext:value-type="string">
            <text:p>The latest someone may check out of a lodging establish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dgingUnitType</text:p>
          </table:table-cell>
          <table:table-cell office:value-type="string" calcext:value-type="string">
            <text:p>Textual description of the unit type (including suite vs. room, size of bed,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odgingUnitDescription</text:p>
          </table:table-cell>
          <table:table-cell office:value-type="string" calcext:value-type="string">
            <text:p>A full description of the lodging un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Adults</text:p>
          </table:table-cell>
          <table:table-cell office:value-type="string" calcext:value-type="string">
            <text:p>The number of adults staying in the uni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Children</text:p>
          </table:table-cell>
          <table:table-cell office:value-type="string" calcext:value-type="string">
            <text:p>The number of children staying in the uni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ntalCarReservation</text:p>
          </table:table-cell>
          <table:table-cell office:value-type="string" calcext:value-type="string">
            <text:p>A reservation for a rental car.Note: This type is for information about actual reservations, e.g. in confirmation emails or HTML pages with individual confirmations of reserv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ickupLocation</text:p>
          </table:table-cell>
          <table:table-cell office:value-type="string" calcext:value-type="string">
            <text:p>Where a taxi will pick up a passenger or a rental car can be picked u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opoffLocation</text:p>
          </table:table-cell>
          <table:table-cell office:value-type="string" calcext:value-type="string">
            <text:p>Where a rental car can be dropped off.</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ickupTime</text:p>
          </table:table-cell>
          <table:table-cell office:value-type="string" calcext:value-type="string">
            <text:p>When a taxi will pickup a passenger or a rental car can be picked u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ropoffTime</text:p>
          </table:table-cell>
          <table:table-cell office:value-type="string" calcext:value-type="string">
            <text:p>When a rental car can be dropped off.</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xt:s/>TaxiReservation</text:p>
          </table:table-cell>
          <table:table-cell office:value-type="string" calcext:value-type="string">
            <text:p>A reservation for a taxi.Note: This type is for information about actual reservations, e.g. in confirmation emails or HTML pages with individual confirmations of reservations. For offers of tickets, use http://schema.org/Off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ext:s/>TrainReservation</text:p>
          </table:table-cell>
          <table:table-cell office:value-type="string" calcext:value-type="string">
            <text:p>A reservation for train travel.Note: This type is for information about actual reservations, e.g. in confirmation emails or HTML pages with individual confirmations of reservations. For offers of tickets, use http://schema.org/Off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ervationPackage</text:p>
          </table:table-cell>
          <table:table-cell office:value-type="string" calcext:value-type="string">
            <text:p>A group of multiple reservations with common values for all sub-reserv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bReservation</text:p>
          </table:table-cell>
          <table:table-cell office:value-type="string" calcext:value-type="string">
            <text:p>The individual reservations included in the package. Typically a repeated proper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eservationStatusType</text:p>
          </table:table-cell>
          <table:table-cell office:value-type="string" calcext:value-type="string">
            <text:p>Enumerated status values for Reserv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usTrip</text:p>
          </table:table-cell>
          <table:table-cell office:value-type="string" calcext:value-type="string">
            <text:p>A trip on a commercial bus l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Time</text:p>
          </table:table-cell>
          <table:table-cell office:value-type="string" calcext:value-type="string">
            <text:p>The expected departure 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Time</text:p>
          </table:table-cell>
          <table:table-cell office:value-type="string" calcext:value-type="string">
            <text:p>The expected arrival 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usNumber</text:p>
          </table:table-cell>
          <table:table-cell office:value-type="string" calcext:value-type="string">
            <text:p>The unique identifier for the bu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usName</text:p>
          </table:table-cell>
          <table:table-cell office:value-type="string" calcext:value-type="string">
            <text:p>The name of the bus (e.g. Bolt Exp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BusStop</text:p>
          </table:table-cell>
          <table:table-cell office:value-type="string" calcext:value-type="string">
            <text:p>The stop or station from which the bus depar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BusStop</text:p>
          </table:table-cell>
          <table:table-cell office:value-type="string" calcext:value-type="string">
            <text:p>The stop or station from which the bus arriv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rainTrip</text:p>
          </table:table-cell>
          <table:table-cell office:value-type="string" calcext:value-type="string">
            <text:p>A trip on a commercial train li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inNumber</text:p>
          </table:table-cell>
          <table:table-cell office:value-type="string" calcext:value-type="string">
            <text:p>The unique identifier for the trai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rainName</text:p>
          </table:table-cell>
          <table:table-cell office:value-type="string" calcext:value-type="string">
            <text:p>The name of the train (e.g. The Orient Expres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Station</text:p>
          </table:table-cell>
          <table:table-cell office:value-type="string" calcext:value-type="string">
            <text:p>The station from which the train depar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Station</text:p>
          </table:table-cell>
          <table:table-cell office:value-type="string" calcext:value-type="string">
            <text:p>The station where the train trip end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Platform</text:p>
          </table:table-cell>
          <table:table-cell office:value-type="string" calcext:value-type="string">
            <text:p>The platform from which the train depar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Platform</text:p>
          </table:table-cell>
          <table:table-cell office:value-type="string" calcext:value-type="string">
            <text:p>The platform where the train arrive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Flight</text:p>
          </table:table-cell>
          <table:table-cell office:value-type="string" calcext:value-type="string">
            <text:p>An airline fligh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lightNumber</text:p>
          </table:table-cell>
          <table:table-cell office:value-type="string" calcext:value-type="string">
            <text:p>The unique identifier for a flight including the airline IATA code. For example, if describing United flight 110, where the IATA code for United is 'UA', the flightNumber is 'UA110'.</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Airport</text:p>
          </table:table-cell>
          <table:table-cell office:value-type="string" calcext:value-type="string">
            <text:p>The airport where the flight originat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Gate</text:p>
          </table:table-cell>
          <table:table-cell office:value-type="string" calcext:value-type="string">
            <text:p>Identifier of the flight's departure ga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Gate</text:p>
          </table:table-cell>
          <table:table-cell office:value-type="string" calcext:value-type="string">
            <text:p>Identifier of the flight's arrival gat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partureTerminal</text:p>
          </table:table-cell>
          <table:table-cell office:value-type="string" calcext:value-type="string">
            <text:p>Identifier of the flight's departure termin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rivalTerminal</text:p>
          </table:table-cell>
          <table:table-cell office:value-type="string" calcext:value-type="string">
            <text:p>Identifier of the flight's arrival termina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ircraft</text:p>
          </table:table-cell>
          <table:table-cell office:value-type="string" calcext:value-type="string">
            <text:p>The kind of aircraft (e.g., "Boeing 747").</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alService</text:p>
          </table:table-cell>
          <table:table-cell office:value-type="string" calcext:value-type="string">
            <text:p>Description of the meals that will be provided or available for purcha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stimatedFlightDuration</text:p>
          </table:table-cell>
          <table:table-cell office:value-type="string" calcext:value-type="string">
            <text:p>The estimated time the flight will tak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lightDistance</text:p>
          </table:table-cell>
          <table:table-cell office:value-type="string" calcext:value-type="string">
            <text:p>The distance of the fligh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webCheckinTime</text:p>
          </table:table-cell>
          <table:table-cell office:value-type="string" calcext:value-type="string">
            <text:p>The time when a passenger can check into the flight onlin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irline</text:p>
          </table:table-cell>
          <table:table-cell office:value-type="string" calcext:value-type="string">
            <text:p>An organization that provides flights for passenger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gramMembership</text:p>
          </table:table-cell>
          <table:table-cell office:value-type="string" calcext:value-type="string">
            <text:p>Used to describe membership in a loyalty programs (e.g. "StarAliance"), traveler clubs (e.g. "AAA"), purchase clubs ("Safeway Club"),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embershipNumber</text:p>
          </table:table-cell>
          <table:table-cell office:value-type="string" calcext:value-type="string">
            <text:p>A unique identifier for the membersh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ogramName</text:p>
          </table:table-cell>
          <table:table-cell office:value-type="string" calcext:value-type="string">
            <text:p>The program providing the membershi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ostingOrganization</text:p>
          </table:table-cell>
          <table:table-cell office:value-type="string" calcext:value-type="string">
            <text:p>The organization (airline, travelers' club, etc.) the membership is made with.</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icket</text:p>
          </table:table-cell>
          <table:table-cell office:value-type="string" calcext:value-type="string">
            <text:p>Used to describe a ticket to an event, a flight, a bus rid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ateIssued</text:p>
          </table:table-cell>
          <table:table-cell office:value-type="string" calcext:value-type="string">
            <text:p>The date the ticket was issu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cketedSeat</text:p>
          </table:table-cell>
          <table:table-cell office:value-type="string" calcext:value-type="string">
            <text:p>The seat associated with the ticke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cketNumber</text:p>
          </table:table-cell>
          <table:table-cell office:value-type="string" calcext:value-type="string">
            <text:p>The unique identifier for the ticke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icketToken</text:p>
          </table:table-cell>
          <table:table-cell office:value-type="string" calcext:value-type="string">
            <text:p>Reference to an asset (e.g., Barcode, QR code image or PDF) usable for entranc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eat</text:p>
          </table:table-cell>
          <table:table-cell office:value-type="string" calcext:value-type="string">
            <text:p>Used to describe a seat, such as a reserved seat in an event reserv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tNumber</text:p>
          </table:table-cell>
          <table:table-cell office:value-type="string" calcext:value-type="string">
            <text:p>The location of the reserved seat (e.g., 27).</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tRow</text:p>
          </table:table-cell>
          <table:table-cell office:value-type="string" calcext:value-type="string">
            <text:p>The row location of the reserved seat (e.g., B).</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tSection</text:p>
          </table:table-cell>
          <table:table-cell office:value-type="string" calcext:value-type="string">
            <text:p>The section location of the reserved seat (e.g. Orchestr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atingType</text:p>
          </table:table-cell>
          <table:table-cell office:value-type="string" calcext:value-type="string">
            <text:p>The type/class of the sea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Taxi</text:p>
          </table:table-cell>
          <table:table-cell office:value-type="string" calcext:value-type="string">
            <text:p>A taxi.</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ehicle</text:p>
          </table:table-cell>
          <table:table-cell office:value-type="string" calcext:value-type="string">
            <text:p>A vehic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Car</text:p>
          </table:table-cell>
          <table:table-cell office:value-type="string" calcext:value-type="string">
            <text:p>An automobi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APage</text:p>
          </table:table-cell>
          <table:table-cell office:value-type="string" calcext:value-type="string">
            <text:p>A QAPage is a WebPage focussed on a specific Question and its Answer(s), e.g. in a question answering site or documenting Frequently Asked Questions (FAQ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Question</text:p>
          </table:table-cell>
          <table:table-cell office:value-type="string" calcext:value-type="string">
            <text:p>A specific question - e.g. from a user seeking answers online, or collected in a Frequently Asked Questions (FAQ) documen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nswerCount</text:p>
          </table:table-cell>
          <table:table-cell office:value-type="string" calcext:value-type="string">
            <text:p>The number of answers this question has receiv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eptedAnswer</text:p>
          </table:table-cell>
          <table:table-cell office:value-type="string" calcext:value-type="string">
            <text:p>The answer that has been accepted as best, typically on a Question/Answer site. Sites vary in their selection mechanisms, e.g. drawing on community opinion and/or the view of the Question autho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ggestedAnswer</text:p>
          </table:table-cell>
          <table:table-cell office:value-type="string" calcext:value-type="string">
            <text:p>An answer (possibly one of several, possibly incorrect) to a Question, e.g. on a Question/Answer sit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nswer</text:p>
          </table:table-cell>
          <table:table-cell office:value-type="string" calcext:value-type="string">
            <text:p>An answer offered to a question; perhaps correct, perhaps opinionated or wrong.</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mailMessage</text:p>
          </table:table-cell>
          <table:table-cell office:value-type="string" calcext:value-type="string">
            <text:p>An email messag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ActionStatusType</text:p>
          </table:table-cell>
          <table:table-cell office:value-type="string" calcext:value-type="string">
            <text:p>The status of an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ntryPoint</text:p>
          </table:table-cell>
          <table:table-cell office:value-type="string" calcext:value-type="string">
            <text:p>An entry point, within some Web-based protoco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httpMethod</text:p>
          </table:table-cell>
          <table:table-cell office:value-type="string" calcext:value-type="string">
            <text:p>An HTTP method that specifies the appropriate HTTP method for a request to an HTTP EntryPoint. Values are capitalized strings as used in HTTP.</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encodingType</text:p>
          </table:table-cell>
          <table:table-cell office:value-type="string" calcext:value-type="string">
            <text:p>The supported encoding type(s) for an EntryPoint reque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ntentType</text:p>
          </table:table-cell>
          <table:table-cell office:value-type="string" calcext:value-type="string">
            <text:p>The supported content type(s) for an EntryPoint respon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pplication</text:p>
          </table:table-cell>
          <table:table-cell office:value-type="string" calcext:value-type="string">
            <text:p>An application that can complete the reques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urlTemplate</text:p>
          </table:table-cell>
          <table:table-cell office:value-type="string" calcext:value-type="string">
            <text:p>An url template (RFC6570) that will be used to construct the target of the execution of the ac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ropertyValueSpecification</text:p>
          </table:table-cell>
          <table:table-cell office:value-type="string" calcext:value-type="string">
            <text:p>A Property value specifica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Name</text:p>
          </table:table-cell>
          <table:table-cell office:value-type="string" calcext:value-type="string">
            <text:p>Indicates the name of the PropertyValueSpecification to be used in URL templates and form encoding in a manner analogous to HTML's input@n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Required</text:p>
          </table:table-cell>
          <table:table-cell office:value-type="string" calcext:value-type="string">
            <text:p>Whether the property must be filled in to complete the action. <text:s/>Default is fal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defaultValue</text:p>
          </table:table-cell>
          <table:table-cell office:value-type="string" calcext:value-type="string">
            <text:p>The default value of the input. <text:s/>For properties that expect a literal, the default is a literal value, for properties that expect an object, it's an ID reference to one of the current valu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adonlyValue</text:p>
          </table:table-cell>
          <table:table-cell office:value-type="string" calcext:value-type="string">
            <text:p>Whether or not a property is mutable. <text:s/>Default is false. Specifying this for a property that also has a value makes it act similar to a "hidden" input in an HTML for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ltipleValues</text:p>
          </table:table-cell>
          <table:table-cell office:value-type="string" calcext:value-type="string">
            <text:p>Whether multiple values are allowed for the property. <text:s/>Default is fal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MinLength</text:p>
          </table:table-cell>
          <table:table-cell office:value-type="string" calcext:value-type="string">
            <text:p>Specifies the minimum allowed range for number of characters in a literal val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MaxLength</text:p>
          </table:table-cell>
          <table:table-cell office:value-type="string" calcext:value-type="string">
            <text:p>Specifies the allowed range for number of characters in a literal val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aluePattern</text:p>
          </table:table-cell>
          <table:table-cell office:value-type="string" calcext:value-type="string">
            <text:p>Specifies a regular expression for testing literal values according to the HTML spe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tepValue</text:p>
          </table:table-cell>
          <table:table-cell office:value-type="string" calcext:value-type="string">
            <text:p>The stepValue attribute indicates the granularity that is expected (and required) of the value in a PropertyValueSpecification.</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Role</text:p>
          </table:table-cell>
          <table:table-cell office:value-type="string" calcext:value-type="string">
            <text:p>Represents additional information about a relationship or property. For example a Role can be used to say that a 'member' role linking some SportsTeam to a player occurred during a particular time period. Or that a Person's 'actor' role in a Movie wa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amedPosition</text:p>
          </table:table-cell>
          <table:table-cell office:value-type="string" calcext:value-type="string">
            <text:p>A position played, performed or filled by a person or organization, as part of an organization. For example, an athlete in a SportsTeam might play in the position named 'Quarterback'.</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oleName</text:p>
          </table:table-cell>
          <table:table-cell office:value-type="string" calcext:value-type="string">
            <text:p>A role played, performed or filled by a person or organization. For example, the team of creators for a comic book might fill the roles named 'inker', 'penciller', and 'letterer'; or an athlete in a SportsTeam might play in the position named 'Quarte (...)</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formanceRole</text:p>
          </table:table-cell>
          <table:table-cell office:value-type="string" calcext:value-type="string">
            <text:p>A PerformanceRole is a Role that some entity places with regard to a theatrical performance, e.g. in a Movie, TVSerie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haracterName</text:p>
          </table:table-cell>
          <table:table-cell office:value-type="string" calcext:value-type="string">
            <text:p>The name of a character played in some acting or performing role, i.e. in a PerformanceRol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OrganizationRole</text:p>
          </table:table-cell>
          <table:table-cell office:value-type="string" calcext:value-type="string">
            <text:p>A subclass of Role used to describe roles within organiz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umberedPosition</text:p>
          </table:table-cell>
          <table:table-cell office:value-type="string" calcext:value-type="string">
            <text:p>A number associated with a role in an organization, for example, the number on an athlete's jerse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EmployeeRole</text:p>
          </table:table-cell>
          <table:table-cell office:value-type="string" calcext:value-type="string">
            <text:p>A subclass of OrganizationRole used to describe employee relationship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WebSite</text:p>
          </table:table-cell>
          <table:table-cell office:value-type="string" calcext:value-type="string">
            <text:p>A WebSite is a set of related web pages and other items typically served from a single web domain and accessible via URLs.</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eriodical</text:p>
          </table:table-cell>
          <table:table-cell office:value-type="string" calcext:value-type="string">
            <text:p>A publication in any medium issued in successive parts bearing numerical or chronological designations and intended, such as a magazine, scholarly journal, or newspaper to continue indefinitely. <text:s text:c="7"/>&lt;br/&gt;&lt;br/&gt;See also &lt;a href="http://blog.schema.o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sn</text:p>
          </table:table-cell>
          <table:table-cell office:value-type="string" calcext:value-type="string">
            <text:p>The International Standard Serial Number (ISSN) that identifies this periodical. You can repeat this property to (for example) identify different formats of this periodical.</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ublicationVolume</text:p>
          </table:table-cell>
          <table:table-cell office:value-type="string" calcext:value-type="string">
            <text:p>A part of a successively published publication such as a periodical or multi-volume work, often numbered. It may represent a time span, such as a year. <text:s text:c="7"/>&lt;br/&gt;&lt;br/&gt;See also &lt;a href="http://blog.schema.org/2014/09/schemaorg-support-for-bibliograp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volumeNumber</text:p>
          </table:table-cell>
          <table:table-cell office:value-type="string" calcext:value-type="string">
            <text:p>Identifies the volume of publication or multi-part work; for example, "iii" or "2".</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PublicationIssue</text:p>
          </table:table-cell>
          <table:table-cell office:value-type="string" calcext:value-type="string">
            <text:p>A part of a successively published publication such as a periodical or publication volume, often numbered, usually containing a grouping of works such as articles. <text:s text:c="7"/>&lt;br/&gt;&lt;br/&gt;See also &lt;a href="http://blog.schema.org/2014/09/schemaorg-support-fo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sueNumber</text:p>
          </table:table-cell>
          <table:table-cell office:value-type="string" calcext:value-type="string">
            <text:p>Identifies the issue of publication; for example, "iii" or "2".</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ListItem</text:p>
          </table:table-cell>
          <table:table-cell office:value-type="string" calcext:value-type="string">
            <text:p>An list item, e.g. a step in a checklist or how-to descrip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tem</text:p>
          </table:table-cell>
          <table:table-cell office:value-type="string" calcext:value-type="string">
            <text:p>An entity represented by an entry in a list (e.g. an 'artist' in a list of 'artist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reviousItem</text:p>
          </table:table-cell>
          <table:table-cell office:value-type="string" calcext:value-type="string">
            <text:p>A link to the ListItem that preceeds the current on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nextItem</text:p>
          </table:table-cell>
          <table:table-cell office:value-type="string" calcext:value-type="string">
            <text:p>A link to the ListItem that follows the current on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ovieSeries</text:p>
          </table:table-cell>
          <table:table-cell office:value-type="string" calcext:value-type="string">
            <text:p>A series of movies. Included movies can be indicated with the hasPart proper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BookSeries</text:p>
          </table:table-cell>
          <table:table-cell office:value-type="string" calcext:value-type="string">
            <text:p>A series of books. Included books can be indicated with the hasPart property.</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deoGame</text:p>
          </table:table-cell>
          <table:table-cell office:value-type="string" calcext:value-type="string">
            <text:p>A video game is an electronic game that involves human interaction with a user interface to generate visual feedback on a video dev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Tip</text:p>
          </table:table-cell>
          <table:table-cell office:value-type="string" calcext:value-type="string">
            <text:p>Links to tips, tactics,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Server</text:p>
          </table:table-cell>
          <table:table-cell office:value-type="string" calcext:value-type="string">
            <text:p>The server on which <text:s/>it is possible to play the gam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meServer</text:p>
          </table:table-cell>
          <table:table-cell office:value-type="string" calcext:value-type="string">
            <text:p>Server that provides game interaction in a multiplayer ga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erverStatus</text:p>
          </table:table-cell>
          <table:table-cell office:value-type="string" calcext:value-type="string">
            <text:p>Status of a game serv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layersOnline</text:p>
          </table:table-cell>
          <table:table-cell office:value-type="string" calcext:value-type="string">
            <text:p>Number of players on the serv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text:p>
          </table:table-cell>
          <table:table-cell office:value-type="string" calcext:value-type="string">
            <text:p>Video game which is played on this serv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me</text:p>
          </table:table-cell>
          <table:table-cell office:value-type="string" calcext:value-type="string">
            <text:p>The Game type represents things which are games. These are typically rule-governed recreational activities, e.g. role-playing games in which players assume the role of characters in a fictional setting. See also &lt;a href="https://github.com/rvguha/sch (...)</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gameLocation</text:p>
          </table:table-cell>
          <table:table-cell office:value-type="string" calcext:value-type="string">
            <text:p>Real or fictional location of the game (or part of game).</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mePlayMode</text:p>
          </table:table-cell>
          <table:table-cell office:value-type="string" calcext:value-type="string">
            <text:p>Indicates whether this game is multi-player, co-op or single-play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GameServerStatus</text:p>
          </table:table-cell>
          <table:table-cell office:value-type="string" calcext:value-type="string">
            <text:p>Status of a game server.</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AlbumProductionType</text:p>
          </table:table-cell>
          <table:table-cell office:value-type="string" calcext:value-type="string">
            <text:p>Classification of the album by it's type of content: soundtrack, live album, studio album, etc.</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AlbumReleaseType</text:p>
          </table:table-cell>
          <table:table-cell office:value-type="string" calcext:value-type="string">
            <text:p>The kind of release which this album is: single, EP or album.</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Composition</text:p>
          </table:table-cell>
          <table:table-cell office:value-type="string" calcext:value-type="string">
            <text:p>A musical com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Arrangement</text:p>
          </table:table-cell>
          <table:table-cell office:value-type="string" calcext:value-type="string">
            <text:p>An arrangement derived from the com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omposer</text:p>
          </table:table-cell>
          <table:table-cell office:value-type="string" calcext:value-type="string">
            <text:p>The person or organization who wrote the com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firstPerformance</text:p>
          </table:table-cell>
          <table:table-cell office:value-type="string" calcext:value-type="string">
            <text:p>The date and place the work was first performe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ncludedComposition</text:p>
          </table:table-cell>
          <table:table-cell office:value-type="string" calcext:value-type="string">
            <text:p>Smaller compositions included in this work (e.g. a movement in a symphon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iswcCode</text:p>
          </table:table-cell>
          <table:table-cell office:value-type="string" calcext:value-type="string">
            <text:p>The International Standard Musical Work Code for the composition.</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lyricist</text:p>
          </table:table-cell>
          <table:table-cell office:value-type="string" calcext:value-type="string">
            <text:p>The person who wrote the word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CompositionForm</text:p>
          </table:table-cell>
          <table:table-cell office:value-type="string" calcext:value-type="string">
            <text:p>The type of composition (e.g. overture, sonata, symphony,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alKey</text:p>
          </table:table-cell>
          <table:table-cell office:value-type="string" calcext:value-type="string">
            <text:p>The key, mode, or scale this composition use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rdedAs</text:p>
          </table:table-cell>
          <table:table-cell office:value-type="string" calcext:value-type="string">
            <text:p>An audio recording of the work.</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Release</text:p>
          </table:table-cell>
          <table:table-cell office:value-type="string" calcext:value-type="string">
            <text:p>A MusicRelease is a specific release of a music album.</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atalogNumber</text:p>
          </table:table-cell>
          <table:table-cell office:value-type="string" calcext:value-type="string">
            <text:p>The catalog number for the relea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reditedTo</text:p>
          </table:table-cell>
          <table:table-cell office:value-type="string" calcext:value-type="string">
            <text:p>The group the release is credited to if different than the byArtist. For example, Red and Blue is credited to "Stefani Germanotta Band", but by Lady Gaga.</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usicReleaseFormat</text:p>
          </table:table-cell>
          <table:table-cell office:value-type="string" calcext:value-type="string">
            <text:p>Format of this release (the type of recording media used, ie. compact disc, digital media, LP,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cordLabel</text:p>
          </table:table-cell>
          <table:table-cell office:value-type="string" calcext:value-type="string">
            <text:p>The label that issued the releas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leaseOf</text:p>
          </table:table-cell>
          <table:table-cell office:value-type="string" calcext:value-type="string">
            <text:p>The album this is a release of.</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MusicReleaseFormatType</text:p>
          </table:table-cell>
          <table:table-cell office:value-type="string" calcext:value-type="string">
            <text:p>Format of this release (the type of recording media used, ie. compact disc, digital media, LP, etc.).</text:p>
          </table:table-cell>
        </table:table-row>
        <table:table-row table:style-name="ro1">
          <table:table-cell office:value-type="string" calcext:value-type="string">
            <text:p>Q?</text:p>
          </table:table-cell>
          <table:table-cell office:value-type="string" calcext:value-type="string">
            <text:p>Class <text:s text:c="2"/></text:p>
          </table:table-cell>
          <table:table-cell table:number-columns-repeated="2"/>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SportsOrganization</text:p>
          </table:table-cell>
          <table:table-cell office:value-type="string" calcext:value-type="string">
            <text:p>Represents the collection of all sports organizations, including sports teams, governing bodies, and sports associations.</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port</text:p>
          </table:table-cell>
          <table:table-cell office:value-type="string" calcext:value-type="string">
            <text:p>A type of sport (e.g. Baseball).</text:p>
          </table:table-cell>
        </table:table-row>
        <table:table-row table:style-name="ro1">
          <table:table-cell office:value-type="string" calcext:value-type="string">
            <text:p>Q?</text:p>
          </table:table-cell>
          <table:table-cell office:value-type="string" calcext:value-type="string">
            <text:p>Class <text:s text:c="2"/></text:p>
          </table:table-cell>
          <table:table-cell table:number-columns-repeated="2"/>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DatedMoneySpecification</text:p>
          </table:table-cell>
          <table:table-cell office:value-type="string" calcext:value-type="string">
            <text:p>A DatedMoneySpecification represents monetary values with optional start and end dates. For example, this could represent an employee's salary over a specific period of 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mount</text:p>
          </table:table-cell>
          <table:table-cell office:value-type="string" calcext:value-type="string">
            <text:p>The amount of money.</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currency</text:p>
          </table:table-cell>
          <table:table-cell office:value-type="string" calcext:value-type="string">
            <text:p>The currency in which the monetary amount is expressed (in 3-letter &lt;a href='http://en.wikipedia.org/wiki/ISO_4217'"&gt;ISO 4217&lt;/a&gt; format).</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VisualArtwork</text:p>
          </table:table-cell>
          <table:table-cell office:value-type="string" calcext:value-type="string">
            <text:p>A work of art that is primarily visual in character.</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tform</text:p>
          </table:table-cell>
          <table:table-cell office:value-type="string" calcext:value-type="string">
            <text:p>e.g. Painting, Drawing, Sculpture, Print, Photograph, Assemblage, Collage,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aterial</text:p>
          </table:table-cell>
          <table:table-cell office:value-type="string" calcext:value-type="string">
            <text:p>e.g. Oil, Watercolour, Acrylic, Linoprint, Marble, Cyanotype, Digital, Lithograph, DryPoint, Intaglio, Pastel, Woodcut, Pencil, Mixed Media,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urface</text:p>
          </table:table-cell>
          <table:table-cell office:value-type="string" calcext:value-type="string">
            <text:p>e.g. Canvas, Paper, Wood, Board, etc.</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rtEdition</text:p>
          </table:table-cell>
          <table:table-cell office:value-type="string" calcext:value-type="string">
            <text:p>The number of copies when multiple copies of a piece of artwork are produced - e.g. for a limited edition of 20 prints, 'artEdition' refers to the total number of copies (in this example "20").</text:p>
          </table:table-cell>
        </table:table-row>
        <table:table-row table:style-name="ro1">
          <table:table-cell office:value-type="string" calcext:value-type="string">
            <text:p>Q?</text:p>
          </table:table-cell>
          <table:table-cell office:value-type="string" calcext:value-type="string">
            <text:p>Class <text:s text:c="2"/></text:p>
          </table:table-cell>
          <table:table-cell office:value-type="string" calcext:value-type="string">
            <text:p>Invoice</text:p>
          </table:table-cell>
          <table:table-cell office:value-type="string" calcext:value-type="string">
            <text:p>A statement of the money due for goods or services; a bill.</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totalPaymentDue</text:p>
          </table:table-cell>
          <table:table-cell office:value-type="string" calcext:value-type="string">
            <text:p>The total amount du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minimumPaymentDue</text:p>
          </table:table-cell>
          <table:table-cell office:value-type="string" calcext:value-type="string">
            <text:p>The minimum payment required at this tim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accountId</text:p>
          </table:table-cell>
          <table:table-cell office:value-type="string" calcext:value-type="string">
            <text:p>The identifier for the account the payment will be applied to.</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scheduledPaymentDate</text:p>
          </table:table-cell>
          <table:table-cell office:value-type="string" calcext:value-type="string">
            <text:p>The date the invoice is scheduled to be paid.</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billingPeriod</text:p>
          </table:table-cell>
          <table:table-cell office:value-type="string" calcext:value-type="string">
            <text:p>The time interval used to compute the invoice.</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paymentStatus</text:p>
          </table:table-cell>
          <table:table-cell office:value-type="string" calcext:value-type="string">
            <text:p>The status of payment; whether the invoice has been paid or not.</text:p>
          </table:table-cell>
        </table:table-row>
        <table:table-row table:style-name="ro1">
          <table:table-cell office:value-type="string" calcext:value-type="string">
            <text:p>Q?</text:p>
          </table:table-cell>
          <table:table-cell office:value-type="string" calcext:value-type="string">
            <text:p>- Property</text:p>
          </table:table-cell>
          <table:table-cell office:value-type="string" calcext:value-type="string">
            <text:p>referencesOrder</text:p>
          </table:table-cell>
          <table:table-cell office:value-type="string" calcext:value-type="string">
            <text:p>The Order(s) related to this Invoice. One or more Orders may be combined into a single Invoice.</text:p>
          </table:table-cell>
        </table:table-row>
        <table:table-row table:style-name="ro1" table:number-rows-repeated="104706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3T17:28:23.136183259</dc:date>
    <dc:creator>peter </dc:creator>
    <meta:document-statistic meta:table-count="1" meta:cell-count="6044" meta:object-count="0"/>
    <meta:generator>LibreOffice/4.2.3.3$Linux_X86_64 LibreOffice_project/420m0$Build-3</meta:generator>
  </office:meta>
</office:document-meta>
</file>